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087in" svg:height="2.8961in" svg:x="4.6in" svg:y="0.5858in">
            <draw:object draw:notify-on-update-of-ranges="Sheet1.A4:Sheet1.A4 Sheet1.A5:Sheet1.A133 Sheet1.B4:Sheet1.B4 Sheet1.B5:Sheet1.B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.5016in" svg:height="3.535in" svg:x="4.6528in" svg:y="3.8122in">
            <draw:object draw:notify-on-update-of-ranges="Sheet1.J5:Sheet1.J133 Sheet1.K4:Sheet1.K4 Sheet1.K5:Sheet1.K1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.4232in" svg:height="3.5354in" svg:x="4.7087in" svg:y="7.6453in">
            <draw:object draw:notify-on-update-of-ranges="Sheet1.A5:Sheet1.A95 Sheet1.B4:Sheet1.B4 Sheet1.C5:Sheet1.C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5.5142in" svg:height="3.5429in" svg:x="4.6075in" svg:y="11.4118in">
            <draw:object draw:notify-on-update-of-ranges="Sheet1.J5:Sheet1.J133 Sheet1.J4:Sheet1.J4 Sheet1.L5:Sheet1.L1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vi</text:p>
          </table:table-cell>
          <table:table-cell table:number-columns-repeated="8"/>
        </table:table-row>
        <table:table-row table:style-name="ro1">
          <table:table-cell table:style-name="ce4" office:value-type="float" office:value="9.78" calcext:value-type="float">
            <text:p>9,78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5" table:number-columns-repeated="4"/>
          <table:table-cell table:number-columns-repeated="8"/>
        </table:table-row>
        <table:table-row table:style-name="ro1">
          <table:table-cell table:style-name="ce6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v</text:p>
          </table:table-cell>
          <table:table-cell table:style-name="ce5"/>
          <table:table-cell table:number-columns-repeated="5"/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v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table:formula="of:=[.$C$2]" office:value-type="float" office:value="201" calcext:value-type="float">
            <text:p>201</text:p>
          </table:table-cell>
          <table:table-cell table:style-name="ce4" table:formula="of:=[.$D$2]" office:value-type="float" office:value="0" calcext:value-type="float">
            <text:p>0</text:p>
          </table:table-cell>
          <table:table-cell table:style-name="ce5"/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0" table:formula="of:=[.$C$2]" office:value-type="float" office:value="201" calcext:value-type="float">
            <text:p>201</text:p>
          </table:table-cell>
          <table:table-cell table:style-name="ce10" table:formula="of:=[.$D$2]" office:value-type="float" office:value="0" calcext:value-type="float">
            <text:p>0</text:p>
          </table:table-cell>
        </table:table-row>
        <table:table-row table:style-name="ro1">
          <table:table-cell table:style-name="ce4" table:formula="of:=[.A5]+[.$B$2]" office:value-type="float" office:value="0.05" calcext:value-type="float">
            <text:p>0,05</text:p>
          </table:table-cell>
          <table:table-cell table:style-name="ce4" table:formula="of:=[.B5]+([.$C$5]-([.$A$2]*[.A6]))*[.$B$2]" office:value-type="float" office:value="200.97555" calcext:value-type="float">
            <text:p>200,97555</text:p>
          </table:table-cell>
          <table:table-cell table:style-name="ce4" table:formula="of:=[.C5]+(-[.$A$2])*[.$B$2]" office:value-type="float" office:value="-0.489" calcext:value-type="float">
            <text:p>-0,489</text:p>
          </table:table-cell>
          <table:table-cell table:style-name="ce5"/>
          <table:table-cell table:number-columns-repeated="5"/>
          <table:table-cell table:style-name="ce10" table:formula="of:=[.J5]+[.$B$2]" office:value-type="float" office:value="0.05" calcext:value-type="float">
            <text:p>0,05</text:p>
          </table:table-cell>
          <table:table-cell table:style-name="ce13" table:formula="of:=[.$K$5]+([.$L$5]*[.J6])-(0.5*[.$A$2]*([.J6]*[.J6]))" office:value-type="float" office:value="200.987775" calcext:value-type="float">
            <text:p>200,987775</text:p>
          </table:table-cell>
          <table:table-cell table:style-name="ce13" table:formula="of:=[.$L$5]-[.$A$2]*[.J6]" office:value-type="float" office:value="-0.489" calcext:value-type="float">
            <text:p>-0,489</text:p>
          </table:table-cell>
        </table:table-row>
        <table:table-row table:style-name="ro1">
          <table:table-cell table:style-name="ce4" table:formula="of:=[.A6]+[.$B$2]" office:value-type="float" office:value="0.1" calcext:value-type="float">
            <text:p>0,1</text:p>
          </table:table-cell>
          <table:table-cell table:style-name="ce4" table:formula="of:=[.B6]+([.$C$5]-([.$A$2]*[.A7]))*[.$B$2]" office:value-type="float" office:value="200.92665" calcext:value-type="float">
            <text:p>200,92665</text:p>
          </table:table-cell>
          <table:table-cell table:style-name="ce4" table:formula="of:=[.C6]+(-[.$A$2])*[.$B$2]" office:value-type="float" office:value="-0.978" calcext:value-type="float">
            <text:p>-0,978</text:p>
          </table:table-cell>
          <table:table-cell table:style-name="ce5"/>
          <table:table-cell table:number-columns-repeated="5"/>
          <table:table-cell table:style-name="ce10" table:formula="of:=[.J6]+[.$B$2]" office:value-type="float" office:value="0.1" calcext:value-type="float">
            <text:p>0,1</text:p>
          </table:table-cell>
          <table:table-cell table:style-name="ce13" table:formula="of:=[.$K$5]+([.$L$5]*[.J7])-(0.5*[.$A$2]*([.J7]*[.J7]))" office:value-type="float" office:value="200.9511" calcext:value-type="float">
            <text:p>200,9511</text:p>
          </table:table-cell>
          <table:table-cell table:style-name="ce13" table:formula="of:=[.$L$5]-[.$A$2]*[.J7]" office:value-type="float" office:value="-0.978" calcext:value-type="float">
            <text:p>-0,978</text:p>
          </table:table-cell>
        </table:table-row>
        <table:table-row table:style-name="ro1">
          <table:table-cell table:style-name="ce4" table:formula="of:=[.A7]+[.$B$2]" office:value-type="float" office:value="0.15" calcext:value-type="float">
            <text:p>0,15</text:p>
          </table:table-cell>
          <table:table-cell table:style-name="ce4" table:formula="of:=[.B7]+([.$C$5]-([.$A$2]*[.A8]))*[.$B$2]" office:value-type="float" office:value="200.8533" calcext:value-type="float">
            <text:p>200,8533</text:p>
          </table:table-cell>
          <table:table-cell table:style-name="ce4" table:formula="of:=[.C7]+(-[.$A$2])*[.$B$2]" office:value-type="float" office:value="-1.467" calcext:value-type="float">
            <text:p>-1,467</text:p>
          </table:table-cell>
          <table:table-cell table:style-name="ce5"/>
          <table:table-cell table:number-columns-repeated="5"/>
          <table:table-cell table:style-name="ce10" table:formula="of:=[.J7]+[.$B$2]" office:value-type="float" office:value="0.15" calcext:value-type="float">
            <text:p>0,15</text:p>
          </table:table-cell>
          <table:table-cell table:style-name="ce13" table:formula="of:=[.$K$5]+([.$L$5]*[.J8])-(0.5*[.$A$2]*([.J8]*[.J8]))" office:value-type="float" office:value="200.889975" calcext:value-type="float">
            <text:p>200,889975</text:p>
          </table:table-cell>
          <table:table-cell table:style-name="ce13" table:formula="of:=[.$L$5]-[.$A$2]*[.J8]" office:value-type="float" office:value="-1.467" calcext:value-type="float">
            <text:p>-1,467</text:p>
          </table:table-cell>
        </table:table-row>
        <table:table-row table:style-name="ro1">
          <table:table-cell table:style-name="ce4" table:formula="of:=[.A8]+[.$B$2]" office:value-type="float" office:value="0.2" calcext:value-type="float">
            <text:p>0,2</text:p>
          </table:table-cell>
          <table:table-cell table:style-name="ce4" table:formula="of:=[.B8]+([.$C$5]-([.$A$2]*[.A9]))*[.$B$2]" office:value-type="float" office:value="200.7555" calcext:value-type="float">
            <text:p>200,7555</text:p>
          </table:table-cell>
          <table:table-cell table:style-name="ce4" table:formula="of:=[.C8]+(-[.$A$2])*[.$B$2]" office:value-type="float" office:value="-1.956" calcext:value-type="float">
            <text:p>-1,956</text:p>
          </table:table-cell>
          <table:table-cell table:style-name="ce5"/>
          <table:table-cell table:number-columns-repeated="5"/>
          <table:table-cell table:style-name="ce10" table:formula="of:=[.J8]+[.$B$2]" office:value-type="float" office:value="0.2" calcext:value-type="float">
            <text:p>0,2</text:p>
          </table:table-cell>
          <table:table-cell table:style-name="ce13" table:formula="of:=[.$K$5]+([.$L$5]*[.J9])-(0.5*[.$A$2]*([.J9]*[.J9]))" office:value-type="float" office:value="200.8044" calcext:value-type="float">
            <text:p>200,8044</text:p>
          </table:table-cell>
          <table:table-cell table:style-name="ce13" table:formula="of:=[.$L$5]-[.$A$2]*[.J9]" office:value-type="float" office:value="-1.956" calcext:value-type="float">
            <text:p>-1,956</text:p>
          </table:table-cell>
        </table:table-row>
        <table:table-row table:style-name="ro1">
          <table:table-cell table:style-name="ce4" table:formula="of:=[.A9]+[.$B$2]" office:value-type="float" office:value="0.25" calcext:value-type="float">
            <text:p>0,25</text:p>
          </table:table-cell>
          <table:table-cell table:style-name="ce4" table:formula="of:=[.B9]+([.$C$5]-([.$A$2]*[.A10]))*[.$B$2]" office:value-type="float" office:value="200.63325" calcext:value-type="float">
            <text:p>200,63325</text:p>
          </table:table-cell>
          <table:table-cell table:style-name="ce4" table:formula="of:=[.C9]+(-[.$A$2])*[.$B$2]" office:value-type="float" office:value="-2.445" calcext:value-type="float">
            <text:p>-2,445</text:p>
          </table:table-cell>
          <table:table-cell table:style-name="ce5"/>
          <table:table-cell table:number-columns-repeated="5"/>
          <table:table-cell table:style-name="ce10" table:formula="of:=[.J9]+[.$B$2]" office:value-type="float" office:value="0.25" calcext:value-type="float">
            <text:p>0,25</text:p>
          </table:table-cell>
          <table:table-cell table:style-name="ce13" table:formula="of:=[.$K$5]+([.$L$5]*[.J10])-(0.5*[.$A$2]*([.J10]*[.J10]))" office:value-type="float" office:value="200.694375" calcext:value-type="float">
            <text:p>200,694375</text:p>
          </table:table-cell>
          <table:table-cell table:style-name="ce13" table:formula="of:=[.$L$5]-[.$A$2]*[.J10]" office:value-type="float" office:value="-2.445" calcext:value-type="float">
            <text:p>-2,445</text:p>
          </table:table-cell>
        </table:table-row>
        <table:table-row table:style-name="ro1">
          <table:table-cell table:style-name="ce4" table:formula="of:=[.A10]+[.$B$2]" office:value-type="float" office:value="0.3" calcext:value-type="float">
            <text:p>0,3</text:p>
          </table:table-cell>
          <table:table-cell table:style-name="ce4" table:formula="of:=[.B10]+([.$C$5]-([.$A$2]*[.A11]))*[.$B$2]" office:value-type="float" office:value="200.48655" calcext:value-type="float">
            <text:p>200,48655</text:p>
          </table:table-cell>
          <table:table-cell table:style-name="ce4" table:formula="of:=[.C10]+(-[.$A$2])*[.$B$2]" office:value-type="float" office:value="-2.934" calcext:value-type="float">
            <text:p>-2,934</text:p>
          </table:table-cell>
          <table:table-cell table:style-name="ce5"/>
          <table:table-cell table:number-columns-repeated="5"/>
          <table:table-cell table:style-name="ce10" table:formula="of:=[.J10]+[.$B$2]" office:value-type="float" office:value="0.3" calcext:value-type="float">
            <text:p>0,3</text:p>
          </table:table-cell>
          <table:table-cell table:style-name="ce13" table:formula="of:=[.$K$5]+([.$L$5]*[.J11])-(0.5*[.$A$2]*([.J11]*[.J11]))" office:value-type="float" office:value="200.5599" calcext:value-type="float">
            <text:p>200,5599</text:p>
          </table:table-cell>
          <table:table-cell table:style-name="ce13" table:formula="of:=[.$L$5]-[.$A$2]*[.J11]" office:value-type="float" office:value="-2.934" calcext:value-type="float">
            <text:p>-2,934</text:p>
          </table:table-cell>
        </table:table-row>
        <table:table-row table:style-name="ro1">
          <table:table-cell table:style-name="ce4" table:formula="of:=[.A11]+[.$B$2]" office:value-type="float" office:value="0.35" calcext:value-type="float">
            <text:p>0,35</text:p>
          </table:table-cell>
          <table:table-cell table:style-name="ce4" table:formula="of:=[.B11]+([.$C$5]-([.$A$2]*[.A12]))*[.$B$2]" office:value-type="float" office:value="200.3154" calcext:value-type="float">
            <text:p>200,3154</text:p>
          </table:table-cell>
          <table:table-cell table:style-name="ce4" table:formula="of:=[.C11]+(-[.$A$2])*[.$B$2]" office:value-type="float" office:value="-3.423" calcext:value-type="float">
            <text:p>-3,423</text:p>
          </table:table-cell>
          <table:table-cell table:style-name="ce5"/>
          <table:table-cell table:number-columns-repeated="5"/>
          <table:table-cell table:style-name="ce10" table:formula="of:=[.J11]+[.$B$2]" office:value-type="float" office:value="0.35" calcext:value-type="float">
            <text:p>0,35</text:p>
          </table:table-cell>
          <table:table-cell table:style-name="ce13" table:formula="of:=[.$K$5]+([.$L$5]*[.J12])-(0.5*[.$A$2]*([.J12]*[.J12]))" office:value-type="float" office:value="200.400975" calcext:value-type="float">
            <text:p>200,400975</text:p>
          </table:table-cell>
          <table:table-cell table:style-name="ce13" table:formula="of:=[.$L$5]-[.$A$2]*[.J12]" office:value-type="float" office:value="-3.423" calcext:value-type="float">
            <text:p>-3,423</text:p>
          </table:table-cell>
        </table:table-row>
        <table:table-row table:style-name="ro1">
          <table:table-cell table:style-name="ce4" table:formula="of:=[.A12]+[.$B$2]" office:value-type="float" office:value="0.4" calcext:value-type="float">
            <text:p>0,4</text:p>
          </table:table-cell>
          <table:table-cell table:style-name="ce4" table:formula="of:=[.B12]+([.$C$5]-([.$A$2]*[.A13]))*[.$B$2]" office:value-type="float" office:value="200.1198" calcext:value-type="float">
            <text:p>200,1198</text:p>
          </table:table-cell>
          <table:table-cell table:style-name="ce4" table:formula="of:=[.C12]+(-[.$A$2])*[.$B$2]" office:value-type="float" office:value="-3.912" calcext:value-type="float">
            <text:p>-3,912</text:p>
          </table:table-cell>
          <table:table-cell table:style-name="ce5"/>
          <table:table-cell table:number-columns-repeated="5"/>
          <table:table-cell table:style-name="ce10" table:formula="of:=[.J12]+[.$B$2]" office:value-type="float" office:value="0.4" calcext:value-type="float">
            <text:p>0,4</text:p>
          </table:table-cell>
          <table:table-cell table:style-name="ce13" table:formula="of:=[.$K$5]+([.$L$5]*[.J13])-(0.5*[.$A$2]*([.J13]*[.J13]))" office:value-type="float" office:value="200.2176" calcext:value-type="float">
            <text:p>200,2176</text:p>
          </table:table-cell>
          <table:table-cell table:style-name="ce13" table:formula="of:=[.$L$5]-[.$A$2]*[.J13]" office:value-type="float" office:value="-3.912" calcext:value-type="float">
            <text:p>-3,912</text:p>
          </table:table-cell>
        </table:table-row>
        <table:table-row table:style-name="ro1">
          <table:table-cell table:style-name="ce4" table:formula="of:=[.A13]+[.$B$2]" office:value-type="float" office:value="0.45" calcext:value-type="float">
            <text:p>0,45</text:p>
          </table:table-cell>
          <table:table-cell table:style-name="ce4" table:formula="of:=[.B13]+([.$C$5]-([.$A$2]*[.A14]))*[.$B$2]" office:value-type="float" office:value="199.89975" calcext:value-type="float">
            <text:p>199,89975</text:p>
          </table:table-cell>
          <table:table-cell table:style-name="ce4" table:formula="of:=[.C13]+(-[.$A$2])*[.$B$2]" office:value-type="float" office:value="-4.401" calcext:value-type="float">
            <text:p>-4,401</text:p>
          </table:table-cell>
          <table:table-cell table:style-name="ce5"/>
          <table:table-cell table:number-columns-repeated="5"/>
          <table:table-cell table:style-name="ce10" table:formula="of:=[.J13]+[.$B$2]" office:value-type="float" office:value="0.45" calcext:value-type="float">
            <text:p>0,45</text:p>
          </table:table-cell>
          <table:table-cell table:style-name="ce13" table:formula="of:=[.$K$5]+([.$L$5]*[.J14])-(0.5*[.$A$2]*([.J14]*[.J14]))" office:value-type="float" office:value="200.009775" calcext:value-type="float">
            <text:p>200,009775</text:p>
          </table:table-cell>
          <table:table-cell table:style-name="ce13" table:formula="of:=[.$L$5]-[.$A$2]*[.J14]" office:value-type="float" office:value="-4.401" calcext:value-type="float">
            <text:p>-4,401</text:p>
          </table:table-cell>
        </table:table-row>
        <table:table-row table:style-name="ro1">
          <table:table-cell table:style-name="ce4" table:formula="of:=[.A14]+[.$B$2]" office:value-type="float" office:value="0.5" calcext:value-type="float">
            <text:p>0,5</text:p>
          </table:table-cell>
          <table:table-cell table:style-name="ce4" table:formula="of:=[.B14]+([.$C$5]-([.$A$2]*[.A15]))*[.$B$2]" office:value-type="float" office:value="199.65525" calcext:value-type="float">
            <text:p>199,65525</text:p>
          </table:table-cell>
          <table:table-cell table:style-name="ce4" table:formula="of:=[.C14]+(-[.$A$2])*[.$B$2]" office:value-type="float" office:value="-4.89" calcext:value-type="float">
            <text:p>-4,89</text:p>
          </table:table-cell>
          <table:table-cell table:style-name="ce5"/>
          <table:table-cell table:number-columns-repeated="5"/>
          <table:table-cell table:style-name="ce10" table:formula="of:=[.J14]+[.$B$2]" office:value-type="float" office:value="0.5" calcext:value-type="float">
            <text:p>0,5</text:p>
          </table:table-cell>
          <table:table-cell table:style-name="ce13" table:formula="of:=[.$K$5]+([.$L$5]*[.J15])-(0.5*[.$A$2]*([.J15]*[.J15]))" office:value-type="float" office:value="199.7775" calcext:value-type="float">
            <text:p>199,7775</text:p>
          </table:table-cell>
          <table:table-cell table:style-name="ce13" table:formula="of:=[.$L$5]-[.$A$2]*[.J15]" office:value-type="float" office:value="-4.89" calcext:value-type="float">
            <text:p>-4,89</text:p>
          </table:table-cell>
        </table:table-row>
        <table:table-row table:style-name="ro1">
          <table:table-cell table:style-name="ce4" table:formula="of:=[.A15]+[.$B$2]" office:value-type="float" office:value="0.55" calcext:value-type="float">
            <text:p>0,55</text:p>
          </table:table-cell>
          <table:table-cell table:style-name="ce4" table:formula="of:=[.B15]+([.$C$5]-([.$A$2]*[.A16]))*[.$B$2]" office:value-type="float" office:value="199.3863" calcext:value-type="float">
            <text:p>199,3863</text:p>
          </table:table-cell>
          <table:table-cell table:style-name="ce4" table:formula="of:=[.C15]+(-[.$A$2])*[.$B$2]" office:value-type="float" office:value="-5.379" calcext:value-type="float">
            <text:p>-5,379</text:p>
          </table:table-cell>
          <table:table-cell table:style-name="ce5"/>
          <table:table-cell table:number-columns-repeated="5"/>
          <table:table-cell table:style-name="ce10" table:formula="of:=[.J15]+[.$B$2]" office:value-type="float" office:value="0.55" calcext:value-type="float">
            <text:p>0,55</text:p>
          </table:table-cell>
          <table:table-cell table:style-name="ce13" table:formula="of:=[.$K$5]+([.$L$5]*[.J16])-(0.5*[.$A$2]*([.J16]*[.J16]))" office:value-type="float" office:value="199.520775" calcext:value-type="float">
            <text:p>199,520775</text:p>
          </table:table-cell>
          <table:table-cell table:style-name="ce13" table:formula="of:=[.$L$5]-[.$A$2]*[.J16]" office:value-type="float" office:value="-5.379" calcext:value-type="float">
            <text:p>-5,379</text:p>
          </table:table-cell>
        </table:table-row>
        <table:table-row table:style-name="ro1">
          <table:table-cell table:style-name="ce4" table:formula="of:=[.A16]+[.$B$2]" office:value-type="float" office:value="0.6" calcext:value-type="float">
            <text:p>0,6</text:p>
          </table:table-cell>
          <table:table-cell table:style-name="ce4" table:formula="of:=[.B16]+([.$C$5]-([.$A$2]*[.A17]))*[.$B$2]" office:value-type="float" office:value="199.0929" calcext:value-type="float">
            <text:p>199,0929</text:p>
          </table:table-cell>
          <table:table-cell table:style-name="ce4" table:formula="of:=[.C16]+(-[.$A$2])*[.$B$2]" office:value-type="float" office:value="-5.868" calcext:value-type="float">
            <text:p>-5,868</text:p>
          </table:table-cell>
          <table:table-cell table:style-name="ce5"/>
          <table:table-cell table:number-columns-repeated="5"/>
          <table:table-cell table:style-name="ce10" table:formula="of:=[.J16]+[.$B$2]" office:value-type="float" office:value="0.6" calcext:value-type="float">
            <text:p>0,6</text:p>
          </table:table-cell>
          <table:table-cell table:style-name="ce13" table:formula="of:=[.$K$5]+([.$L$5]*[.J17])-(0.5*[.$A$2]*([.J17]*[.J17]))" office:value-type="float" office:value="199.2396" calcext:value-type="float">
            <text:p>199,2396</text:p>
          </table:table-cell>
          <table:table-cell table:style-name="ce13" table:formula="of:=[.$L$5]-[.$A$2]*[.J17]" office:value-type="float" office:value="-5.868" calcext:value-type="float">
            <text:p>-5,868</text:p>
          </table:table-cell>
        </table:table-row>
        <table:table-row table:style-name="ro1">
          <table:table-cell table:style-name="ce4" table:formula="of:=[.A17]+[.$B$2]" office:value-type="float" office:value="0.65" calcext:value-type="float">
            <text:p>0,65</text:p>
          </table:table-cell>
          <table:table-cell table:style-name="ce4" table:formula="of:=[.B17]+([.$C$5]-([.$A$2]*[.A18]))*[.$B$2]" office:value-type="float" office:value="198.77505" calcext:value-type="float">
            <text:p>198,77505</text:p>
          </table:table-cell>
          <table:table-cell table:style-name="ce4" table:formula="of:=[.C17]+(-[.$A$2])*[.$B$2]" office:value-type="float" office:value="-6.357" calcext:value-type="float">
            <text:p>-6,357</text:p>
          </table:table-cell>
          <table:table-cell table:style-name="ce5"/>
          <table:table-cell table:number-columns-repeated="5"/>
          <table:table-cell table:style-name="ce10" table:formula="of:=[.J17]+[.$B$2]" office:value-type="float" office:value="0.65" calcext:value-type="float">
            <text:p>0,65</text:p>
          </table:table-cell>
          <table:table-cell table:style-name="ce13" table:formula="of:=[.$K$5]+([.$L$5]*[.J18])-(0.5*[.$A$2]*([.J18]*[.J18]))" office:value-type="float" office:value="198.933975" calcext:value-type="float">
            <text:p>198,933975</text:p>
          </table:table-cell>
          <table:table-cell table:style-name="ce13" table:formula="of:=[.$L$5]-[.$A$2]*[.J18]" office:value-type="float" office:value="-6.357" calcext:value-type="float">
            <text:p>-6,357</text:p>
          </table:table-cell>
        </table:table-row>
        <table:table-row table:style-name="ro1">
          <table:table-cell table:style-name="ce4" table:formula="of:=[.A18]+[.$B$2]" office:value-type="float" office:value="0.7" calcext:value-type="float">
            <text:p>0,7</text:p>
          </table:table-cell>
          <table:table-cell table:style-name="ce4" table:formula="of:=[.B18]+([.$C$5]-([.$A$2]*[.A19]))*[.$B$2]" office:value-type="float" office:value="198.43275" calcext:value-type="float">
            <text:p>198,43275</text:p>
          </table:table-cell>
          <table:table-cell table:style-name="ce4" table:formula="of:=[.C18]+(-[.$A$2])*[.$B$2]" office:value-type="float" office:value="-6.846" calcext:value-type="float">
            <text:p>-6,846</text:p>
          </table:table-cell>
          <table:table-cell table:style-name="ce5"/>
          <table:table-cell table:number-columns-repeated="5"/>
          <table:table-cell table:style-name="ce10" table:formula="of:=[.J18]+[.$B$2]" office:value-type="float" office:value="0.7" calcext:value-type="float">
            <text:p>0,7</text:p>
          </table:table-cell>
          <table:table-cell table:style-name="ce13" table:formula="of:=[.$K$5]+([.$L$5]*[.J19])-(0.5*[.$A$2]*([.J19]*[.J19]))" office:value-type="float" office:value="198.6039" calcext:value-type="float">
            <text:p>198,6039</text:p>
          </table:table-cell>
          <table:table-cell table:style-name="ce13" table:formula="of:=[.$L$5]-[.$A$2]*[.J19]" office:value-type="float" office:value="-6.846" calcext:value-type="float">
            <text:p>-6,846</text:p>
          </table:table-cell>
        </table:table-row>
        <table:table-row table:style-name="ro1">
          <table:table-cell table:style-name="ce4" table:formula="of:=[.A19]+[.$B$2]" office:value-type="float" office:value="0.75" calcext:value-type="float">
            <text:p>0,75</text:p>
          </table:table-cell>
          <table:table-cell table:style-name="ce4" table:formula="of:=[.B19]+([.$C$5]-([.$A$2]*[.A20]))*[.$B$2]" office:value-type="float" office:value="198.066" calcext:value-type="float">
            <text:p>198,066</text:p>
          </table:table-cell>
          <table:table-cell table:style-name="ce4" table:formula="of:=[.C19]+(-[.$A$2])*[.$B$2]" office:value-type="float" office:value="-7.335" calcext:value-type="float">
            <text:p>-7,335</text:p>
          </table:table-cell>
          <table:table-cell table:style-name="ce5"/>
          <table:table-cell table:number-columns-repeated="5"/>
          <table:table-cell table:style-name="ce10" table:formula="of:=[.J19]+[.$B$2]" office:value-type="float" office:value="0.75" calcext:value-type="float">
            <text:p>0,75</text:p>
          </table:table-cell>
          <table:table-cell table:style-name="ce13" table:formula="of:=[.$K$5]+([.$L$5]*[.J20])-(0.5*[.$A$2]*([.J20]*[.J20]))" office:value-type="float" office:value="198.249375" calcext:value-type="float">
            <text:p>198,249375</text:p>
          </table:table-cell>
          <table:table-cell table:style-name="ce13" table:formula="of:=[.$L$5]-[.$A$2]*[.J20]" office:value-type="float" office:value="-7.335" calcext:value-type="float">
            <text:p>-7,335</text:p>
          </table:table-cell>
        </table:table-row>
        <table:table-row table:style-name="ro1">
          <table:table-cell table:style-name="ce4" table:formula="of:=[.A20]+[.$B$2]" office:value-type="float" office:value="0.8" calcext:value-type="float">
            <text:p>0,8</text:p>
          </table:table-cell>
          <table:table-cell table:style-name="ce4" table:formula="of:=[.B20]+([.$C$5]-([.$A$2]*[.A21]))*[.$B$2]" office:value-type="float" office:value="197.6748" calcext:value-type="float">
            <text:p>197,6748</text:p>
          </table:table-cell>
          <table:table-cell table:style-name="ce4" table:formula="of:=[.C20]+(-[.$A$2])*[.$B$2]" office:value-type="float" office:value="-7.824" calcext:value-type="float">
            <text:p>-7,824</text:p>
          </table:table-cell>
          <table:table-cell table:style-name="ce5"/>
          <table:table-cell table:number-columns-repeated="5"/>
          <table:table-cell table:style-name="ce10" table:formula="of:=[.J20]+[.$B$2]" office:value-type="float" office:value="0.8" calcext:value-type="float">
            <text:p>0,8</text:p>
          </table:table-cell>
          <table:table-cell table:style-name="ce13" table:formula="of:=[.$K$5]+([.$L$5]*[.J21])-(0.5*[.$A$2]*([.J21]*[.J21]))" office:value-type="float" office:value="197.8704" calcext:value-type="float">
            <text:p>197,8704</text:p>
          </table:table-cell>
          <table:table-cell table:style-name="ce13" table:formula="of:=[.$L$5]-[.$A$2]*[.J21]" office:value-type="float" office:value="-7.824" calcext:value-type="float">
            <text:p>-7,824</text:p>
          </table:table-cell>
        </table:table-row>
        <table:table-row table:style-name="ro1">
          <table:table-cell table:style-name="ce4" table:formula="of:=[.A21]+[.$B$2]" office:value-type="float" office:value="0.85" calcext:value-type="float">
            <text:p>0,85</text:p>
          </table:table-cell>
          <table:table-cell table:style-name="ce4" table:formula="of:=[.B21]+([.$C$5]-([.$A$2]*[.A22]))*[.$B$2]" office:value-type="float" office:value="197.25915" calcext:value-type="float">
            <text:p>197,25915</text:p>
          </table:table-cell>
          <table:table-cell table:style-name="ce4" table:formula="of:=[.C21]+(-[.$A$2])*[.$B$2]" office:value-type="float" office:value="-8.313" calcext:value-type="float">
            <text:p>-8,313</text:p>
          </table:table-cell>
          <table:table-cell table:number-columns-repeated="6"/>
          <table:table-cell table:style-name="ce10" table:formula="of:=[.J21]+[.$B$2]" office:value-type="float" office:value="0.85" calcext:value-type="float">
            <text:p>0,85</text:p>
          </table:table-cell>
          <table:table-cell table:style-name="ce13" table:formula="of:=[.$K$5]+([.$L$5]*[.J22])-(0.5*[.$A$2]*([.J22]*[.J22]))" office:value-type="float" office:value="197.466975" calcext:value-type="float">
            <text:p>197,466975</text:p>
          </table:table-cell>
          <table:table-cell table:style-name="ce13" table:formula="of:=[.$L$5]-[.$A$2]*[.J22]" office:value-type="float" office:value="-8.313" calcext:value-type="float">
            <text:p>-8,313</text:p>
          </table:table-cell>
        </table:table-row>
        <table:table-row table:style-name="ro1">
          <table:table-cell table:style-name="ce4" table:formula="of:=[.A22]+[.$B$2]" office:value-type="float" office:value="0.9" calcext:value-type="float">
            <text:p>0,9</text:p>
          </table:table-cell>
          <table:table-cell table:style-name="ce4" table:formula="of:=[.B22]+([.$C$5]-([.$A$2]*[.A23]))*[.$B$2]" office:value-type="float" office:value="196.81905" calcext:value-type="float">
            <text:p>196,81905</text:p>
          </table:table-cell>
          <table:table-cell table:style-name="ce4" table:formula="of:=[.C22]+(-[.$A$2])*[.$B$2]" office:value-type="float" office:value="-8.802" calcext:value-type="float">
            <text:p>-8,802</text:p>
          </table:table-cell>
          <table:table-cell table:number-columns-repeated="6"/>
          <table:table-cell table:style-name="ce10" table:formula="of:=[.J22]+[.$B$2]" office:value-type="float" office:value="0.9" calcext:value-type="float">
            <text:p>0,9</text:p>
          </table:table-cell>
          <table:table-cell table:style-name="ce13" table:formula="of:=[.$K$5]+([.$L$5]*[.J23])-(0.5*[.$A$2]*([.J23]*[.J23]))" office:value-type="float" office:value="197.0391" calcext:value-type="float">
            <text:p>197,0391</text:p>
          </table:table-cell>
          <table:table-cell table:style-name="ce13" table:formula="of:=[.$L$5]-[.$A$2]*[.J23]" office:value-type="float" office:value="-8.802" calcext:value-type="float">
            <text:p>-8,802</text:p>
          </table:table-cell>
        </table:table-row>
        <table:table-row table:style-name="ro1">
          <table:table-cell table:style-name="ce4" table:formula="of:=[.A23]+[.$B$2]" office:value-type="float" office:value="0.95" calcext:value-type="float">
            <text:p>0,95</text:p>
          </table:table-cell>
          <table:table-cell table:style-name="ce4" table:formula="of:=[.B23]+([.$C$5]-([.$A$2]*[.A24]))*[.$B$2]" office:value-type="float" office:value="196.3545" calcext:value-type="float">
            <text:p>196,3545</text:p>
          </table:table-cell>
          <table:table-cell table:style-name="ce4" table:formula="of:=[.C23]+(-[.$A$2])*[.$B$2]" office:value-type="float" office:value="-9.291" calcext:value-type="float">
            <text:p>-9,291</text:p>
          </table:table-cell>
          <table:table-cell table:number-columns-repeated="6"/>
          <table:table-cell table:style-name="ce10" table:formula="of:=[.J23]+[.$B$2]" office:value-type="float" office:value="0.95" calcext:value-type="float">
            <text:p>0,95</text:p>
          </table:table-cell>
          <table:table-cell table:style-name="ce13" table:formula="of:=[.$K$5]+([.$L$5]*[.J24])-(0.5*[.$A$2]*([.J24]*[.J24]))" office:value-type="float" office:value="196.586775" calcext:value-type="float">
            <text:p>196,586775</text:p>
          </table:table-cell>
          <table:table-cell table:style-name="ce13" table:formula="of:=[.$L$5]-[.$A$2]*[.J24]" office:value-type="float" office:value="-9.291" calcext:value-type="float">
            <text:p>-9,291</text:p>
          </table:table-cell>
        </table:table-row>
        <table:table-row table:style-name="ro1">
          <table:table-cell table:style-name="ce4" table:formula="of:=[.A24]+[.$B$2]" office:value-type="float" office:value="1" calcext:value-type="float">
            <text:p>1</text:p>
          </table:table-cell>
          <table:table-cell table:style-name="ce4" table:formula="of:=[.B24]+([.$C$5]-([.$A$2]*[.A25]))*[.$B$2]" office:value-type="float" office:value="195.8655" calcext:value-type="float">
            <text:p>195,8655</text:p>
          </table:table-cell>
          <table:table-cell table:style-name="ce4" table:formula="of:=[.C24]+(-[.$A$2])*[.$B$2]" office:value-type="float" office:value="-9.78" calcext:value-type="float">
            <text:p>-9,78</text:p>
          </table:table-cell>
          <table:table-cell table:number-columns-repeated="6"/>
          <table:table-cell table:style-name="ce10" table:formula="of:=[.J24]+[.$B$2]" office:value-type="float" office:value="1" calcext:value-type="float">
            <text:p>1</text:p>
          </table:table-cell>
          <table:table-cell table:style-name="ce13" table:formula="of:=[.$K$5]+([.$L$5]*[.J25])-(0.5*[.$A$2]*([.J25]*[.J25]))" office:value-type="float" office:value="196.11" calcext:value-type="float">
            <text:p>196,11</text:p>
          </table:table-cell>
          <table:table-cell table:style-name="ce13" table:formula="of:=[.$L$5]-[.$A$2]*[.J25]" office:value-type="float" office:value="-9.78" calcext:value-type="float">
            <text:p>-9,78</text:p>
          </table:table-cell>
        </table:table-row>
        <table:table-row table:style-name="ro1">
          <table:table-cell table:style-name="ce4" table:formula="of:=[.A25]+[.$B$2]" office:value-type="float" office:value="1.05" calcext:value-type="float">
            <text:p>1,05</text:p>
          </table:table-cell>
          <table:table-cell table:style-name="ce4" table:formula="of:=[.B25]+([.$C$5]-([.$A$2]*[.A26]))*[.$B$2]" office:value-type="float" office:value="195.35205" calcext:value-type="float">
            <text:p>195,35205</text:p>
          </table:table-cell>
          <table:table-cell table:style-name="ce4" table:formula="of:=[.C25]+(-[.$A$2])*[.$B$2]" office:value-type="float" office:value="-10.269" calcext:value-type="float">
            <text:p>-10,269</text:p>
          </table:table-cell>
          <table:table-cell table:number-columns-repeated="6"/>
          <table:table-cell table:style-name="ce10" table:formula="of:=[.J25]+[.$B$2]" office:value-type="float" office:value="1.05" calcext:value-type="float">
            <text:p>1,05</text:p>
          </table:table-cell>
          <table:table-cell table:style-name="ce13" table:formula="of:=[.$K$5]+([.$L$5]*[.J26])-(0.5*[.$A$2]*([.J26]*[.J26]))" office:value-type="float" office:value="195.608775" calcext:value-type="float">
            <text:p>195,608775</text:p>
          </table:table-cell>
          <table:table-cell table:style-name="ce13" table:formula="of:=[.$L$5]-[.$A$2]*[.J26]" office:value-type="float" office:value="-10.269" calcext:value-type="float">
            <text:p>-10,269</text:p>
          </table:table-cell>
        </table:table-row>
        <table:table-row table:style-name="ro1">
          <table:table-cell table:style-name="ce4" table:formula="of:=[.A26]+[.$B$2]" office:value-type="float" office:value="1.1" calcext:value-type="float">
            <text:p>1,1</text:p>
          </table:table-cell>
          <table:table-cell table:style-name="ce4" table:formula="of:=[.B26]+([.$C$5]-([.$A$2]*[.A27]))*[.$B$2]" office:value-type="float" office:value="194.81415" calcext:value-type="float">
            <text:p>194,81415</text:p>
          </table:table-cell>
          <table:table-cell table:style-name="ce4" table:formula="of:=[.C26]+(-[.$A$2])*[.$B$2]" office:value-type="float" office:value="-10.758" calcext:value-type="float">
            <text:p>-10,758</text:p>
          </table:table-cell>
          <table:table-cell table:number-columns-repeated="6"/>
          <table:table-cell table:style-name="ce10" table:formula="of:=[.J26]+[.$B$2]" office:value-type="float" office:value="1.1" calcext:value-type="float">
            <text:p>1,1</text:p>
          </table:table-cell>
          <table:table-cell table:style-name="ce13" table:formula="of:=[.$K$5]+([.$L$5]*[.J27])-(0.5*[.$A$2]*([.J27]*[.J27]))" office:value-type="float" office:value="195.0831" calcext:value-type="float">
            <text:p>195,0831</text:p>
          </table:table-cell>
          <table:table-cell table:style-name="ce13" table:formula="of:=[.$L$5]-[.$A$2]*[.J27]" office:value-type="float" office:value="-10.758" calcext:value-type="float">
            <text:p>-10,758</text:p>
          </table:table-cell>
        </table:table-row>
        <table:table-row table:style-name="ro1">
          <table:table-cell table:style-name="ce4" table:formula="of:=[.A27]+[.$B$2]" office:value-type="float" office:value="1.15" calcext:value-type="float">
            <text:p>1,15</text:p>
          </table:table-cell>
          <table:table-cell table:style-name="ce4" table:formula="of:=[.B27]+([.$C$5]-([.$A$2]*[.A28]))*[.$B$2]" office:value-type="float" office:value="194.2518" calcext:value-type="float">
            <text:p>194,2518</text:p>
          </table:table-cell>
          <table:table-cell table:style-name="ce4" table:formula="of:=[.C27]+(-[.$A$2])*[.$B$2]" office:value-type="float" office:value="-11.247" calcext:value-type="float">
            <text:p>-11,247</text:p>
          </table:table-cell>
          <table:table-cell table:number-columns-repeated="6"/>
          <table:table-cell table:style-name="ce10" table:formula="of:=[.J27]+[.$B$2]" office:value-type="float" office:value="1.15" calcext:value-type="float">
            <text:p>1,15</text:p>
          </table:table-cell>
          <table:table-cell table:style-name="ce13" table:formula="of:=[.$K$5]+([.$L$5]*[.J28])-(0.5*[.$A$2]*([.J28]*[.J28]))" office:value-type="float" office:value="194.532975" calcext:value-type="float">
            <text:p>194,532975</text:p>
          </table:table-cell>
          <table:table-cell table:style-name="ce13" table:formula="of:=[.$L$5]-[.$A$2]*[.J28]" office:value-type="float" office:value="-11.247" calcext:value-type="float">
            <text:p>-11,247</text:p>
          </table:table-cell>
        </table:table-row>
        <table:table-row table:style-name="ro1">
          <table:table-cell table:style-name="ce4" table:formula="of:=[.A28]+[.$B$2]" office:value-type="float" office:value="1.2" calcext:value-type="float">
            <text:p>1,2</text:p>
          </table:table-cell>
          <table:table-cell table:style-name="ce4" table:formula="of:=[.B28]+([.$C$5]-([.$A$2]*[.A29]))*[.$B$2]" office:value-type="float" office:value="193.665" calcext:value-type="float">
            <text:p>193,665</text:p>
          </table:table-cell>
          <table:table-cell table:style-name="ce4" table:formula="of:=[.C28]+(-[.$A$2])*[.$B$2]" office:value-type="float" office:value="-11.736" calcext:value-type="float">
            <text:p>-11,736</text:p>
          </table:table-cell>
          <table:table-cell table:number-columns-repeated="6"/>
          <table:table-cell table:style-name="ce10" table:formula="of:=[.J28]+[.$B$2]" office:value-type="float" office:value="1.2" calcext:value-type="float">
            <text:p>1,2</text:p>
          </table:table-cell>
          <table:table-cell table:style-name="ce13" table:formula="of:=[.$K$5]+([.$L$5]*[.J29])-(0.5*[.$A$2]*([.J29]*[.J29]))" office:value-type="float" office:value="193.9584" calcext:value-type="float">
            <text:p>193,9584</text:p>
          </table:table-cell>
          <table:table-cell table:style-name="ce13" table:formula="of:=[.$L$5]-[.$A$2]*[.J29]" office:value-type="float" office:value="-11.736" calcext:value-type="float">
            <text:p>-11,736</text:p>
          </table:table-cell>
        </table:table-row>
        <table:table-row table:style-name="ro1">
          <table:table-cell table:style-name="ce4" table:formula="of:=[.A29]+[.$B$2]" office:value-type="float" office:value="1.25" calcext:value-type="float">
            <text:p>1,25</text:p>
          </table:table-cell>
          <table:table-cell table:style-name="ce4" table:formula="of:=[.B29]+([.$C$5]-([.$A$2]*[.A30]))*[.$B$2]" office:value-type="float" office:value="193.05375" calcext:value-type="float">
            <text:p>193,05375</text:p>
          </table:table-cell>
          <table:table-cell table:style-name="ce4" table:formula="of:=[.C29]+(-[.$A$2])*[.$B$2]" office:value-type="float" office:value="-12.225" calcext:value-type="float">
            <text:p>-12,225</text:p>
          </table:table-cell>
          <table:table-cell table:number-columns-repeated="6"/>
          <table:table-cell table:style-name="ce10" table:formula="of:=[.J29]+[.$B$2]" office:value-type="float" office:value="1.25" calcext:value-type="float">
            <text:p>1,25</text:p>
          </table:table-cell>
          <table:table-cell table:style-name="ce13" table:formula="of:=[.$K$5]+([.$L$5]*[.J30])-(0.5*[.$A$2]*([.J30]*[.J30]))" office:value-type="float" office:value="193.359375" calcext:value-type="float">
            <text:p>193,359375</text:p>
          </table:table-cell>
          <table:table-cell table:style-name="ce13" table:formula="of:=[.$L$5]-[.$A$2]*[.J30]" office:value-type="float" office:value="-12.225" calcext:value-type="float">
            <text:p>-12,225</text:p>
          </table:table-cell>
        </table:table-row>
        <table:table-row table:style-name="ro1">
          <table:table-cell table:style-name="ce4" table:formula="of:=[.A30]+[.$B$2]" office:value-type="float" office:value="1.3" calcext:value-type="float">
            <text:p>1,3</text:p>
          </table:table-cell>
          <table:table-cell table:style-name="ce4" table:formula="of:=[.B30]+([.$C$5]-([.$A$2]*[.A31]))*[.$B$2]" office:value-type="float" office:value="192.41805" calcext:value-type="float">
            <text:p>192,41805</text:p>
          </table:table-cell>
          <table:table-cell table:style-name="ce4" table:formula="of:=[.C30]+(-[.$A$2])*[.$B$2]" office:value-type="float" office:value="-12.714" calcext:value-type="float">
            <text:p>-12,714</text:p>
          </table:table-cell>
          <table:table-cell table:number-columns-repeated="6"/>
          <table:table-cell table:style-name="ce10" table:formula="of:=[.J30]+[.$B$2]" office:value-type="float" office:value="1.3" calcext:value-type="float">
            <text:p>1,3</text:p>
          </table:table-cell>
          <table:table-cell table:style-name="ce13" table:formula="of:=[.$K$5]+([.$L$5]*[.J31])-(0.5*[.$A$2]*([.J31]*[.J31]))" office:value-type="float" office:value="192.7359" calcext:value-type="float">
            <text:p>192,7359</text:p>
          </table:table-cell>
          <table:table-cell table:style-name="ce13" table:formula="of:=[.$L$5]-[.$A$2]*[.J31]" office:value-type="float" office:value="-12.714" calcext:value-type="float">
            <text:p>-12,714</text:p>
          </table:table-cell>
        </table:table-row>
        <table:table-row table:style-name="ro1">
          <table:table-cell table:style-name="ce4" table:formula="of:=[.A31]+[.$B$2]" office:value-type="float" office:value="1.35" calcext:value-type="float">
            <text:p>1,35</text:p>
          </table:table-cell>
          <table:table-cell table:style-name="ce4" table:formula="of:=[.B31]+([.$C$5]-([.$A$2]*[.A32]))*[.$B$2]" office:value-type="float" office:value="191.7579" calcext:value-type="float">
            <text:p>191,7579</text:p>
          </table:table-cell>
          <table:table-cell table:style-name="ce4" table:formula="of:=[.C31]+(-[.$A$2])*[.$B$2]" office:value-type="float" office:value="-13.203" calcext:value-type="float">
            <text:p>-13,203</text:p>
          </table:table-cell>
          <table:table-cell table:number-columns-repeated="6"/>
          <table:table-cell table:style-name="ce10" table:formula="of:=[.J31]+[.$B$2]" office:value-type="float" office:value="1.35" calcext:value-type="float">
            <text:p>1,35</text:p>
          </table:table-cell>
          <table:table-cell table:style-name="ce13" table:formula="of:=[.$K$5]+([.$L$5]*[.J32])-(0.5*[.$A$2]*([.J32]*[.J32]))" office:value-type="float" office:value="192.087975" calcext:value-type="float">
            <text:p>192,087975</text:p>
          </table:table-cell>
          <table:table-cell table:style-name="ce13" table:formula="of:=[.$L$5]-[.$A$2]*[.J32]" office:value-type="float" office:value="-13.203" calcext:value-type="float">
            <text:p>-13,203</text:p>
          </table:table-cell>
        </table:table-row>
        <table:table-row table:style-name="ro1">
          <table:table-cell table:style-name="ce4" table:formula="of:=[.A32]+[.$B$2]" office:value-type="float" office:value="1.4" calcext:value-type="float">
            <text:p>1,4</text:p>
          </table:table-cell>
          <table:table-cell table:style-name="ce4" table:formula="of:=[.B32]+([.$C$5]-([.$A$2]*[.A33]))*[.$B$2]" office:value-type="float" office:value="191.0733" calcext:value-type="float">
            <text:p>191,0733</text:p>
          </table:table-cell>
          <table:table-cell table:style-name="ce4" table:formula="of:=[.C32]+(-[.$A$2])*[.$B$2]" office:value-type="float" office:value="-13.692" calcext:value-type="float">
            <text:p>-13,692</text:p>
          </table:table-cell>
          <table:table-cell table:number-columns-repeated="6"/>
          <table:table-cell table:style-name="ce10" table:formula="of:=[.J32]+[.$B$2]" office:value-type="float" office:value="1.4" calcext:value-type="float">
            <text:p>1,4</text:p>
          </table:table-cell>
          <table:table-cell table:style-name="ce13" table:formula="of:=[.$K$5]+([.$L$5]*[.J33])-(0.5*[.$A$2]*([.J33]*[.J33]))" office:value-type="float" office:value="191.4156" calcext:value-type="float">
            <text:p>191,4156</text:p>
          </table:table-cell>
          <table:table-cell table:style-name="ce13" table:formula="of:=[.$L$5]-[.$A$2]*[.J33]" office:value-type="float" office:value="-13.692" calcext:value-type="float">
            <text:p>-13,692</text:p>
          </table:table-cell>
        </table:table-row>
        <table:table-row table:style-name="ro1">
          <table:table-cell table:style-name="ce4" table:formula="of:=[.A33]+[.$B$2]" office:value-type="float" office:value="1.45" calcext:value-type="float">
            <text:p>1,45</text:p>
          </table:table-cell>
          <table:table-cell table:style-name="ce4" table:formula="of:=[.B33]+([.$C$5]-([.$A$2]*[.A34]))*[.$B$2]" office:value-type="float" office:value="190.36425" calcext:value-type="float">
            <text:p>190,36425</text:p>
          </table:table-cell>
          <table:table-cell table:style-name="ce4" table:formula="of:=[.C33]+(-[.$A$2])*[.$B$2]" office:value-type="float" office:value="-14.181" calcext:value-type="float">
            <text:p>-14,181</text:p>
          </table:table-cell>
          <table:table-cell table:number-columns-repeated="6"/>
          <table:table-cell table:style-name="ce10" table:formula="of:=[.J33]+[.$B$2]" office:value-type="float" office:value="1.45" calcext:value-type="float">
            <text:p>1,45</text:p>
          </table:table-cell>
          <table:table-cell table:style-name="ce13" table:formula="of:=[.$K$5]+([.$L$5]*[.J34])-(0.5*[.$A$2]*([.J34]*[.J34]))" office:value-type="float" office:value="190.718775" calcext:value-type="float">
            <text:p>190,718775</text:p>
          </table:table-cell>
          <table:table-cell table:style-name="ce13" table:formula="of:=[.$L$5]-[.$A$2]*[.J34]" office:value-type="float" office:value="-14.181" calcext:value-type="float">
            <text:p>-14,181</text:p>
          </table:table-cell>
        </table:table-row>
        <table:table-row table:style-name="ro1">
          <table:table-cell table:style-name="ce4" table:formula="of:=[.A34]+[.$B$2]" office:value-type="float" office:value="1.5" calcext:value-type="float">
            <text:p>1,5</text:p>
          </table:table-cell>
          <table:table-cell table:style-name="ce4" table:formula="of:=[.B34]+([.$C$5]-([.$A$2]*[.A35]))*[.$B$2]" office:value-type="float" office:value="189.63075" calcext:value-type="float">
            <text:p>189,63075</text:p>
          </table:table-cell>
          <table:table-cell table:style-name="ce4" table:formula="of:=[.C34]+(-[.$A$2])*[.$B$2]" office:value-type="float" office:value="-14.67" calcext:value-type="float">
            <text:p>-14,67</text:p>
          </table:table-cell>
          <table:table-cell table:number-columns-repeated="6"/>
          <table:table-cell table:style-name="ce10" table:formula="of:=[.J34]+[.$B$2]" office:value-type="float" office:value="1.5" calcext:value-type="float">
            <text:p>1,5</text:p>
          </table:table-cell>
          <table:table-cell table:style-name="ce13" table:formula="of:=[.$K$5]+([.$L$5]*[.J35])-(0.5*[.$A$2]*([.J35]*[.J35]))" office:value-type="float" office:value="189.9975" calcext:value-type="float">
            <text:p>189,9975</text:p>
          </table:table-cell>
          <table:table-cell table:style-name="ce13" table:formula="of:=[.$L$5]-[.$A$2]*[.J35]" office:value-type="float" office:value="-14.67" calcext:value-type="float">
            <text:p>-14,67</text:p>
          </table:table-cell>
        </table:table-row>
        <table:table-row table:style-name="ro1">
          <table:table-cell table:style-name="ce4" table:formula="of:=[.A35]+[.$B$2]" office:value-type="float" office:value="1.55" calcext:value-type="float">
            <text:p>1,55</text:p>
          </table:table-cell>
          <table:table-cell table:style-name="ce4" table:formula="of:=[.B35]+([.$C$5]-([.$A$2]*[.A36]))*[.$B$2]" office:value-type="float" office:value="188.8728" calcext:value-type="float">
            <text:p>188,8728</text:p>
          </table:table-cell>
          <table:table-cell table:style-name="ce4" table:formula="of:=[.C35]+(-[.$A$2])*[.$B$2]" office:value-type="float" office:value="-15.159" calcext:value-type="float">
            <text:p>-15,159</text:p>
          </table:table-cell>
          <table:table-cell table:number-columns-repeated="6"/>
          <table:table-cell table:style-name="ce10" table:formula="of:=[.J35]+[.$B$2]" office:value-type="float" office:value="1.55" calcext:value-type="float">
            <text:p>1,55</text:p>
          </table:table-cell>
          <table:table-cell table:style-name="ce13" table:formula="of:=[.$K$5]+([.$L$5]*[.J36])-(0.5*[.$A$2]*([.J36]*[.J36]))" office:value-type="float" office:value="189.251775" calcext:value-type="float">
            <text:p>189,251775</text:p>
          </table:table-cell>
          <table:table-cell table:style-name="ce13" table:formula="of:=[.$L$5]-[.$A$2]*[.J36]" office:value-type="float" office:value="-15.159" calcext:value-type="float">
            <text:p>-15,159</text:p>
          </table:table-cell>
        </table:table-row>
        <table:table-row table:style-name="ro1">
          <table:table-cell table:style-name="ce4" table:formula="of:=[.A36]+[.$B$2]" office:value-type="float" office:value="1.6" calcext:value-type="float">
            <text:p>1,6</text:p>
          </table:table-cell>
          <table:table-cell table:style-name="ce4" table:formula="of:=[.B36]+([.$C$5]-([.$A$2]*[.A37]))*[.$B$2]" office:value-type="float" office:value="188.0904" calcext:value-type="float">
            <text:p>188,0904</text:p>
          </table:table-cell>
          <table:table-cell table:style-name="ce4" table:formula="of:=[.C36]+(-[.$A$2])*[.$B$2]" office:value-type="float" office:value="-15.648" calcext:value-type="float">
            <text:p>-15,648</text:p>
          </table:table-cell>
          <table:table-cell table:number-columns-repeated="6"/>
          <table:table-cell table:style-name="ce10" table:formula="of:=[.J36]+[.$B$2]" office:value-type="float" office:value="1.6" calcext:value-type="float">
            <text:p>1,6</text:p>
          </table:table-cell>
          <table:table-cell table:style-name="ce13" table:formula="of:=[.$K$5]+([.$L$5]*[.J37])-(0.5*[.$A$2]*([.J37]*[.J37]))" office:value-type="float" office:value="188.4816" calcext:value-type="float">
            <text:p>188,4816</text:p>
          </table:table-cell>
          <table:table-cell table:style-name="ce13" table:formula="of:=[.$L$5]-[.$A$2]*[.J37]" office:value-type="float" office:value="-15.648" calcext:value-type="float">
            <text:p>-15,648</text:p>
          </table:table-cell>
        </table:table-row>
        <table:table-row table:style-name="ro1">
          <table:table-cell table:style-name="ce4" table:formula="of:=[.A37]+[.$B$2]" office:value-type="float" office:value="1.65" calcext:value-type="float">
            <text:p>1,65</text:p>
          </table:table-cell>
          <table:table-cell table:style-name="ce4" table:formula="of:=[.B37]+([.$C$5]-([.$A$2]*[.A38]))*[.$B$2]" office:value-type="float" office:value="187.28355" calcext:value-type="float">
            <text:p>187,28355</text:p>
          </table:table-cell>
          <table:table-cell table:style-name="ce4" table:formula="of:=[.C37]+(-[.$A$2])*[.$B$2]" office:value-type="float" office:value="-16.137" calcext:value-type="float">
            <text:p>-16,137</text:p>
          </table:table-cell>
          <table:table-cell table:number-columns-repeated="6"/>
          <table:table-cell table:style-name="ce10" table:formula="of:=[.J37]+[.$B$2]" office:value-type="float" office:value="1.65" calcext:value-type="float">
            <text:p>1,65</text:p>
          </table:table-cell>
          <table:table-cell table:style-name="ce13" table:formula="of:=[.$K$5]+([.$L$5]*[.J38])-(0.5*[.$A$2]*([.J38]*[.J38]))" office:value-type="float" office:value="187.686975" calcext:value-type="float">
            <text:p>187,686975</text:p>
          </table:table-cell>
          <table:table-cell table:style-name="ce13" table:formula="of:=[.$L$5]-[.$A$2]*[.J38]" office:value-type="float" office:value="-16.137" calcext:value-type="float">
            <text:p>-16,137</text:p>
          </table:table-cell>
        </table:table-row>
        <table:table-row table:style-name="ro1">
          <table:table-cell table:style-name="ce4" table:formula="of:=[.A38]+[.$B$2]" office:value-type="float" office:value="1.7" calcext:value-type="float">
            <text:p>1,7</text:p>
          </table:table-cell>
          <table:table-cell table:style-name="ce4" table:formula="of:=[.B38]+([.$C$5]-([.$A$2]*[.A39]))*[.$B$2]" office:value-type="float" office:value="186.45225" calcext:value-type="float">
            <text:p>186,45225</text:p>
          </table:table-cell>
          <table:table-cell table:style-name="ce4" table:formula="of:=[.C38]+(-[.$A$2])*[.$B$2]" office:value-type="float" office:value="-16.626" calcext:value-type="float">
            <text:p>-16,626</text:p>
          </table:table-cell>
          <table:table-cell table:number-columns-repeated="6"/>
          <table:table-cell table:style-name="ce10" table:formula="of:=[.J38]+[.$B$2]" office:value-type="float" office:value="1.7" calcext:value-type="float">
            <text:p>1,7</text:p>
          </table:table-cell>
          <table:table-cell table:style-name="ce13" table:formula="of:=[.$K$5]+([.$L$5]*[.J39])-(0.5*[.$A$2]*([.J39]*[.J39]))" office:value-type="float" office:value="186.8679" calcext:value-type="float">
            <text:p>186,8679</text:p>
          </table:table-cell>
          <table:table-cell table:style-name="ce13" table:formula="of:=[.$L$5]-[.$A$2]*[.J39]" office:value-type="float" office:value="-16.626" calcext:value-type="float">
            <text:p>-16,626</text:p>
          </table:table-cell>
        </table:table-row>
        <table:table-row table:style-name="ro1">
          <table:table-cell table:style-name="ce4" table:formula="of:=[.A39]+[.$B$2]" office:value-type="float" office:value="1.75" calcext:value-type="float">
            <text:p>1,75</text:p>
          </table:table-cell>
          <table:table-cell table:style-name="ce4" table:formula="of:=[.B39]+([.$C$5]-([.$A$2]*[.A40]))*[.$B$2]" office:value-type="float" office:value="185.5965" calcext:value-type="float">
            <text:p>185,5965</text:p>
          </table:table-cell>
          <table:table-cell table:style-name="ce4" table:formula="of:=[.C39]+(-[.$A$2])*[.$B$2]" office:value-type="float" office:value="-17.115" calcext:value-type="float">
            <text:p>-17,115</text:p>
          </table:table-cell>
          <table:table-cell table:number-columns-repeated="6"/>
          <table:table-cell table:style-name="ce10" table:formula="of:=[.J39]+[.$B$2]" office:value-type="float" office:value="1.75" calcext:value-type="float">
            <text:p>1,75</text:p>
          </table:table-cell>
          <table:table-cell table:style-name="ce13" table:formula="of:=[.$K$5]+([.$L$5]*[.J40])-(0.5*[.$A$2]*([.J40]*[.J40]))" office:value-type="float" office:value="186.024375" calcext:value-type="float">
            <text:p>186,024375</text:p>
          </table:table-cell>
          <table:table-cell table:style-name="ce13" table:formula="of:=[.$L$5]-[.$A$2]*[.J40]" office:value-type="float" office:value="-17.115" calcext:value-type="float">
            <text:p>-17,115</text:p>
          </table:table-cell>
        </table:table-row>
        <table:table-row table:style-name="ro1">
          <table:table-cell table:style-name="ce4" table:formula="of:=[.A40]+[.$B$2]" office:value-type="float" office:value="1.8" calcext:value-type="float">
            <text:p>1,8</text:p>
          </table:table-cell>
          <table:table-cell table:style-name="ce4" table:formula="of:=[.B40]+([.$C$5]-([.$A$2]*[.A41]))*[.$B$2]" office:value-type="float" office:value="184.7163" calcext:value-type="float">
            <text:p>184,7163</text:p>
          </table:table-cell>
          <table:table-cell table:style-name="ce4" table:formula="of:=[.C40]+(-[.$A$2])*[.$B$2]" office:value-type="float" office:value="-17.604" calcext:value-type="float">
            <text:p>-17,604</text:p>
          </table:table-cell>
          <table:table-cell table:number-columns-repeated="6"/>
          <table:table-cell table:style-name="ce10" table:formula="of:=[.J40]+[.$B$2]" office:value-type="float" office:value="1.8" calcext:value-type="float">
            <text:p>1,8</text:p>
          </table:table-cell>
          <table:table-cell table:style-name="ce13" table:formula="of:=[.$K$5]+([.$L$5]*[.J41])-(0.5*[.$A$2]*([.J41]*[.J41]))" office:value-type="float" office:value="185.1564" calcext:value-type="float">
            <text:p>185,1564</text:p>
          </table:table-cell>
          <table:table-cell table:style-name="ce13" table:formula="of:=[.$L$5]-[.$A$2]*[.J41]" office:value-type="float" office:value="-17.604" calcext:value-type="float">
            <text:p>-17,604</text:p>
          </table:table-cell>
        </table:table-row>
        <table:table-row table:style-name="ro1">
          <table:table-cell table:style-name="ce4" table:formula="of:=[.A41]+[.$B$2]" office:value-type="float" office:value="1.85" calcext:value-type="float">
            <text:p>1,85</text:p>
          </table:table-cell>
          <table:table-cell table:style-name="ce4" table:formula="of:=[.B41]+([.$C$5]-([.$A$2]*[.A42]))*[.$B$2]" office:value-type="float" office:value="183.81165" calcext:value-type="float">
            <text:p>183,81165</text:p>
          </table:table-cell>
          <table:table-cell table:style-name="ce4" table:formula="of:=[.C41]+(-[.$A$2])*[.$B$2]" office:value-type="float" office:value="-18.093" calcext:value-type="float">
            <text:p>-18,093</text:p>
          </table:table-cell>
          <table:table-cell table:number-columns-repeated="6"/>
          <table:table-cell table:style-name="ce10" table:formula="of:=[.J41]+[.$B$2]" office:value-type="float" office:value="1.85" calcext:value-type="float">
            <text:p>1,85</text:p>
          </table:table-cell>
          <table:table-cell table:style-name="ce13" table:formula="of:=[.$K$5]+([.$L$5]*[.J42])-(0.5*[.$A$2]*([.J42]*[.J42]))" office:value-type="float" office:value="184.263975" calcext:value-type="float">
            <text:p>184,263975</text:p>
          </table:table-cell>
          <table:table-cell table:style-name="ce13" table:formula="of:=[.$L$5]-[.$A$2]*[.J42]" office:value-type="float" office:value="-18.093" calcext:value-type="float">
            <text:p>-18,093</text:p>
          </table:table-cell>
        </table:table-row>
        <table:table-row table:style-name="ro1">
          <table:table-cell table:style-name="ce4" table:formula="of:=[.A42]+[.$B$2]" office:value-type="float" office:value="1.9" calcext:value-type="float">
            <text:p>1,9</text:p>
          </table:table-cell>
          <table:table-cell table:style-name="ce4" table:formula="of:=[.B42]+([.$C$5]-([.$A$2]*[.A43]))*[.$B$2]" office:value-type="float" office:value="182.88255" calcext:value-type="float">
            <text:p>182,88255</text:p>
          </table:table-cell>
          <table:table-cell table:style-name="ce4" table:formula="of:=[.C42]+(-[.$A$2])*[.$B$2]" office:value-type="float" office:value="-18.582" calcext:value-type="float">
            <text:p>-18,582</text:p>
          </table:table-cell>
          <table:table-cell table:number-columns-repeated="6"/>
          <table:table-cell table:style-name="ce10" table:formula="of:=[.J42]+[.$B$2]" office:value-type="float" office:value="1.9" calcext:value-type="float">
            <text:p>1,9</text:p>
          </table:table-cell>
          <table:table-cell table:style-name="ce13" table:formula="of:=[.$K$5]+([.$L$5]*[.J43])-(0.5*[.$A$2]*([.J43]*[.J43]))" office:value-type="float" office:value="183.3471" calcext:value-type="float">
            <text:p>183,3471</text:p>
          </table:table-cell>
          <table:table-cell table:style-name="ce13" table:formula="of:=[.$L$5]-[.$A$2]*[.J43]" office:value-type="float" office:value="-18.582" calcext:value-type="float">
            <text:p>-18,582</text:p>
          </table:table-cell>
        </table:table-row>
        <table:table-row table:style-name="ro1">
          <table:table-cell table:style-name="ce4" table:formula="of:=[.A43]+[.$B$2]" office:value-type="float" office:value="1.95" calcext:value-type="float">
            <text:p>1,95</text:p>
          </table:table-cell>
          <table:table-cell table:style-name="ce4" table:formula="of:=[.B43]+([.$C$5]-([.$A$2]*[.A44]))*[.$B$2]" office:value-type="float" office:value="181.929" calcext:value-type="float">
            <text:p>181,929</text:p>
          </table:table-cell>
          <table:table-cell table:style-name="ce4" table:formula="of:=[.C43]+(-[.$A$2])*[.$B$2]" office:value-type="float" office:value="-19.071" calcext:value-type="float">
            <text:p>-19,071</text:p>
          </table:table-cell>
          <table:table-cell table:number-columns-repeated="6"/>
          <table:table-cell table:style-name="ce10" table:formula="of:=[.J43]+[.$B$2]" office:value-type="float" office:value="1.95" calcext:value-type="float">
            <text:p>1,95</text:p>
          </table:table-cell>
          <table:table-cell table:style-name="ce13" table:formula="of:=[.$K$5]+([.$L$5]*[.J44])-(0.5*[.$A$2]*([.J44]*[.J44]))" office:value-type="float" office:value="182.405775" calcext:value-type="float">
            <text:p>182,405775</text:p>
          </table:table-cell>
          <table:table-cell table:style-name="ce13" table:formula="of:=[.$L$5]-[.$A$2]*[.J44]" office:value-type="float" office:value="-19.071" calcext:value-type="float">
            <text:p>-19,071</text:p>
          </table:table-cell>
        </table:table-row>
        <table:table-row table:style-name="ro1">
          <table:table-cell table:style-name="ce4" table:formula="of:=[.A44]+[.$B$2]" office:value-type="float" office:value="2" calcext:value-type="float">
            <text:p>2</text:p>
          </table:table-cell>
          <table:table-cell table:style-name="ce4" table:formula="of:=[.B44]+([.$C$5]-([.$A$2]*[.A45]))*[.$B$2]" office:value-type="float" office:value="180.951" calcext:value-type="float">
            <text:p>180,951</text:p>
          </table:table-cell>
          <table:table-cell table:style-name="ce4" table:formula="of:=[.C44]+(-[.$A$2])*[.$B$2]" office:value-type="float" office:value="-19.56" calcext:value-type="float">
            <text:p>-19,56</text:p>
          </table:table-cell>
          <table:table-cell table:number-columns-repeated="6"/>
          <table:table-cell table:style-name="ce10" table:formula="of:=[.J44]+[.$B$2]" office:value-type="float" office:value="2" calcext:value-type="float">
            <text:p>2</text:p>
          </table:table-cell>
          <table:table-cell table:style-name="ce13" table:formula="of:=[.$K$5]+([.$L$5]*[.J45])-(0.5*[.$A$2]*([.J45]*[.J45]))" office:value-type="float" office:value="181.44" calcext:value-type="float">
            <text:p>181,44</text:p>
          </table:table-cell>
          <table:table-cell table:style-name="ce13" table:formula="of:=[.$L$5]-[.$A$2]*[.J45]" office:value-type="float" office:value="-19.56" calcext:value-type="float">
            <text:p>-19,56</text:p>
          </table:table-cell>
        </table:table-row>
        <table:table-row table:style-name="ro1">
          <table:table-cell table:style-name="ce4" table:formula="of:=[.A45]+[.$B$2]" office:value-type="float" office:value="2.05" calcext:value-type="float">
            <text:p>2,05</text:p>
          </table:table-cell>
          <table:table-cell table:style-name="ce4" table:formula="of:=[.B45]+([.$C$5]-([.$A$2]*[.A46]))*[.$B$2]" office:value-type="float" office:value="179.94855" calcext:value-type="float">
            <text:p>179,94855</text:p>
          </table:table-cell>
          <table:table-cell table:style-name="ce4" table:formula="of:=[.C45]+(-[.$A$2])*[.$B$2]" office:value-type="float" office:value="-20.049" calcext:value-type="float">
            <text:p>-20,049</text:p>
          </table:table-cell>
          <table:table-cell table:number-columns-repeated="6"/>
          <table:table-cell table:style-name="ce10" table:formula="of:=[.J45]+[.$B$2]" office:value-type="float" office:value="2.05" calcext:value-type="float">
            <text:p>2,05</text:p>
          </table:table-cell>
          <table:table-cell table:style-name="ce13" table:formula="of:=[.$K$5]+([.$L$5]*[.J46])-(0.5*[.$A$2]*([.J46]*[.J46]))" office:value-type="float" office:value="180.449775" calcext:value-type="float">
            <text:p>180,449775</text:p>
          </table:table-cell>
          <table:table-cell table:style-name="ce13" table:formula="of:=[.$L$5]-[.$A$2]*[.J46]" office:value-type="float" office:value="-20.049" calcext:value-type="float">
            <text:p>-20,049</text:p>
          </table:table-cell>
        </table:table-row>
        <table:table-row table:style-name="ro1">
          <table:table-cell table:style-name="ce4" table:formula="of:=[.A46]+[.$B$2]" office:value-type="float" office:value="2.1" calcext:value-type="float">
            <text:p>2,1</text:p>
          </table:table-cell>
          <table:table-cell table:style-name="ce4" table:formula="of:=[.B46]+([.$C$5]-([.$A$2]*[.A47]))*[.$B$2]" office:value-type="float" office:value="178.92165" calcext:value-type="float">
            <text:p>178,92165</text:p>
          </table:table-cell>
          <table:table-cell table:style-name="ce4" table:formula="of:=[.C46]+(-[.$A$2])*[.$B$2]" office:value-type="float" office:value="-20.538" calcext:value-type="float">
            <text:p>-20,538</text:p>
          </table:table-cell>
          <table:table-cell table:number-columns-repeated="6"/>
          <table:table-cell table:style-name="ce10" table:formula="of:=[.J46]+[.$B$2]" office:value-type="float" office:value="2.1" calcext:value-type="float">
            <text:p>2,1</text:p>
          </table:table-cell>
          <table:table-cell table:style-name="ce13" table:formula="of:=[.$K$5]+([.$L$5]*[.J47])-(0.5*[.$A$2]*([.J47]*[.J47]))" office:value-type="float" office:value="179.4351" calcext:value-type="float">
            <text:p>179,4351</text:p>
          </table:table-cell>
          <table:table-cell table:style-name="ce13" table:formula="of:=[.$L$5]-[.$A$2]*[.J47]" office:value-type="float" office:value="-20.538" calcext:value-type="float">
            <text:p>-20,538</text:p>
          </table:table-cell>
        </table:table-row>
        <table:table-row table:style-name="ro1">
          <table:table-cell table:style-name="ce4" table:formula="of:=[.A47]+[.$B$2]" office:value-type="float" office:value="2.15" calcext:value-type="float">
            <text:p>2,15</text:p>
          </table:table-cell>
          <table:table-cell table:style-name="ce4" table:formula="of:=[.B47]+([.$C$5]-([.$A$2]*[.A48]))*[.$B$2]" office:value-type="float" office:value="177.8703" calcext:value-type="float">
            <text:p>177,8703</text:p>
          </table:table-cell>
          <table:table-cell table:style-name="ce4" table:formula="of:=[.C47]+(-[.$A$2])*[.$B$2]" office:value-type="float" office:value="-21.027" calcext:value-type="float">
            <text:p>-21,027</text:p>
          </table:table-cell>
          <table:table-cell table:number-columns-repeated="6"/>
          <table:table-cell table:style-name="ce10" table:formula="of:=[.J47]+[.$B$2]" office:value-type="float" office:value="2.15" calcext:value-type="float">
            <text:p>2,15</text:p>
          </table:table-cell>
          <table:table-cell table:style-name="ce13" table:formula="of:=[.$K$5]+([.$L$5]*[.J48])-(0.5*[.$A$2]*([.J48]*[.J48]))" office:value-type="float" office:value="178.395975" calcext:value-type="float">
            <text:p>178,395975</text:p>
          </table:table-cell>
          <table:table-cell table:style-name="ce13" table:formula="of:=[.$L$5]-[.$A$2]*[.J48]" office:value-type="float" office:value="-21.027" calcext:value-type="float">
            <text:p>-21,027</text:p>
          </table:table-cell>
        </table:table-row>
        <table:table-row table:style-name="ro1">
          <table:table-cell table:style-name="ce4" table:formula="of:=[.A48]+[.$B$2]" office:value-type="float" office:value="2.2" calcext:value-type="float">
            <text:p>2,2</text:p>
          </table:table-cell>
          <table:table-cell table:style-name="ce4" table:formula="of:=[.B48]+([.$C$5]-([.$A$2]*[.A49]))*[.$B$2]" office:value-type="float" office:value="176.7945" calcext:value-type="float">
            <text:p>176,7945</text:p>
          </table:table-cell>
          <table:table-cell table:style-name="ce4" table:formula="of:=[.C48]+(-[.$A$2])*[.$B$2]" office:value-type="float" office:value="-21.516" calcext:value-type="float">
            <text:p>-21,516</text:p>
          </table:table-cell>
          <table:table-cell table:number-columns-repeated="6"/>
          <table:table-cell table:style-name="ce10" table:formula="of:=[.J48]+[.$B$2]" office:value-type="float" office:value="2.2" calcext:value-type="float">
            <text:p>2,2</text:p>
          </table:table-cell>
          <table:table-cell table:style-name="ce13" table:formula="of:=[.$K$5]+([.$L$5]*[.J49])-(0.5*[.$A$2]*([.J49]*[.J49]))" office:value-type="float" office:value="177.3324" calcext:value-type="float">
            <text:p>177,3324</text:p>
          </table:table-cell>
          <table:table-cell table:style-name="ce13" table:formula="of:=[.$L$5]-[.$A$2]*[.J49]" office:value-type="float" office:value="-21.516" calcext:value-type="float">
            <text:p>-21,516</text:p>
          </table:table-cell>
        </table:table-row>
        <table:table-row table:style-name="ro1">
          <table:table-cell table:style-name="ce4" table:formula="of:=[.A49]+[.$B$2]" office:value-type="float" office:value="2.25" calcext:value-type="float">
            <text:p>2,25</text:p>
          </table:table-cell>
          <table:table-cell table:style-name="ce4" table:formula="of:=[.B49]+([.$C$5]-([.$A$2]*[.A50]))*[.$B$2]" office:value-type="float" office:value="175.69425" calcext:value-type="float">
            <text:p>175,69425</text:p>
          </table:table-cell>
          <table:table-cell table:style-name="ce4" table:formula="of:=[.C49]+(-[.$A$2])*[.$B$2]" office:value-type="float" office:value="-22.005" calcext:value-type="float">
            <text:p>-22,005</text:p>
          </table:table-cell>
          <table:table-cell table:number-columns-repeated="6"/>
          <table:table-cell table:style-name="ce10" table:formula="of:=[.J49]+[.$B$2]" office:value-type="float" office:value="2.25" calcext:value-type="float">
            <text:p>2,25</text:p>
          </table:table-cell>
          <table:table-cell table:style-name="ce13" table:formula="of:=[.$K$5]+([.$L$5]*[.J50])-(0.5*[.$A$2]*([.J50]*[.J50]))" office:value-type="float" office:value="176.244375" calcext:value-type="float">
            <text:p>176,244375</text:p>
          </table:table-cell>
          <table:table-cell table:style-name="ce13" table:formula="of:=[.$L$5]-[.$A$2]*[.J50]" office:value-type="float" office:value="-22.005" calcext:value-type="float">
            <text:p>-22,005</text:p>
          </table:table-cell>
        </table:table-row>
        <table:table-row table:style-name="ro1">
          <table:table-cell table:style-name="ce4" table:formula="of:=[.A50]+[.$B$2]" office:value-type="float" office:value="2.3" calcext:value-type="float">
            <text:p>2,3</text:p>
          </table:table-cell>
          <table:table-cell table:style-name="ce4" table:formula="of:=[.B50]+([.$C$5]-([.$A$2]*[.A51]))*[.$B$2]" office:value-type="float" office:value="174.56955" calcext:value-type="float">
            <text:p>174,56955</text:p>
          </table:table-cell>
          <table:table-cell table:style-name="ce4" table:formula="of:=[.C50]+(-[.$A$2])*[.$B$2]" office:value-type="float" office:value="-22.494" calcext:value-type="float">
            <text:p>-22,494</text:p>
          </table:table-cell>
          <table:table-cell table:number-columns-repeated="6"/>
          <table:table-cell table:style-name="ce10" table:formula="of:=[.J50]+[.$B$2]" office:value-type="float" office:value="2.3" calcext:value-type="float">
            <text:p>2,3</text:p>
          </table:table-cell>
          <table:table-cell table:style-name="ce13" table:formula="of:=[.$K$5]+([.$L$5]*[.J51])-(0.5*[.$A$2]*([.J51]*[.J51]))" office:value-type="float" office:value="175.1319" calcext:value-type="float">
            <text:p>175,1319</text:p>
          </table:table-cell>
          <table:table-cell table:style-name="ce13" table:formula="of:=[.$L$5]-[.$A$2]*[.J51]" office:value-type="float" office:value="-22.494" calcext:value-type="float">
            <text:p>-22,494</text:p>
          </table:table-cell>
        </table:table-row>
        <table:table-row table:style-name="ro1">
          <table:table-cell table:style-name="ce4" table:formula="of:=[.A51]+[.$B$2]" office:value-type="float" office:value="2.35" calcext:value-type="float">
            <text:p>2,35</text:p>
          </table:table-cell>
          <table:table-cell table:style-name="ce4" table:formula="of:=[.B51]+([.$C$5]-([.$A$2]*[.A52]))*[.$B$2]" office:value-type="float" office:value="173.4204" calcext:value-type="float">
            <text:p>173,4204</text:p>
          </table:table-cell>
          <table:table-cell table:style-name="ce4" table:formula="of:=[.C51]+(-[.$A$2])*[.$B$2]" office:value-type="float" office:value="-22.983" calcext:value-type="float">
            <text:p>-22,983</text:p>
          </table:table-cell>
          <table:table-cell table:number-columns-repeated="6"/>
          <table:table-cell table:style-name="ce10" table:formula="of:=[.J51]+[.$B$2]" office:value-type="float" office:value="2.35" calcext:value-type="float">
            <text:p>2,35</text:p>
          </table:table-cell>
          <table:table-cell table:style-name="ce13" table:formula="of:=[.$K$5]+([.$L$5]*[.J52])-(0.5*[.$A$2]*([.J52]*[.J52]))" office:value-type="float" office:value="173.994975" calcext:value-type="float">
            <text:p>173,994975</text:p>
          </table:table-cell>
          <table:table-cell table:style-name="ce13" table:formula="of:=[.$L$5]-[.$A$2]*[.J52]" office:value-type="float" office:value="-22.983" calcext:value-type="float">
            <text:p>-22,983</text:p>
          </table:table-cell>
        </table:table-row>
        <table:table-row table:style-name="ro1">
          <table:table-cell table:style-name="ce4" table:formula="of:=[.A52]+[.$B$2]" office:value-type="float" office:value="2.4" calcext:value-type="float">
            <text:p>2,4</text:p>
          </table:table-cell>
          <table:table-cell table:style-name="ce4" table:formula="of:=[.B52]+([.$C$5]-([.$A$2]*[.A53]))*[.$B$2]" office:value-type="float" office:value="172.2468" calcext:value-type="float">
            <text:p>172,2468</text:p>
          </table:table-cell>
          <table:table-cell table:style-name="ce4" table:formula="of:=[.C52]+(-[.$A$2])*[.$B$2]" office:value-type="float" office:value="-23.472" calcext:value-type="float">
            <text:p>-23,472</text:p>
          </table:table-cell>
          <table:table-cell table:number-columns-repeated="6"/>
          <table:table-cell table:style-name="ce10" table:formula="of:=[.J52]+[.$B$2]" office:value-type="float" office:value="2.4" calcext:value-type="float">
            <text:p>2,4</text:p>
          </table:table-cell>
          <table:table-cell table:style-name="ce13" table:formula="of:=[.$K$5]+([.$L$5]*[.J53])-(0.5*[.$A$2]*([.J53]*[.J53]))" office:value-type="float" office:value="172.8336" calcext:value-type="float">
            <text:p>172,8336</text:p>
          </table:table-cell>
          <table:table-cell table:style-name="ce13" table:formula="of:=[.$L$5]-[.$A$2]*[.J53]" office:value-type="float" office:value="-23.472" calcext:value-type="float">
            <text:p>-23,472</text:p>
          </table:table-cell>
        </table:table-row>
        <table:table-row table:style-name="ro1">
          <table:table-cell table:style-name="ce4" table:formula="of:=[.A53]+[.$B$2]" office:value-type="float" office:value="2.45" calcext:value-type="float">
            <text:p>2,45</text:p>
          </table:table-cell>
          <table:table-cell table:style-name="ce4" table:formula="of:=[.B53]+([.$C$5]-([.$A$2]*[.A54]))*[.$B$2]" office:value-type="float" office:value="171.04875" calcext:value-type="float">
            <text:p>171,04875</text:p>
          </table:table-cell>
          <table:table-cell table:style-name="ce4" table:formula="of:=[.C53]+(-[.$A$2])*[.$B$2]" office:value-type="float" office:value="-23.961" calcext:value-type="float">
            <text:p>-23,961</text:p>
          </table:table-cell>
          <table:table-cell table:number-columns-repeated="6"/>
          <table:table-cell table:style-name="ce10" table:formula="of:=[.J53]+[.$B$2]" office:value-type="float" office:value="2.45" calcext:value-type="float">
            <text:p>2,45</text:p>
          </table:table-cell>
          <table:table-cell table:style-name="ce13" table:formula="of:=[.$K$5]+([.$L$5]*[.J54])-(0.5*[.$A$2]*([.J54]*[.J54]))" office:value-type="float" office:value="171.647775" calcext:value-type="float">
            <text:p>171,647775</text:p>
          </table:table-cell>
          <table:table-cell table:style-name="ce13" table:formula="of:=[.$L$5]-[.$A$2]*[.J54]" office:value-type="float" office:value="-23.961" calcext:value-type="float">
            <text:p>-23,961</text:p>
          </table:table-cell>
        </table:table-row>
        <table:table-row table:style-name="ro1">
          <table:table-cell table:style-name="ce4" table:formula="of:=[.A54]+[.$B$2]" office:value-type="float" office:value="2.5" calcext:value-type="float">
            <text:p>2,5</text:p>
          </table:table-cell>
          <table:table-cell table:style-name="ce4" table:formula="of:=[.B54]+([.$C$5]-([.$A$2]*[.A55]))*[.$B$2]" office:value-type="float" office:value="169.82625" calcext:value-type="float">
            <text:p>169,82625</text:p>
          </table:table-cell>
          <table:table-cell table:style-name="ce4" table:formula="of:=[.C54]+(-[.$A$2])*[.$B$2]" office:value-type="float" office:value="-24.45" calcext:value-type="float">
            <text:p>-24,45</text:p>
          </table:table-cell>
          <table:table-cell table:number-columns-repeated="6"/>
          <table:table-cell table:style-name="ce10" table:formula="of:=[.J54]+[.$B$2]" office:value-type="float" office:value="2.5" calcext:value-type="float">
            <text:p>2,5</text:p>
          </table:table-cell>
          <table:table-cell table:style-name="ce13" table:formula="of:=[.$K$5]+([.$L$5]*[.J55])-(0.5*[.$A$2]*([.J55]*[.J55]))" office:value-type="float" office:value="170.4375" calcext:value-type="float">
            <text:p>170,4375</text:p>
          </table:table-cell>
          <table:table-cell table:style-name="ce13" table:formula="of:=[.$L$5]-[.$A$2]*[.J55]" office:value-type="float" office:value="-24.45" calcext:value-type="float">
            <text:p>-24,45</text:p>
          </table:table-cell>
        </table:table-row>
        <table:table-row table:style-name="ro1">
          <table:table-cell table:style-name="ce4" table:formula="of:=[.A55]+[.$B$2]" office:value-type="float" office:value="2.55" calcext:value-type="float">
            <text:p>2,55</text:p>
          </table:table-cell>
          <table:table-cell table:style-name="ce4" table:formula="of:=[.B55]+([.$C$5]-([.$A$2]*[.A56]))*[.$B$2]" office:value-type="float" office:value="168.5793" calcext:value-type="float">
            <text:p>168,5793</text:p>
          </table:table-cell>
          <table:table-cell table:style-name="ce4" table:formula="of:=[.C55]+(-[.$A$2])*[.$B$2]" office:value-type="float" office:value="-24.939" calcext:value-type="float">
            <text:p>-24,939</text:p>
          </table:table-cell>
          <table:table-cell table:number-columns-repeated="6"/>
          <table:table-cell table:style-name="ce10" table:formula="of:=[.J55]+[.$B$2]" office:value-type="float" office:value="2.55" calcext:value-type="float">
            <text:p>2,55</text:p>
          </table:table-cell>
          <table:table-cell table:style-name="ce13" table:formula="of:=[.$K$5]+([.$L$5]*[.J56])-(0.5*[.$A$2]*([.J56]*[.J56]))" office:value-type="float" office:value="169.202775" calcext:value-type="float">
            <text:p>169,202775</text:p>
          </table:table-cell>
          <table:table-cell table:style-name="ce13" table:formula="of:=[.$L$5]-[.$A$2]*[.J56]" office:value-type="float" office:value="-24.939" calcext:value-type="float">
            <text:p>-24,939</text:p>
          </table:table-cell>
        </table:table-row>
        <table:table-row table:style-name="ro1">
          <table:table-cell table:style-name="ce4" table:formula="of:=[.A56]+[.$B$2]" office:value-type="float" office:value="2.6" calcext:value-type="float">
            <text:p>2,6</text:p>
          </table:table-cell>
          <table:table-cell table:style-name="ce4" table:formula="of:=[.B56]+([.$C$5]-([.$A$2]*[.A57]))*[.$B$2]" office:value-type="float" office:value="167.3079" calcext:value-type="float">
            <text:p>167,3079</text:p>
          </table:table-cell>
          <table:table-cell table:style-name="ce4" table:formula="of:=[.C56]+(-[.$A$2])*[.$B$2]" office:value-type="float" office:value="-25.428" calcext:value-type="float">
            <text:p>-25,428</text:p>
          </table:table-cell>
          <table:table-cell table:number-columns-repeated="6"/>
          <table:table-cell table:style-name="ce10" table:formula="of:=[.J56]+[.$B$2]" office:value-type="float" office:value="2.6" calcext:value-type="float">
            <text:p>2,6</text:p>
          </table:table-cell>
          <table:table-cell table:style-name="ce13" table:formula="of:=[.$K$5]+([.$L$5]*[.J57])-(0.5*[.$A$2]*([.J57]*[.J57]))" office:value-type="float" office:value="167.9436" calcext:value-type="float">
            <text:p>167,9436</text:p>
          </table:table-cell>
          <table:table-cell table:style-name="ce13" table:formula="of:=[.$L$5]-[.$A$2]*[.J57]" office:value-type="float" office:value="-25.428" calcext:value-type="float">
            <text:p>-25,428</text:p>
          </table:table-cell>
        </table:table-row>
        <table:table-row table:style-name="ro1">
          <table:table-cell table:style-name="ce4" table:formula="of:=[.A57]+[.$B$2]" office:value-type="float" office:value="2.65" calcext:value-type="float">
            <text:p>2,65</text:p>
          </table:table-cell>
          <table:table-cell table:style-name="ce4" table:formula="of:=[.B57]+([.$C$5]-([.$A$2]*[.A58]))*[.$B$2]" office:value-type="float" office:value="166.01205" calcext:value-type="float">
            <text:p>166,01205</text:p>
          </table:table-cell>
          <table:table-cell table:style-name="ce4" table:formula="of:=[.C57]+(-[.$A$2])*[.$B$2]" office:value-type="float" office:value="-25.917" calcext:value-type="float">
            <text:p>-25,917</text:p>
          </table:table-cell>
          <table:table-cell table:number-columns-repeated="6"/>
          <table:table-cell table:style-name="ce10" table:formula="of:=[.J57]+[.$B$2]" office:value-type="float" office:value="2.65" calcext:value-type="float">
            <text:p>2,65</text:p>
          </table:table-cell>
          <table:table-cell table:style-name="ce13" table:formula="of:=[.$K$5]+([.$L$5]*[.J58])-(0.5*[.$A$2]*([.J58]*[.J58]))" office:value-type="float" office:value="166.659975" calcext:value-type="float">
            <text:p>166,659975</text:p>
          </table:table-cell>
          <table:table-cell table:style-name="ce13" table:formula="of:=[.$L$5]-[.$A$2]*[.J58]" office:value-type="float" office:value="-25.917" calcext:value-type="float">
            <text:p>-25,917</text:p>
          </table:table-cell>
        </table:table-row>
        <table:table-row table:style-name="ro1">
          <table:table-cell table:style-name="ce4" table:formula="of:=[.A58]+[.$B$2]" office:value-type="float" office:value="2.7" calcext:value-type="float">
            <text:p>2,7</text:p>
          </table:table-cell>
          <table:table-cell table:style-name="ce4" table:formula="of:=[.B58]+([.$C$5]-([.$A$2]*[.A59]))*[.$B$2]" office:value-type="float" office:value="164.69175" calcext:value-type="float">
            <text:p>164,69175</text:p>
          </table:table-cell>
          <table:table-cell table:style-name="ce4" table:formula="of:=[.C58]+(-[.$A$2])*[.$B$2]" office:value-type="float" office:value="-26.406" calcext:value-type="float">
            <text:p>-26,406</text:p>
          </table:table-cell>
          <table:table-cell table:number-columns-repeated="6"/>
          <table:table-cell table:style-name="ce10" table:formula="of:=[.J58]+[.$B$2]" office:value-type="float" office:value="2.7" calcext:value-type="float">
            <text:p>2,7</text:p>
          </table:table-cell>
          <table:table-cell table:style-name="ce13" table:formula="of:=[.$K$5]+([.$L$5]*[.J59])-(0.5*[.$A$2]*([.J59]*[.J59]))" office:value-type="float" office:value="165.3519" calcext:value-type="float">
            <text:p>165,3519</text:p>
          </table:table-cell>
          <table:table-cell table:style-name="ce13" table:formula="of:=[.$L$5]-[.$A$2]*[.J59]" office:value-type="float" office:value="-26.406" calcext:value-type="float">
            <text:p>-26,406</text:p>
          </table:table-cell>
        </table:table-row>
        <table:table-row table:style-name="ro1">
          <table:table-cell table:style-name="ce4" table:formula="of:=[.A59]+[.$B$2]" office:value-type="float" office:value="2.75" calcext:value-type="float">
            <text:p>2,75</text:p>
          </table:table-cell>
          <table:table-cell table:style-name="ce4" table:formula="of:=[.B59]+([.$C$5]-([.$A$2]*[.A60]))*[.$B$2]" office:value-type="float" office:value="163.347" calcext:value-type="float">
            <text:p>163,347</text:p>
          </table:table-cell>
          <table:table-cell table:style-name="ce4" table:formula="of:=[.C59]+(-[.$A$2])*[.$B$2]" office:value-type="float" office:value="-26.895" calcext:value-type="float">
            <text:p>-26,895</text:p>
          </table:table-cell>
          <table:table-cell table:number-columns-repeated="6"/>
          <table:table-cell table:style-name="ce10" table:formula="of:=[.J59]+[.$B$2]" office:value-type="float" office:value="2.75" calcext:value-type="float">
            <text:p>2,75</text:p>
          </table:table-cell>
          <table:table-cell table:style-name="ce13" table:formula="of:=[.$K$5]+([.$L$5]*[.J60])-(0.5*[.$A$2]*([.J60]*[.J60]))" office:value-type="float" office:value="164.019375" calcext:value-type="float">
            <text:p>164,019375</text:p>
          </table:table-cell>
          <table:table-cell table:style-name="ce13" table:formula="of:=[.$L$5]-[.$A$2]*[.J60]" office:value-type="float" office:value="-26.895" calcext:value-type="float">
            <text:p>-26,895</text:p>
          </table:table-cell>
        </table:table-row>
        <table:table-row table:style-name="ro1">
          <table:table-cell table:style-name="ce4" table:formula="of:=[.A60]+[.$B$2]" office:value-type="float" office:value="2.8" calcext:value-type="float">
            <text:p>2,8</text:p>
          </table:table-cell>
          <table:table-cell table:style-name="ce4" table:formula="of:=[.B60]+([.$C$5]-([.$A$2]*[.A61]))*[.$B$2]" office:value-type="float" office:value="161.9778" calcext:value-type="float">
            <text:p>161,9778</text:p>
          </table:table-cell>
          <table:table-cell table:style-name="ce4" table:formula="of:=[.C60]+(-[.$A$2])*[.$B$2]" office:value-type="float" office:value="-27.384" calcext:value-type="float">
            <text:p>-27,384</text:p>
          </table:table-cell>
          <table:table-cell table:number-columns-repeated="6"/>
          <table:table-cell table:style-name="ce10" table:formula="of:=[.J60]+[.$B$2]" office:value-type="float" office:value="2.8" calcext:value-type="float">
            <text:p>2,8</text:p>
          </table:table-cell>
          <table:table-cell table:style-name="ce13" table:formula="of:=[.$K$5]+([.$L$5]*[.J61])-(0.5*[.$A$2]*([.J61]*[.J61]))" office:value-type="float" office:value="162.6624" calcext:value-type="float">
            <text:p>162,6624</text:p>
          </table:table-cell>
          <table:table-cell table:style-name="ce13" table:formula="of:=[.$L$5]-[.$A$2]*[.J61]" office:value-type="float" office:value="-27.384" calcext:value-type="float">
            <text:p>-27,384</text:p>
          </table:table-cell>
        </table:table-row>
        <table:table-row table:style-name="ro1">
          <table:table-cell table:style-name="ce4" table:formula="of:=[.A61]+[.$B$2]" office:value-type="float" office:value="2.85" calcext:value-type="float">
            <text:p>2,85</text:p>
          </table:table-cell>
          <table:table-cell table:style-name="ce4" table:formula="of:=[.B61]+([.$C$5]-([.$A$2]*[.A62]))*[.$B$2]" office:value-type="float" office:value="160.58415" calcext:value-type="float">
            <text:p>160,58415</text:p>
          </table:table-cell>
          <table:table-cell table:style-name="ce4" table:formula="of:=[.C61]+(-[.$A$2])*[.$B$2]" office:value-type="float" office:value="-27.873" calcext:value-type="float">
            <text:p>-27,873</text:p>
          </table:table-cell>
          <table:table-cell table:number-columns-repeated="6"/>
          <table:table-cell table:style-name="ce10" table:formula="of:=[.J61]+[.$B$2]" office:value-type="float" office:value="2.85" calcext:value-type="float">
            <text:p>2,85</text:p>
          </table:table-cell>
          <table:table-cell table:style-name="ce13" table:formula="of:=[.$K$5]+([.$L$5]*[.J62])-(0.5*[.$A$2]*([.J62]*[.J62]))" office:value-type="float" office:value="161.280975" calcext:value-type="float">
            <text:p>161,280975</text:p>
          </table:table-cell>
          <table:table-cell table:style-name="ce13" table:formula="of:=[.$L$5]-[.$A$2]*[.J62]" office:value-type="float" office:value="-27.873" calcext:value-type="float">
            <text:p>-27,873</text:p>
          </table:table-cell>
        </table:table-row>
        <table:table-row table:style-name="ro1">
          <table:table-cell table:style-name="ce4" table:formula="of:=[.A62]+[.$B$2]" office:value-type="float" office:value="2.9" calcext:value-type="float">
            <text:p>2,9</text:p>
          </table:table-cell>
          <table:table-cell table:style-name="ce4" table:formula="of:=[.B62]+([.$C$5]-([.$A$2]*[.A63]))*[.$B$2]" office:value-type="float" office:value="159.16605" calcext:value-type="float">
            <text:p>159,16605</text:p>
          </table:table-cell>
          <table:table-cell table:style-name="ce4" table:formula="of:=[.C62]+(-[.$A$2])*[.$B$2]" office:value-type="float" office:value="-28.362" calcext:value-type="float">
            <text:p>-28,362</text:p>
          </table:table-cell>
          <table:table-cell table:number-columns-repeated="6"/>
          <table:table-cell table:style-name="ce10" table:formula="of:=[.J62]+[.$B$2]" office:value-type="float" office:value="2.9" calcext:value-type="float">
            <text:p>2,9</text:p>
          </table:table-cell>
          <table:table-cell table:style-name="ce13" table:formula="of:=[.$K$5]+([.$L$5]*[.J63])-(0.5*[.$A$2]*([.J63]*[.J63]))" office:value-type="float" office:value="159.8751" calcext:value-type="float">
            <text:p>159,8751</text:p>
          </table:table-cell>
          <table:table-cell table:style-name="ce13" table:formula="of:=[.$L$5]-[.$A$2]*[.J63]" office:value-type="float" office:value="-28.362" calcext:value-type="float">
            <text:p>-28,362</text:p>
          </table:table-cell>
        </table:table-row>
        <table:table-row table:style-name="ro1">
          <table:table-cell table:style-name="ce4" table:formula="of:=[.A63]+[.$B$2]" office:value-type="float" office:value="2.95" calcext:value-type="float">
            <text:p>2,95</text:p>
          </table:table-cell>
          <table:table-cell table:style-name="ce4" table:formula="of:=[.B63]+([.$C$5]-([.$A$2]*[.A64]))*[.$B$2]" office:value-type="float" office:value="157.7235" calcext:value-type="float">
            <text:p>157,7235</text:p>
          </table:table-cell>
          <table:table-cell table:style-name="ce4" table:formula="of:=[.C63]+(-[.$A$2])*[.$B$2]" office:value-type="float" office:value="-28.851" calcext:value-type="float">
            <text:p>-28,851</text:p>
          </table:table-cell>
          <table:table-cell table:number-columns-repeated="6"/>
          <table:table-cell table:style-name="ce10" table:formula="of:=[.J63]+[.$B$2]" office:value-type="float" office:value="2.95" calcext:value-type="float">
            <text:p>2,95</text:p>
          </table:table-cell>
          <table:table-cell table:style-name="ce13" table:formula="of:=[.$K$5]+([.$L$5]*[.J64])-(0.5*[.$A$2]*([.J64]*[.J64]))" office:value-type="float" office:value="158.444775" calcext:value-type="float">
            <text:p>158,444775</text:p>
          </table:table-cell>
          <table:table-cell table:style-name="ce13" table:formula="of:=[.$L$5]-[.$A$2]*[.J64]" office:value-type="float" office:value="-28.851" calcext:value-type="float">
            <text:p>-28,851</text:p>
          </table:table-cell>
        </table:table-row>
        <table:table-row table:style-name="ro1">
          <table:table-cell table:style-name="ce4" table:formula="of:=[.A64]+[.$B$2]" office:value-type="float" office:value="3" calcext:value-type="float">
            <text:p>3</text:p>
          </table:table-cell>
          <table:table-cell table:style-name="ce4" table:formula="of:=[.B64]+([.$C$5]-([.$A$2]*[.A65]))*[.$B$2]" office:value-type="float" office:value="156.2565" calcext:value-type="float">
            <text:p>156,2565</text:p>
          </table:table-cell>
          <table:table-cell table:style-name="ce4" table:formula="of:=[.C64]+(-[.$A$2])*[.$B$2]" office:value-type="float" office:value="-29.34" calcext:value-type="float">
            <text:p>-29,34</text:p>
          </table:table-cell>
          <table:table-cell table:number-columns-repeated="6"/>
          <table:table-cell table:style-name="ce10" table:formula="of:=[.J64]+[.$B$2]" office:value-type="float" office:value="3" calcext:value-type="float">
            <text:p>3</text:p>
          </table:table-cell>
          <table:table-cell table:style-name="ce13" table:formula="of:=[.$K$5]+([.$L$5]*[.J65])-(0.5*[.$A$2]*([.J65]*[.J65]))" office:value-type="float" office:value="156.99" calcext:value-type="float">
            <text:p>156,99</text:p>
          </table:table-cell>
          <table:table-cell table:style-name="ce13" table:formula="of:=[.$L$5]-[.$A$2]*[.J65]" office:value-type="float" office:value="-29.34" calcext:value-type="float">
            <text:p>-29,34</text:p>
          </table:table-cell>
        </table:table-row>
        <table:table-row table:style-name="ro1">
          <table:table-cell table:style-name="ce4" table:formula="of:=[.A65]+[.$B$2]" office:value-type="float" office:value="3.05" calcext:value-type="float">
            <text:p>3,05</text:p>
          </table:table-cell>
          <table:table-cell table:style-name="ce4" table:formula="of:=[.B65]+([.$C$5]-([.$A$2]*[.A66]))*[.$B$2]" office:value-type="float" office:value="154.76505" calcext:value-type="float">
            <text:p>154,76505</text:p>
          </table:table-cell>
          <table:table-cell table:style-name="ce4" table:formula="of:=[.C65]+(-[.$A$2])*[.$B$2]" office:value-type="float" office:value="-29.829" calcext:value-type="float">
            <text:p>-29,829</text:p>
          </table:table-cell>
          <table:table-cell table:number-columns-repeated="6"/>
          <table:table-cell table:style-name="ce10" table:formula="of:=[.J65]+[.$B$2]" office:value-type="float" office:value="3.05" calcext:value-type="float">
            <text:p>3,05</text:p>
          </table:table-cell>
          <table:table-cell table:style-name="ce13" table:formula="of:=[.$K$5]+([.$L$5]*[.J66])-(0.5*[.$A$2]*([.J66]*[.J66]))" office:value-type="float" office:value="155.510775" calcext:value-type="float">
            <text:p>155,510775</text:p>
          </table:table-cell>
          <table:table-cell table:style-name="ce13" table:formula="of:=[.$L$5]-[.$A$2]*[.J66]" office:value-type="float" office:value="-29.829" calcext:value-type="float">
            <text:p>-29,829</text:p>
          </table:table-cell>
        </table:table-row>
        <table:table-row table:style-name="ro1">
          <table:table-cell table:style-name="ce4" table:formula="of:=[.A66]+[.$B$2]" office:value-type="float" office:value="3.1" calcext:value-type="float">
            <text:p>3,1</text:p>
          </table:table-cell>
          <table:table-cell table:style-name="ce4" table:formula="of:=[.B66]+([.$C$5]-([.$A$2]*[.A67]))*[.$B$2]" office:value-type="float" office:value="153.24915" calcext:value-type="float">
            <text:p>153,24915</text:p>
          </table:table-cell>
          <table:table-cell table:style-name="ce4" table:formula="of:=[.C66]+(-[.$A$2])*[.$B$2]" office:value-type="float" office:value="-30.318" calcext:value-type="float">
            <text:p>-30,318</text:p>
          </table:table-cell>
          <table:table-cell table:number-columns-repeated="6"/>
          <table:table-cell table:style-name="ce10" table:formula="of:=[.J66]+[.$B$2]" office:value-type="float" office:value="3.1" calcext:value-type="float">
            <text:p>3,1</text:p>
          </table:table-cell>
          <table:table-cell table:style-name="ce13" table:formula="of:=[.$K$5]+([.$L$5]*[.J67])-(0.5*[.$A$2]*([.J67]*[.J67]))" office:value-type="float" office:value="154.0071" calcext:value-type="float">
            <text:p>154,0071</text:p>
          </table:table-cell>
          <table:table-cell table:style-name="ce13" table:formula="of:=[.$L$5]-[.$A$2]*[.J67]" office:value-type="float" office:value="-30.318" calcext:value-type="float">
            <text:p>-30,318</text:p>
          </table:table-cell>
        </table:table-row>
        <table:table-row table:style-name="ro1">
          <table:table-cell table:style-name="ce4" table:formula="of:=[.A67]+[.$B$2]" office:value-type="float" office:value="3.15" calcext:value-type="float">
            <text:p>3,15</text:p>
          </table:table-cell>
          <table:table-cell table:style-name="ce4" table:formula="of:=[.B67]+([.$C$5]-([.$A$2]*[.A68]))*[.$B$2]" office:value-type="float" office:value="151.7088" calcext:value-type="float">
            <text:p>151,7088</text:p>
          </table:table-cell>
          <table:table-cell table:style-name="ce4" table:formula="of:=[.C67]+(-[.$A$2])*[.$B$2]" office:value-type="float" office:value="-30.807" calcext:value-type="float">
            <text:p>-30,807</text:p>
          </table:table-cell>
          <table:table-cell table:number-columns-repeated="6"/>
          <table:table-cell table:style-name="ce10" table:formula="of:=[.J67]+[.$B$2]" office:value-type="float" office:value="3.15" calcext:value-type="float">
            <text:p>3,15</text:p>
          </table:table-cell>
          <table:table-cell table:style-name="ce13" table:formula="of:=[.$K$5]+([.$L$5]*[.J68])-(0.5*[.$A$2]*([.J68]*[.J68]))" office:value-type="float" office:value="152.478975" calcext:value-type="float">
            <text:p>152,478975</text:p>
          </table:table-cell>
          <table:table-cell table:style-name="ce13" table:formula="of:=[.$L$5]-[.$A$2]*[.J68]" office:value-type="float" office:value="-30.807" calcext:value-type="float">
            <text:p>-30,807</text:p>
          </table:table-cell>
        </table:table-row>
        <table:table-row table:style-name="ro1">
          <table:table-cell table:style-name="ce4" table:formula="of:=[.A68]+[.$B$2]" office:value-type="float" office:value="3.2" calcext:value-type="float">
            <text:p>3,2</text:p>
          </table:table-cell>
          <table:table-cell table:style-name="ce4" table:formula="of:=[.B68]+([.$C$5]-([.$A$2]*[.A69]))*[.$B$2]" office:value-type="float" office:value="150.144" calcext:value-type="float">
            <text:p>150,144</text:p>
          </table:table-cell>
          <table:table-cell table:style-name="ce4" table:formula="of:=[.C68]+(-[.$A$2])*[.$B$2]" office:value-type="float" office:value="-31.296" calcext:value-type="float">
            <text:p>-31,296</text:p>
          </table:table-cell>
          <table:table-cell table:number-columns-repeated="6"/>
          <table:table-cell table:style-name="ce10" table:formula="of:=[.J68]+[.$B$2]" office:value-type="float" office:value="3.2" calcext:value-type="float">
            <text:p>3,2</text:p>
          </table:table-cell>
          <table:table-cell table:style-name="ce13" table:formula="of:=[.$K$5]+([.$L$5]*[.J69])-(0.5*[.$A$2]*([.J69]*[.J69]))" office:value-type="float" office:value="150.9264" calcext:value-type="float">
            <text:p>150,9264</text:p>
          </table:table-cell>
          <table:table-cell table:style-name="ce13" table:formula="of:=[.$L$5]-[.$A$2]*[.J69]" office:value-type="float" office:value="-31.296" calcext:value-type="float">
            <text:p>-31,296</text:p>
          </table:table-cell>
        </table:table-row>
        <table:table-row table:style-name="ro1">
          <table:table-cell table:style-name="ce4" table:formula="of:=[.A69]+[.$B$2]" office:value-type="float" office:value="3.25" calcext:value-type="float">
            <text:p>3,25</text:p>
          </table:table-cell>
          <table:table-cell table:style-name="ce4" table:formula="of:=[.B69]+([.$C$5]-([.$A$2]*[.A70]))*[.$B$2]" office:value-type="float" office:value="148.55475" calcext:value-type="float">
            <text:p>148,55475</text:p>
          </table:table-cell>
          <table:table-cell table:style-name="ce4" table:formula="of:=[.C69]+(-[.$A$2])*[.$B$2]" office:value-type="float" office:value="-31.785" calcext:value-type="float">
            <text:p>-31,785</text:p>
          </table:table-cell>
          <table:table-cell table:number-columns-repeated="6"/>
          <table:table-cell table:style-name="ce10" table:formula="of:=[.J69]+[.$B$2]" office:value-type="float" office:value="3.25" calcext:value-type="float">
            <text:p>3,25</text:p>
          </table:table-cell>
          <table:table-cell table:style-name="ce13" table:formula="of:=[.$K$5]+([.$L$5]*[.J70])-(0.5*[.$A$2]*([.J70]*[.J70]))" office:value-type="float" office:value="149.349375" calcext:value-type="float">
            <text:p>149,349375</text:p>
          </table:table-cell>
          <table:table-cell table:style-name="ce13" table:formula="of:=[.$L$5]-[.$A$2]*[.J70]" office:value-type="float" office:value="-31.785" calcext:value-type="float">
            <text:p>-31,785</text:p>
          </table:table-cell>
        </table:table-row>
        <table:table-row table:style-name="ro1">
          <table:table-cell table:style-name="ce4" table:formula="of:=[.A70]+[.$B$2]" office:value-type="float" office:value="3.3" calcext:value-type="float">
            <text:p>3,3</text:p>
          </table:table-cell>
          <table:table-cell table:style-name="ce4" table:formula="of:=[.B70]+([.$C$5]-([.$A$2]*[.A71]))*[.$B$2]" office:value-type="float" office:value="146.94105" calcext:value-type="float">
            <text:p>146,94105</text:p>
          </table:table-cell>
          <table:table-cell table:style-name="ce4" table:formula="of:=[.C70]+(-[.$A$2])*[.$B$2]" office:value-type="float" office:value="-32.274" calcext:value-type="float">
            <text:p>-32,274</text:p>
          </table:table-cell>
          <table:table-cell table:number-columns-repeated="6"/>
          <table:table-cell table:style-name="ce10" table:formula="of:=[.J70]+[.$B$2]" office:value-type="float" office:value="3.3" calcext:value-type="float">
            <text:p>3,3</text:p>
          </table:table-cell>
          <table:table-cell table:style-name="ce13" table:formula="of:=[.$K$5]+([.$L$5]*[.J71])-(0.5*[.$A$2]*([.J71]*[.J71]))" office:value-type="float" office:value="147.7479" calcext:value-type="float">
            <text:p>147,7479</text:p>
          </table:table-cell>
          <table:table-cell table:style-name="ce13" table:formula="of:=[.$L$5]-[.$A$2]*[.J71]" office:value-type="float" office:value="-32.274" calcext:value-type="float">
            <text:p>-32,274</text:p>
          </table:table-cell>
        </table:table-row>
        <table:table-row table:style-name="ro1">
          <table:table-cell table:style-name="ce4" table:formula="of:=[.A71]+[.$B$2]" office:value-type="float" office:value="3.35" calcext:value-type="float">
            <text:p>3,35</text:p>
          </table:table-cell>
          <table:table-cell table:style-name="ce4" table:formula="of:=[.B71]+([.$C$5]-([.$A$2]*[.A72]))*[.$B$2]" office:value-type="float" office:value="145.3029" calcext:value-type="float">
            <text:p>145,3029</text:p>
          </table:table-cell>
          <table:table-cell table:style-name="ce4" table:formula="of:=[.C71]+(-[.$A$2])*[.$B$2]" office:value-type="float" office:value="-32.763" calcext:value-type="float">
            <text:p>-32,763</text:p>
          </table:table-cell>
          <table:table-cell table:number-columns-repeated="6"/>
          <table:table-cell table:style-name="ce10" table:formula="of:=[.J71]+[.$B$2]" office:value-type="float" office:value="3.35" calcext:value-type="float">
            <text:p>3,35</text:p>
          </table:table-cell>
          <table:table-cell table:style-name="ce13" table:formula="of:=[.$K$5]+([.$L$5]*[.J72])-(0.5*[.$A$2]*([.J72]*[.J72]))" office:value-type="float" office:value="146.121975" calcext:value-type="float">
            <text:p>146,121975</text:p>
          </table:table-cell>
          <table:table-cell table:style-name="ce13" table:formula="of:=[.$L$5]-[.$A$2]*[.J72]" office:value-type="float" office:value="-32.763" calcext:value-type="float">
            <text:p>-32,763</text:p>
          </table:table-cell>
        </table:table-row>
        <table:table-row table:style-name="ro1">
          <table:table-cell table:style-name="ce4" table:formula="of:=[.A72]+[.$B$2]" office:value-type="float" office:value="3.4" calcext:value-type="float">
            <text:p>3,4</text:p>
          </table:table-cell>
          <table:table-cell table:style-name="ce4" table:formula="of:=[.B72]+([.$C$5]-([.$A$2]*[.A73]))*[.$B$2]" office:value-type="float" office:value="143.6403" calcext:value-type="float">
            <text:p>143,6403</text:p>
          </table:table-cell>
          <table:table-cell table:style-name="ce4" table:formula="of:=[.C72]+(-[.$A$2])*[.$B$2]" office:value-type="float" office:value="-33.252" calcext:value-type="float">
            <text:p>-33,252</text:p>
          </table:table-cell>
          <table:table-cell table:number-columns-repeated="6"/>
          <table:table-cell table:style-name="ce10" table:formula="of:=[.J72]+[.$B$2]" office:value-type="float" office:value="3.4" calcext:value-type="float">
            <text:p>3,4</text:p>
          </table:table-cell>
          <table:table-cell table:style-name="ce13" table:formula="of:=[.$K$5]+([.$L$5]*[.J73])-(0.5*[.$A$2]*([.J73]*[.J73]))" office:value-type="float" office:value="144.4716" calcext:value-type="float">
            <text:p>144,4716</text:p>
          </table:table-cell>
          <table:table-cell table:style-name="ce13" table:formula="of:=[.$L$5]-[.$A$2]*[.J73]" office:value-type="float" office:value="-33.252" calcext:value-type="float">
            <text:p>-33,252</text:p>
          </table:table-cell>
        </table:table-row>
        <table:table-row table:style-name="ro1">
          <table:table-cell table:style-name="ce4" table:formula="of:=[.A73]+[.$B$2]" office:value-type="float" office:value="3.45" calcext:value-type="float">
            <text:p>3,45</text:p>
          </table:table-cell>
          <table:table-cell table:style-name="ce4" table:formula="of:=[.B73]+([.$C$5]-([.$A$2]*[.A74]))*[.$B$2]" office:value-type="float" office:value="141.95325" calcext:value-type="float">
            <text:p>141,95325</text:p>
          </table:table-cell>
          <table:table-cell table:style-name="ce4" table:formula="of:=[.C73]+(-[.$A$2])*[.$B$2]" office:value-type="float" office:value="-33.741" calcext:value-type="float">
            <text:p>-33,741</text:p>
          </table:table-cell>
          <table:table-cell table:number-columns-repeated="6"/>
          <table:table-cell table:style-name="ce10" table:formula="of:=[.J73]+[.$B$2]" office:value-type="float" office:value="3.45" calcext:value-type="float">
            <text:p>3,45</text:p>
          </table:table-cell>
          <table:table-cell table:style-name="ce13" table:formula="of:=[.$K$5]+([.$L$5]*[.J74])-(0.5*[.$A$2]*([.J74]*[.J74]))" office:value-type="float" office:value="142.796775" calcext:value-type="float">
            <text:p>142,796775</text:p>
          </table:table-cell>
          <table:table-cell table:style-name="ce13" table:formula="of:=[.$L$5]-[.$A$2]*[.J74]" office:value-type="float" office:value="-33.741" calcext:value-type="float">
            <text:p>-33,741</text:p>
          </table:table-cell>
        </table:table-row>
        <table:table-row table:style-name="ro1">
          <table:table-cell table:style-name="ce4" table:formula="of:=[.A74]+[.$B$2]" office:value-type="float" office:value="3.5" calcext:value-type="float">
            <text:p>3,5</text:p>
          </table:table-cell>
          <table:table-cell table:style-name="ce4" table:formula="of:=[.B74]+([.$C$5]-([.$A$2]*[.A75]))*[.$B$2]" office:value-type="float" office:value="140.24175" calcext:value-type="float">
            <text:p>140,24175</text:p>
          </table:table-cell>
          <table:table-cell table:style-name="ce4" table:formula="of:=[.C74]+(-[.$A$2])*[.$B$2]" office:value-type="float" office:value="-34.23" calcext:value-type="float">
            <text:p>-34,23</text:p>
          </table:table-cell>
          <table:table-cell table:number-columns-repeated="6"/>
          <table:table-cell table:style-name="ce10" table:formula="of:=[.J74]+[.$B$2]" office:value-type="float" office:value="3.5" calcext:value-type="float">
            <text:p>3,5</text:p>
          </table:table-cell>
          <table:table-cell table:style-name="ce13" table:formula="of:=[.$K$5]+([.$L$5]*[.J75])-(0.5*[.$A$2]*([.J75]*[.J75]))" office:value-type="float" office:value="141.0975" calcext:value-type="float">
            <text:p>141,0975</text:p>
          </table:table-cell>
          <table:table-cell table:style-name="ce13" table:formula="of:=[.$L$5]-[.$A$2]*[.J75]" office:value-type="float" office:value="-34.23" calcext:value-type="float">
            <text:p>-34,23</text:p>
          </table:table-cell>
        </table:table-row>
        <table:table-row table:style-name="ro1">
          <table:table-cell table:style-name="ce4" table:formula="of:=[.A75]+[.$B$2]" office:value-type="float" office:value="3.55" calcext:value-type="float">
            <text:p>3,55</text:p>
          </table:table-cell>
          <table:table-cell table:style-name="ce4" table:formula="of:=[.B75]+([.$C$5]-([.$A$2]*[.A76]))*[.$B$2]" office:value-type="float" office:value="138.5058" calcext:value-type="float">
            <text:p>138,5058</text:p>
          </table:table-cell>
          <table:table-cell table:style-name="ce4" table:formula="of:=[.C75]+(-[.$A$2])*[.$B$2]" office:value-type="float" office:value="-34.719" calcext:value-type="float">
            <text:p>-34,719</text:p>
          </table:table-cell>
          <table:table-cell table:number-columns-repeated="6"/>
          <table:table-cell table:style-name="ce10" table:formula="of:=[.J75]+[.$B$2]" office:value-type="float" office:value="3.55" calcext:value-type="float">
            <text:p>3,55</text:p>
          </table:table-cell>
          <table:table-cell table:style-name="ce13" table:formula="of:=[.$K$5]+([.$L$5]*[.J76])-(0.5*[.$A$2]*([.J76]*[.J76]))" office:value-type="float" office:value="139.373775" calcext:value-type="float">
            <text:p>139,373775</text:p>
          </table:table-cell>
          <table:table-cell table:style-name="ce13" table:formula="of:=[.$L$5]-[.$A$2]*[.J76]" office:value-type="float" office:value="-34.719" calcext:value-type="float">
            <text:p>-34,719</text:p>
          </table:table-cell>
        </table:table-row>
        <table:table-row table:style-name="ro1">
          <table:table-cell table:style-name="ce4" table:formula="of:=[.A76]+[.$B$2]" office:value-type="float" office:value="3.6" calcext:value-type="float">
            <text:p>3,6</text:p>
          </table:table-cell>
          <table:table-cell table:style-name="ce4" table:formula="of:=[.B76]+([.$C$5]-([.$A$2]*[.A77]))*[.$B$2]" office:value-type="float" office:value="136.7454" calcext:value-type="float">
            <text:p>136,7454</text:p>
          </table:table-cell>
          <table:table-cell table:style-name="ce4" table:formula="of:=[.C76]+(-[.$A$2])*[.$B$2]" office:value-type="float" office:value="-35.208" calcext:value-type="float">
            <text:p>-35,208</text:p>
          </table:table-cell>
          <table:table-cell table:number-columns-repeated="6"/>
          <table:table-cell table:style-name="ce10" table:formula="of:=[.J76]+[.$B$2]" office:value-type="float" office:value="3.6" calcext:value-type="float">
            <text:p>3,6</text:p>
          </table:table-cell>
          <table:table-cell table:style-name="ce13" table:formula="of:=[.$K$5]+([.$L$5]*[.J77])-(0.5*[.$A$2]*([.J77]*[.J77]))" office:value-type="float" office:value="137.6256" calcext:value-type="float">
            <text:p>137,6256</text:p>
          </table:table-cell>
          <table:table-cell table:style-name="ce13" table:formula="of:=[.$L$5]-[.$A$2]*[.J77]" office:value-type="float" office:value="-35.208" calcext:value-type="float">
            <text:p>-35,208</text:p>
          </table:table-cell>
        </table:table-row>
        <table:table-row table:style-name="ro1">
          <table:table-cell table:style-name="ce4" table:formula="of:=[.A77]+[.$B$2]" office:value-type="float" office:value="3.65" calcext:value-type="float">
            <text:p>3,65</text:p>
          </table:table-cell>
          <table:table-cell table:style-name="ce4" table:formula="of:=[.B77]+([.$C$5]-([.$A$2]*[.A78]))*[.$B$2]" office:value-type="float" office:value="134.96055" calcext:value-type="float">
            <text:p>134,96055</text:p>
          </table:table-cell>
          <table:table-cell table:style-name="ce4" table:formula="of:=[.C77]+(-[.$A$2])*[.$B$2]" office:value-type="float" office:value="-35.697" calcext:value-type="float">
            <text:p>-35,697</text:p>
          </table:table-cell>
          <table:table-cell table:number-columns-repeated="6"/>
          <table:table-cell table:style-name="ce10" table:formula="of:=[.J77]+[.$B$2]" office:value-type="float" office:value="3.65" calcext:value-type="float">
            <text:p>3,65</text:p>
          </table:table-cell>
          <table:table-cell table:style-name="ce13" table:formula="of:=[.$K$5]+([.$L$5]*[.J78])-(0.5*[.$A$2]*([.J78]*[.J78]))" office:value-type="float" office:value="135.852975" calcext:value-type="float">
            <text:p>135,852975</text:p>
          </table:table-cell>
          <table:table-cell table:style-name="ce13" table:formula="of:=[.$L$5]-[.$A$2]*[.J78]" office:value-type="float" office:value="-35.6969999999999" calcext:value-type="float">
            <text:p>-35,6969999999999</text:p>
          </table:table-cell>
        </table:table-row>
        <table:table-row table:style-name="ro1">
          <table:table-cell table:style-name="ce4" table:formula="of:=[.A78]+[.$B$2]" office:value-type="float" office:value="3.7" calcext:value-type="float">
            <text:p>3,7</text:p>
          </table:table-cell>
          <table:table-cell table:style-name="ce4" table:formula="of:=[.B78]+([.$C$5]-([.$A$2]*[.A79]))*[.$B$2]" office:value-type="float" office:value="133.15125" calcext:value-type="float">
            <text:p>133,15125</text:p>
          </table:table-cell>
          <table:table-cell table:style-name="ce4" table:formula="of:=[.C78]+(-[.$A$2])*[.$B$2]" office:value-type="float" office:value="-36.186" calcext:value-type="float">
            <text:p>-36,186</text:p>
          </table:table-cell>
          <table:table-cell table:number-columns-repeated="6"/>
          <table:table-cell table:style-name="ce10" table:formula="of:=[.J78]+[.$B$2]" office:value-type="float" office:value="3.7" calcext:value-type="float">
            <text:p>3,7</text:p>
          </table:table-cell>
          <table:table-cell table:style-name="ce13" table:formula="of:=[.$K$5]+([.$L$5]*[.J79])-(0.5*[.$A$2]*([.J79]*[.J79]))" office:value-type="float" office:value="134.0559" calcext:value-type="float">
            <text:p>134,0559</text:p>
          </table:table-cell>
          <table:table-cell table:style-name="ce13" table:formula="of:=[.$L$5]-[.$A$2]*[.J79]" office:value-type="float" office:value="-36.186" calcext:value-type="float">
            <text:p>-36,186</text:p>
          </table:table-cell>
        </table:table-row>
        <table:table-row table:style-name="ro1">
          <table:table-cell table:style-name="ce4" table:formula="of:=[.A79]+[.$B$2]" office:value-type="float" office:value="3.74999999999999" calcext:value-type="float">
            <text:p>3,74999999999999</text:p>
          </table:table-cell>
          <table:table-cell table:style-name="ce4" table:formula="of:=[.B79]+([.$C$5]-([.$A$2]*[.A80]))*[.$B$2]" office:value-type="float" office:value="131.3175" calcext:value-type="float">
            <text:p>131,3175</text:p>
          </table:table-cell>
          <table:table-cell table:style-name="ce4" table:formula="of:=[.C79]+(-[.$A$2])*[.$B$2]" office:value-type="float" office:value="-36.675" calcext:value-type="float">
            <text:p>-36,675</text:p>
          </table:table-cell>
          <table:table-cell table:number-columns-repeated="6"/>
          <table:table-cell table:style-name="ce10" table:formula="of:=[.J79]+[.$B$2]" office:value-type="float" office:value="3.74999999999999" calcext:value-type="float">
            <text:p>3,74999999999999</text:p>
          </table:table-cell>
          <table:table-cell table:style-name="ce13" table:formula="of:=[.$K$5]+([.$L$5]*[.J80])-(0.5*[.$A$2]*([.J80]*[.J80]))" office:value-type="float" office:value="132.234375" calcext:value-type="float">
            <text:p>132,234375</text:p>
          </table:table-cell>
          <table:table-cell table:style-name="ce13" table:formula="of:=[.$L$5]-[.$A$2]*[.J80]" office:value-type="float" office:value="-36.675" calcext:value-type="float">
            <text:p>-36,675</text:p>
          </table:table-cell>
        </table:table-row>
        <table:table-row table:style-name="ro1">
          <table:table-cell table:style-name="ce4" table:formula="of:=[.A80]+[.$B$2]" office:value-type="float" office:value="3.79999999999999" calcext:value-type="float">
            <text:p>3,79999999999999</text:p>
          </table:table-cell>
          <table:table-cell table:style-name="ce4" table:formula="of:=[.B80]+([.$C$5]-([.$A$2]*[.A81]))*[.$B$2]" office:value-type="float" office:value="129.4593" calcext:value-type="float">
            <text:p>129,4593</text:p>
          </table:table-cell>
          <table:table-cell table:style-name="ce4" table:formula="of:=[.C80]+(-[.$A$2])*[.$B$2]" office:value-type="float" office:value="-37.164" calcext:value-type="float">
            <text:p>-37,164</text:p>
          </table:table-cell>
          <table:table-cell table:number-columns-repeated="6"/>
          <table:table-cell table:style-name="ce10" table:formula="of:=[.J80]+[.$B$2]" office:value-type="float" office:value="3.79999999999999" calcext:value-type="float">
            <text:p>3,79999999999999</text:p>
          </table:table-cell>
          <table:table-cell table:style-name="ce13" table:formula="of:=[.$K$5]+([.$L$5]*[.J81])-(0.5*[.$A$2]*([.J81]*[.J81]))" office:value-type="float" office:value="130.3884" calcext:value-type="float">
            <text:p>130,3884</text:p>
          </table:table-cell>
          <table:table-cell table:style-name="ce13" table:formula="of:=[.$L$5]-[.$A$2]*[.J81]" office:value-type="float" office:value="-37.1639999999999" calcext:value-type="float">
            <text:p>-37,1639999999999</text:p>
          </table:table-cell>
        </table:table-row>
        <table:table-row table:style-name="ro1">
          <table:table-cell table:style-name="ce4" table:formula="of:=[.A81]+[.$B$2]" office:value-type="float" office:value="3.84999999999999" calcext:value-type="float">
            <text:p>3,84999999999999</text:p>
          </table:table-cell>
          <table:table-cell table:style-name="ce4" table:formula="of:=[.B81]+([.$C$5]-([.$A$2]*[.A82]))*[.$B$2]" office:value-type="float" office:value="127.57665" calcext:value-type="float">
            <text:p>127,57665</text:p>
          </table:table-cell>
          <table:table-cell table:style-name="ce4" table:formula="of:=[.C81]+(-[.$A$2])*[.$B$2]" office:value-type="float" office:value="-37.653" calcext:value-type="float">
            <text:p>-37,653</text:p>
          </table:table-cell>
          <table:table-cell table:number-columns-repeated="6"/>
          <table:table-cell table:style-name="ce10" table:formula="of:=[.J81]+[.$B$2]" office:value-type="float" office:value="3.84999999999999" calcext:value-type="float">
            <text:p>3,84999999999999</text:p>
          </table:table-cell>
          <table:table-cell table:style-name="ce13" table:formula="of:=[.$K$5]+([.$L$5]*[.J82])-(0.5*[.$A$2]*([.J82]*[.J82]))" office:value-type="float" office:value="128.517975" calcext:value-type="float">
            <text:p>128,517975</text:p>
          </table:table-cell>
          <table:table-cell table:style-name="ce13" table:formula="of:=[.$L$5]-[.$A$2]*[.J82]" office:value-type="float" office:value="-37.6529999999999" calcext:value-type="float">
            <text:p>-37,6529999999999</text:p>
          </table:table-cell>
        </table:table-row>
        <table:table-row table:style-name="ro1">
          <table:table-cell table:style-name="ce4" table:formula="of:=[.A82]+[.$B$2]" office:value-type="float" office:value="3.89999999999999" calcext:value-type="float">
            <text:p>3,89999999999999</text:p>
          </table:table-cell>
          <table:table-cell table:style-name="ce4" table:formula="of:=[.B82]+([.$C$5]-([.$A$2]*[.A83]))*[.$B$2]" office:value-type="float" office:value="125.66955" calcext:value-type="float">
            <text:p>125,66955</text:p>
          </table:table-cell>
          <table:table-cell table:style-name="ce4" table:formula="of:=[.C82]+(-[.$A$2])*[.$B$2]" office:value-type="float" office:value="-38.142" calcext:value-type="float">
            <text:p>-38,142</text:p>
          </table:table-cell>
          <table:table-cell table:number-columns-repeated="6"/>
          <table:table-cell table:style-name="ce10" table:formula="of:=[.J82]+[.$B$2]" office:value-type="float" office:value="3.89999999999999" calcext:value-type="float">
            <text:p>3,89999999999999</text:p>
          </table:table-cell>
          <table:table-cell table:style-name="ce13" table:formula="of:=[.$K$5]+([.$L$5]*[.J83])-(0.5*[.$A$2]*([.J83]*[.J83]))" office:value-type="float" office:value="126.6231" calcext:value-type="float">
            <text:p>126,6231</text:p>
          </table:table-cell>
          <table:table-cell table:style-name="ce13" table:formula="of:=[.$L$5]-[.$A$2]*[.J83]" office:value-type="float" office:value="-38.1419999999999" calcext:value-type="float">
            <text:p>-38,1419999999999</text:p>
          </table:table-cell>
        </table:table-row>
        <table:table-row table:style-name="ro1">
          <table:table-cell table:style-name="ce4" table:formula="of:=[.A83]+[.$B$2]" office:value-type="float" office:value="3.94999999999999" calcext:value-type="float">
            <text:p>3,94999999999999</text:p>
          </table:table-cell>
          <table:table-cell table:style-name="ce4" table:formula="of:=[.B83]+([.$C$5]-([.$A$2]*[.A84]))*[.$B$2]" office:value-type="float" office:value="123.738" calcext:value-type="float">
            <text:p>123,738</text:p>
          </table:table-cell>
          <table:table-cell table:style-name="ce4" table:formula="of:=[.C83]+(-[.$A$2])*[.$B$2]" office:value-type="float" office:value="-38.631" calcext:value-type="float">
            <text:p>-38,631</text:p>
          </table:table-cell>
          <table:table-cell table:number-columns-repeated="6"/>
          <table:table-cell table:style-name="ce10" table:formula="of:=[.J83]+[.$B$2]" office:value-type="float" office:value="3.94999999999999" calcext:value-type="float">
            <text:p>3,94999999999999</text:p>
          </table:table-cell>
          <table:table-cell table:style-name="ce13" table:formula="of:=[.$K$5]+([.$L$5]*[.J84])-(0.5*[.$A$2]*([.J84]*[.J84]))" office:value-type="float" office:value="124.703775" calcext:value-type="float">
            <text:p>124,703775</text:p>
          </table:table-cell>
          <table:table-cell table:style-name="ce13" table:formula="of:=[.$L$5]-[.$A$2]*[.J84]" office:value-type="float" office:value="-38.6309999999999" calcext:value-type="float">
            <text:p>-38,6309999999999</text:p>
          </table:table-cell>
        </table:table-row>
        <table:table-row table:style-name="ro1">
          <table:table-cell table:style-name="ce4" table:formula="of:=[.A84]+[.$B$2]" office:value-type="float" office:value="3.99999999999999" calcext:value-type="float">
            <text:p>3,99999999999999</text:p>
          </table:table-cell>
          <table:table-cell table:style-name="ce4" table:formula="of:=[.B84]+([.$C$5]-([.$A$2]*[.A85]))*[.$B$2]" office:value-type="float" office:value="121.782" calcext:value-type="float">
            <text:p>121,782</text:p>
          </table:table-cell>
          <table:table-cell table:style-name="ce4" table:formula="of:=[.C84]+(-[.$A$2])*[.$B$2]" office:value-type="float" office:value="-39.12" calcext:value-type="float">
            <text:p>-39,12</text:p>
          </table:table-cell>
          <table:table-cell table:number-columns-repeated="6"/>
          <table:table-cell table:style-name="ce10" table:formula="of:=[.J84]+[.$B$2]" office:value-type="float" office:value="3.99999999999999" calcext:value-type="float">
            <text:p>3,99999999999999</text:p>
          </table:table-cell>
          <table:table-cell table:style-name="ce13" table:formula="of:=[.$K$5]+([.$L$5]*[.J85])-(0.5*[.$A$2]*([.J85]*[.J85]))" office:value-type="float" office:value="122.76" calcext:value-type="float">
            <text:p>122,76</text:p>
          </table:table-cell>
          <table:table-cell table:style-name="ce13" table:formula="of:=[.$L$5]-[.$A$2]*[.J85]" office:value-type="float" office:value="-39.1199999999999" calcext:value-type="float">
            <text:p>-39,1199999999999</text:p>
          </table:table-cell>
        </table:table-row>
        <table:table-row table:style-name="ro1">
          <table:table-cell table:style-name="ce4" table:formula="of:=[.A85]+[.$B$2]" office:value-type="float" office:value="4.04999999999999" calcext:value-type="float">
            <text:p>4,04999999999999</text:p>
          </table:table-cell>
          <table:table-cell table:style-name="ce4" table:formula="of:=[.B85]+([.$C$5]-([.$A$2]*[.A86]))*[.$B$2]" office:value-type="float" office:value="119.80155" calcext:value-type="float">
            <text:p>119,80155</text:p>
          </table:table-cell>
          <table:table-cell table:style-name="ce4" table:formula="of:=[.C85]+(-[.$A$2])*[.$B$2]" office:value-type="float" office:value="-39.609" calcext:value-type="float">
            <text:p>-39,609</text:p>
          </table:table-cell>
          <table:table-cell table:number-columns-repeated="6"/>
          <table:table-cell table:style-name="ce10" table:formula="of:=[.J85]+[.$B$2]" office:value-type="float" office:value="4.04999999999999" calcext:value-type="float">
            <text:p>4,04999999999999</text:p>
          </table:table-cell>
          <table:table-cell table:style-name="ce13" table:formula="of:=[.$K$5]+([.$L$5]*[.J86])-(0.5*[.$A$2]*([.J86]*[.J86]))" office:value-type="float" office:value="120.791775" calcext:value-type="float">
            <text:p>120,791775</text:p>
          </table:table-cell>
          <table:table-cell table:style-name="ce13" table:formula="of:=[.$L$5]-[.$A$2]*[.J86]" office:value-type="float" office:value="-39.6089999999999" calcext:value-type="float">
            <text:p>-39,6089999999999</text:p>
          </table:table-cell>
        </table:table-row>
        <table:table-row table:style-name="ro1">
          <table:table-cell table:style-name="ce4" table:formula="of:=[.A86]+[.$B$2]" office:value-type="float" office:value="4.09999999999999" calcext:value-type="float">
            <text:p>4,09999999999999</text:p>
          </table:table-cell>
          <table:table-cell table:style-name="ce4" table:formula="of:=[.B86]+([.$C$5]-([.$A$2]*[.A87]))*[.$B$2]" office:value-type="float" office:value="117.79665" calcext:value-type="float">
            <text:p>117,79665</text:p>
          </table:table-cell>
          <table:table-cell table:style-name="ce4" table:formula="of:=[.C86]+(-[.$A$2])*[.$B$2]" office:value-type="float" office:value="-40.098" calcext:value-type="float">
            <text:p>-40,098</text:p>
          </table:table-cell>
          <table:table-cell table:number-columns-repeated="6"/>
          <table:table-cell table:style-name="ce10" table:formula="of:=[.J86]+[.$B$2]" office:value-type="float" office:value="4.09999999999999" calcext:value-type="float">
            <text:p>4,09999999999999</text:p>
          </table:table-cell>
          <table:table-cell table:style-name="ce13" table:formula="of:=[.$K$5]+([.$L$5]*[.J87])-(0.5*[.$A$2]*([.J87]*[.J87]))" office:value-type="float" office:value="118.7991" calcext:value-type="float">
            <text:p>118,7991</text:p>
          </table:table-cell>
          <table:table-cell table:style-name="ce13" table:formula="of:=[.$L$5]-[.$A$2]*[.J87]" office:value-type="float" office:value="-40.0979999999999" calcext:value-type="float">
            <text:p>-40,0979999999999</text:p>
          </table:table-cell>
        </table:table-row>
        <table:table-row table:style-name="ro1">
          <table:table-cell table:style-name="ce4" table:formula="of:=[.A87]+[.$B$2]" office:value-type="float" office:value="4.14999999999999" calcext:value-type="float">
            <text:p>4,14999999999999</text:p>
          </table:table-cell>
          <table:table-cell table:style-name="ce4" table:formula="of:=[.B87]+([.$C$5]-([.$A$2]*[.A88]))*[.$B$2]" office:value-type="float" office:value="115.7673" calcext:value-type="float">
            <text:p>115,7673</text:p>
          </table:table-cell>
          <table:table-cell table:style-name="ce4" table:formula="of:=[.C87]+(-[.$A$2])*[.$B$2]" office:value-type="float" office:value="-40.587" calcext:value-type="float">
            <text:p>-40,587</text:p>
          </table:table-cell>
          <table:table-cell table:number-columns-repeated="6"/>
          <table:table-cell table:style-name="ce10" table:formula="of:=[.J87]+[.$B$2]" office:value-type="float" office:value="4.14999999999999" calcext:value-type="float">
            <text:p>4,14999999999999</text:p>
          </table:table-cell>
          <table:table-cell table:style-name="ce13" table:formula="of:=[.$K$5]+([.$L$5]*[.J88])-(0.5*[.$A$2]*([.J88]*[.J88]))" office:value-type="float" office:value="116.781975" calcext:value-type="float">
            <text:p>116,781975</text:p>
          </table:table-cell>
          <table:table-cell table:style-name="ce13" table:formula="of:=[.$L$5]-[.$A$2]*[.J88]" office:value-type="float" office:value="-40.5869999999999" calcext:value-type="float">
            <text:p>-40,5869999999999</text:p>
          </table:table-cell>
        </table:table-row>
        <table:table-row table:style-name="ro1">
          <table:table-cell table:style-name="ce4" table:formula="of:=[.A88]+[.$B$2]" office:value-type="float" office:value="4.19999999999999" calcext:value-type="float">
            <text:p>4,19999999999999</text:p>
          </table:table-cell>
          <table:table-cell table:style-name="ce4" table:formula="of:=[.B88]+([.$C$5]-([.$A$2]*[.A89]))*[.$B$2]" office:value-type="float" office:value="113.7135" calcext:value-type="float">
            <text:p>113,7135</text:p>
          </table:table-cell>
          <table:table-cell table:style-name="ce4" table:formula="of:=[.C88]+(-[.$A$2])*[.$B$2]" office:value-type="float" office:value="-41.076" calcext:value-type="float">
            <text:p>-41,076</text:p>
          </table:table-cell>
          <table:table-cell table:number-columns-repeated="6"/>
          <table:table-cell table:style-name="ce10" table:formula="of:=[.J88]+[.$B$2]" office:value-type="float" office:value="4.19999999999999" calcext:value-type="float">
            <text:p>4,19999999999999</text:p>
          </table:table-cell>
          <table:table-cell table:style-name="ce13" table:formula="of:=[.$K$5]+([.$L$5]*[.J89])-(0.5*[.$A$2]*([.J89]*[.J89]))" office:value-type="float" office:value="114.7404" calcext:value-type="float">
            <text:p>114,7404</text:p>
          </table:table-cell>
          <table:table-cell table:style-name="ce13" table:formula="of:=[.$L$5]-[.$A$2]*[.J89]" office:value-type="float" office:value="-41.0759999999999" calcext:value-type="float">
            <text:p>-41,0759999999999</text:p>
          </table:table-cell>
        </table:table-row>
        <table:table-row table:style-name="ro1">
          <table:table-cell table:style-name="ce4" table:formula="of:=[.A89]+[.$B$2]" office:value-type="float" office:value="4.24999999999999" calcext:value-type="float">
            <text:p>4,24999999999999</text:p>
          </table:table-cell>
          <table:table-cell table:style-name="ce4" table:formula="of:=[.B89]+([.$C$5]-([.$A$2]*[.A90]))*[.$B$2]" office:value-type="float" office:value="111.63525" calcext:value-type="float">
            <text:p>111,63525</text:p>
          </table:table-cell>
          <table:table-cell table:style-name="ce4" table:formula="of:=[.C89]+(-[.$A$2])*[.$B$2]" office:value-type="float" office:value="-41.565" calcext:value-type="float">
            <text:p>-41,565</text:p>
          </table:table-cell>
          <table:table-cell table:number-columns-repeated="6"/>
          <table:table-cell table:style-name="ce10" table:formula="of:=[.J89]+[.$B$2]" office:value-type="float" office:value="4.24999999999999" calcext:value-type="float">
            <text:p>4,24999999999999</text:p>
          </table:table-cell>
          <table:table-cell table:style-name="ce13" table:formula="of:=[.$K$5]+([.$L$5]*[.J90])-(0.5*[.$A$2]*([.J90]*[.J90]))" office:value-type="float" office:value="112.674375" calcext:value-type="float">
            <text:p>112,674375</text:p>
          </table:table-cell>
          <table:table-cell table:style-name="ce13" table:formula="of:=[.$L$5]-[.$A$2]*[.J90]" office:value-type="float" office:value="-41.5649999999999" calcext:value-type="float">
            <text:p>-41,5649999999999</text:p>
          </table:table-cell>
        </table:table-row>
        <table:table-row table:style-name="ro1">
          <table:table-cell table:style-name="ce4" table:formula="of:=[.A90]+[.$B$2]" office:value-type="float" office:value="4.29999999999999" calcext:value-type="float">
            <text:p>4,29999999999999</text:p>
          </table:table-cell>
          <table:table-cell table:style-name="ce4" table:formula="of:=[.B90]+([.$C$5]-([.$A$2]*[.A91]))*[.$B$2]" office:value-type="float" office:value="109.53255" calcext:value-type="float">
            <text:p>109,53255</text:p>
          </table:table-cell>
          <table:table-cell table:style-name="ce4" table:formula="of:=[.C90]+(-[.$A$2])*[.$B$2]" office:value-type="float" office:value="-42.054" calcext:value-type="float">
            <text:p>-42,054</text:p>
          </table:table-cell>
          <table:table-cell table:number-columns-repeated="6"/>
          <table:table-cell table:style-name="ce10" table:formula="of:=[.J90]+[.$B$2]" office:value-type="float" office:value="4.29999999999999" calcext:value-type="float">
            <text:p>4,29999999999999</text:p>
          </table:table-cell>
          <table:table-cell table:style-name="ce13" table:formula="of:=[.$K$5]+([.$L$5]*[.J91])-(0.5*[.$A$2]*([.J91]*[.J91]))" office:value-type="float" office:value="110.5839" calcext:value-type="float">
            <text:p>110,5839</text:p>
          </table:table-cell>
          <table:table-cell table:style-name="ce13" table:formula="of:=[.$L$5]-[.$A$2]*[.J91]" office:value-type="float" office:value="-42.0539999999999" calcext:value-type="float">
            <text:p>-42,0539999999999</text:p>
          </table:table-cell>
        </table:table-row>
        <table:table-row table:style-name="ro1">
          <table:table-cell table:style-name="ce4" table:formula="of:=[.A91]+[.$B$2]" office:value-type="float" office:value="4.34999999999999" calcext:value-type="float">
            <text:p>4,34999999999999</text:p>
          </table:table-cell>
          <table:table-cell table:style-name="ce4" table:formula="of:=[.B91]+([.$C$5]-([.$A$2]*[.A92]))*[.$B$2]" office:value-type="float" office:value="107.4054" calcext:value-type="float">
            <text:p>107,4054</text:p>
          </table:table-cell>
          <table:table-cell table:style-name="ce4" table:formula="of:=[.C91]+(-[.$A$2])*[.$B$2]" office:value-type="float" office:value="-42.543" calcext:value-type="float">
            <text:p>-42,543</text:p>
          </table:table-cell>
          <table:table-cell table:number-columns-repeated="6"/>
          <table:table-cell table:style-name="ce10" table:formula="of:=[.J91]+[.$B$2]" office:value-type="float" office:value="4.34999999999999" calcext:value-type="float">
            <text:p>4,34999999999999</text:p>
          </table:table-cell>
          <table:table-cell table:style-name="ce13" table:formula="of:=[.$K$5]+([.$L$5]*[.J92])-(0.5*[.$A$2]*([.J92]*[.J92]))" office:value-type="float" office:value="108.468975" calcext:value-type="float">
            <text:p>108,468975</text:p>
          </table:table-cell>
          <table:table-cell table:style-name="ce13" table:formula="of:=[.$L$5]-[.$A$2]*[.J92]" office:value-type="float" office:value="-42.5429999999999" calcext:value-type="float">
            <text:p>-42,5429999999999</text:p>
          </table:table-cell>
        </table:table-row>
        <table:table-row table:style-name="ro1">
          <table:table-cell table:style-name="ce4" table:formula="of:=[.A92]+[.$B$2]" office:value-type="float" office:value="4.39999999999999" calcext:value-type="float">
            <text:p>4,39999999999999</text:p>
          </table:table-cell>
          <table:table-cell table:style-name="ce4" table:formula="of:=[.B92]+([.$C$5]-([.$A$2]*[.A93]))*[.$B$2]" office:value-type="float" office:value="105.2538" calcext:value-type="float">
            <text:p>105,2538</text:p>
          </table:table-cell>
          <table:table-cell table:style-name="ce4" table:formula="of:=[.C92]+(-[.$A$2])*[.$B$2]" office:value-type="float" office:value="-43.032" calcext:value-type="float">
            <text:p>-43,032</text:p>
          </table:table-cell>
          <table:table-cell table:number-columns-repeated="6"/>
          <table:table-cell table:style-name="ce10" table:formula="of:=[.J92]+[.$B$2]" office:value-type="float" office:value="4.39999999999999" calcext:value-type="float">
            <text:p>4,39999999999999</text:p>
          </table:table-cell>
          <table:table-cell table:style-name="ce13" table:formula="of:=[.$K$5]+([.$L$5]*[.J93])-(0.5*[.$A$2]*([.J93]*[.J93]))" office:value-type="float" office:value="106.3296" calcext:value-type="float">
            <text:p>106,3296</text:p>
          </table:table-cell>
          <table:table-cell table:style-name="ce13" table:formula="of:=[.$L$5]-[.$A$2]*[.J93]" office:value-type="float" office:value="-43.0319999999999" calcext:value-type="float">
            <text:p>-43,0319999999999</text:p>
          </table:table-cell>
        </table:table-row>
        <table:table-row table:style-name="ro1">
          <table:table-cell table:style-name="ce4" table:formula="of:=[.A93]+[.$B$2]" office:value-type="float" office:value="4.44999999999999" calcext:value-type="float">
            <text:p>4,44999999999999</text:p>
          </table:table-cell>
          <table:table-cell table:style-name="ce4" table:formula="of:=[.B93]+([.$C$5]-([.$A$2]*[.A94]))*[.$B$2]" office:value-type="float" office:value="103.07775" calcext:value-type="float">
            <text:p>103,07775</text:p>
          </table:table-cell>
          <table:table-cell table:style-name="ce4" table:formula="of:=[.C93]+(-[.$A$2])*[.$B$2]" office:value-type="float" office:value="-43.521" calcext:value-type="float">
            <text:p>-43,521</text:p>
          </table:table-cell>
          <table:table-cell table:number-columns-repeated="6"/>
          <table:table-cell table:style-name="ce10" table:formula="of:=[.J93]+[.$B$2]" office:value-type="float" office:value="4.44999999999999" calcext:value-type="float">
            <text:p>4,44999999999999</text:p>
          </table:table-cell>
          <table:table-cell table:style-name="ce13" table:formula="of:=[.$K$5]+([.$L$5]*[.J94])-(0.5*[.$A$2]*([.J94]*[.J94]))" office:value-type="float" office:value="104.165775" calcext:value-type="float">
            <text:p>104,165775</text:p>
          </table:table-cell>
          <table:table-cell table:style-name="ce13" table:formula="of:=[.$L$5]-[.$A$2]*[.J94]" office:value-type="float" office:value="-43.5209999999999" calcext:value-type="float">
            <text:p>-43,5209999999999</text:p>
          </table:table-cell>
        </table:table-row>
        <table:table-row table:style-name="ro1">
          <table:table-cell table:style-name="ce4" table:formula="of:=[.A94]+[.$B$2]" office:value-type="float" office:value="4.49999999999999" calcext:value-type="float">
            <text:p>4,49999999999999</text:p>
          </table:table-cell>
          <table:table-cell table:style-name="ce4" table:formula="of:=[.B94]+([.$C$5]-([.$A$2]*[.A95]))*[.$B$2]" office:value-type="float" office:value="100.87725" calcext:value-type="float">
            <text:p>100,87725</text:p>
          </table:table-cell>
          <table:table-cell table:style-name="ce4" table:formula="of:=[.C94]+(-[.$A$2])*[.$B$2]" office:value-type="float" office:value="-44.01" calcext:value-type="float">
            <text:p>-44,01</text:p>
          </table:table-cell>
          <table:table-cell table:number-columns-repeated="6"/>
          <table:table-cell table:style-name="ce10" table:formula="of:=[.J94]+[.$B$2]" office:value-type="float" office:value="4.49999999999999" calcext:value-type="float">
            <text:p>4,49999999999999</text:p>
          </table:table-cell>
          <table:table-cell table:style-name="ce13" table:formula="of:=[.$K$5]+([.$L$5]*[.J95])-(0.5*[.$A$2]*([.J95]*[.J95]))" office:value-type="float" office:value="101.9775" calcext:value-type="float">
            <text:p>101,9775</text:p>
          </table:table-cell>
          <table:table-cell table:style-name="ce13" table:formula="of:=[.$L$5]-[.$A$2]*[.J95]" office:value-type="float" office:value="-44.0099999999999" calcext:value-type="float">
            <text:p>-44,0099999999999</text:p>
          </table:table-cell>
        </table:table-row>
        <table:table-row table:style-name="ro1">
          <table:table-cell table:style-name="ce4" table:formula="of:=[.A95]+[.$B$2]" office:value-type="float" office:value="4.54999999999999" calcext:value-type="float">
            <text:p>4,54999999999999</text:p>
          </table:table-cell>
          <table:table-cell table:style-name="ce4" table:formula="of:=[.B95]+([.$C$5]-([.$A$2]*[.A96]))*[.$B$2]" office:value-type="float" office:value="98.6523" calcext:value-type="float">
            <text:p>98,6523</text:p>
          </table:table-cell>
          <table:table-cell table:style-name="ce4" table:formula="of:=[.C95]+(-[.$A$2])*[.$B$2]" office:value-type="float" office:value="-44.499" calcext:value-type="float">
            <text:p>-44,499</text:p>
          </table:table-cell>
          <table:table-cell table:number-columns-repeated="6"/>
          <table:table-cell table:style-name="ce10" table:formula="of:=[.J95]+[.$B$2]" office:value-type="float" office:value="4.54999999999999" calcext:value-type="float">
            <text:p>4,54999999999999</text:p>
          </table:table-cell>
          <table:table-cell table:style-name="ce13" table:formula="of:=[.$K$5]+([.$L$5]*[.J96])-(0.5*[.$A$2]*([.J96]*[.J96]))" office:value-type="float" office:value="99.7647750000004" calcext:value-type="float">
            <text:p>99,7647750000004</text:p>
          </table:table-cell>
          <table:table-cell table:style-name="ce13" table:formula="of:=[.$L$5]-[.$A$2]*[.J96]" office:value-type="float" office:value="-44.4989999999999" calcext:value-type="float">
            <text:p>-44,4989999999999</text:p>
          </table:table-cell>
        </table:table-row>
        <table:table-row table:style-name="ro1">
          <table:table-cell table:style-name="ce4" table:formula="of:=[.A96]+[.$B$2]" office:value-type="float" office:value="4.59999999999999" calcext:value-type="float">
            <text:p>4,59999999999999</text:p>
          </table:table-cell>
          <table:table-cell table:style-name="ce4" table:formula="of:=[.B96]+([.$C$5]-([.$A$2]*[.A97]))*[.$B$2]" office:value-type="float" office:value="96.4029000000001" calcext:value-type="float">
            <text:p>96,4029000000001</text:p>
          </table:table-cell>
          <table:table-cell table:style-name="ce4" table:formula="of:=[.C96]+(-[.$A$2])*[.$B$2]" office:value-type="float" office:value="-44.988" calcext:value-type="float">
            <text:p>-44,988</text:p>
          </table:table-cell>
          <table:table-cell table:number-columns-repeated="6"/>
          <table:table-cell table:style-name="ce10" table:formula="of:=[.J96]+[.$B$2]" office:value-type="float" office:value="4.59999999999999" calcext:value-type="float">
            <text:p>4,59999999999999</text:p>
          </table:table-cell>
          <table:table-cell table:style-name="ce13" table:formula="of:=[.$K$5]+([.$L$5]*[.J97])-(0.5*[.$A$2]*([.J97]*[.J97]))" office:value-type="float" office:value="97.5276000000004" calcext:value-type="float">
            <text:p>97,5276000000004</text:p>
          </table:table-cell>
          <table:table-cell table:style-name="ce13" table:formula="of:=[.$L$5]-[.$A$2]*[.J97]" office:value-type="float" office:value="-44.9879999999999" calcext:value-type="float">
            <text:p>-44,9879999999999</text:p>
          </table:table-cell>
        </table:table-row>
        <table:table-row table:style-name="ro1">
          <table:table-cell table:style-name="ce4" table:formula="of:=[.A97]+[.$B$2]" office:value-type="float" office:value="4.64999999999999" calcext:value-type="float">
            <text:p>4,64999999999999</text:p>
          </table:table-cell>
          <table:table-cell table:style-name="ce4" table:formula="of:=[.B97]+([.$C$5]-([.$A$2]*[.A98]))*[.$B$2]" office:value-type="float" office:value="94.1290500000001" calcext:value-type="float">
            <text:p>94,1290500000001</text:p>
          </table:table-cell>
          <table:table-cell table:style-name="ce4" table:formula="of:=[.C97]+(-[.$A$2])*[.$B$2]" office:value-type="float" office:value="-45.477" calcext:value-type="float">
            <text:p>-45,477</text:p>
          </table:table-cell>
          <table:table-cell table:number-columns-repeated="6"/>
          <table:table-cell table:style-name="ce10" table:formula="of:=[.J97]+[.$B$2]" office:value-type="float" office:value="4.64999999999999" calcext:value-type="float">
            <text:p>4,64999999999999</text:p>
          </table:table-cell>
          <table:table-cell table:style-name="ce13" table:formula="of:=[.$K$5]+([.$L$5]*[.J98])-(0.5*[.$A$2]*([.J98]*[.J98]))" office:value-type="float" office:value="95.2659750000004" calcext:value-type="float">
            <text:p>95,2659750000004</text:p>
          </table:table-cell>
          <table:table-cell table:style-name="ce13" table:formula="of:=[.$L$5]-[.$A$2]*[.J98]" office:value-type="float" office:value="-45.4769999999999" calcext:value-type="float">
            <text:p>-45,4769999999999</text:p>
          </table:table-cell>
        </table:table-row>
        <table:table-row table:style-name="ro1">
          <table:table-cell table:style-name="ce4" table:formula="of:=[.A98]+[.$B$2]" office:value-type="float" office:value="4.69999999999999" calcext:value-type="float">
            <text:p>4,69999999999999</text:p>
          </table:table-cell>
          <table:table-cell table:style-name="ce4" table:formula="of:=[.B98]+([.$C$5]-([.$A$2]*[.A99]))*[.$B$2]" office:value-type="float" office:value="91.8307500000001" calcext:value-type="float">
            <text:p>91,8307500000001</text:p>
          </table:table-cell>
          <table:table-cell table:style-name="ce4" table:formula="of:=[.C98]+(-[.$A$2])*[.$B$2]" office:value-type="float" office:value="-45.966" calcext:value-type="float">
            <text:p>-45,966</text:p>
          </table:table-cell>
          <table:table-cell table:number-columns-repeated="6"/>
          <table:table-cell table:style-name="ce10" table:formula="of:=[.J98]+[.$B$2]" office:value-type="float" office:value="4.69999999999999" calcext:value-type="float">
            <text:p>4,69999999999999</text:p>
          </table:table-cell>
          <table:table-cell table:style-name="ce13" table:formula="of:=[.$K$5]+([.$L$5]*[.J99])-(0.5*[.$A$2]*([.J99]*[.J99]))" office:value-type="float" office:value="92.9799000000004" calcext:value-type="float">
            <text:p>92,9799000000004</text:p>
          </table:table-cell>
          <table:table-cell table:style-name="ce13" table:formula="of:=[.$L$5]-[.$A$2]*[.J99]" office:value-type="float" office:value="-45.9659999999999" calcext:value-type="float">
            <text:p>-45,9659999999999</text:p>
          </table:table-cell>
        </table:table-row>
        <table:table-row table:style-name="ro1">
          <table:table-cell table:style-name="ce4" table:formula="of:=[.A99]+[.$B$2]" office:value-type="float" office:value="4.74999999999999" calcext:value-type="float">
            <text:p>4,74999999999999</text:p>
          </table:table-cell>
          <table:table-cell table:style-name="ce4" table:formula="of:=[.B99]+([.$C$5]-([.$A$2]*[.A100]))*[.$B$2]" office:value-type="float" office:value="89.5080000000001" calcext:value-type="float">
            <text:p>89,5080000000001</text:p>
          </table:table-cell>
          <table:table-cell table:style-name="ce4" table:formula="of:=[.C99]+(-[.$A$2])*[.$B$2]" office:value-type="float" office:value="-46.455" calcext:value-type="float">
            <text:p>-46,455</text:p>
          </table:table-cell>
          <table:table-cell table:number-columns-repeated="6"/>
          <table:table-cell table:style-name="ce10" table:formula="of:=[.J99]+[.$B$2]" office:value-type="float" office:value="4.74999999999999" calcext:value-type="float">
            <text:p>4,74999999999999</text:p>
          </table:table-cell>
          <table:table-cell table:style-name="ce13" table:formula="of:=[.$K$5]+([.$L$5]*[.J100])-(0.5*[.$A$2]*([.J100]*[.J100]))" office:value-type="float" office:value="90.6693750000004" calcext:value-type="float">
            <text:p>90,6693750000004</text:p>
          </table:table-cell>
          <table:table-cell table:style-name="ce13" table:formula="of:=[.$L$5]-[.$A$2]*[.J100]" office:value-type="float" office:value="-46.4549999999999" calcext:value-type="float">
            <text:p>-46,4549999999999</text:p>
          </table:table-cell>
        </table:table-row>
        <table:table-row table:style-name="ro1">
          <table:table-cell table:style-name="ce4" table:formula="of:=[.A100]+[.$B$2]" office:value-type="float" office:value="4.79999999999999" calcext:value-type="float">
            <text:p>4,79999999999999</text:p>
          </table:table-cell>
          <table:table-cell table:style-name="ce4" table:formula="of:=[.B100]+([.$C$5]-([.$A$2]*[.A101]))*[.$B$2]" office:value-type="float" office:value="87.1608000000001" calcext:value-type="float">
            <text:p>87,1608000000001</text:p>
          </table:table-cell>
          <table:table-cell table:style-name="ce4" table:formula="of:=[.C100]+(-[.$A$2])*[.$B$2]" office:value-type="float" office:value="-46.944" calcext:value-type="float">
            <text:p>-46,944</text:p>
          </table:table-cell>
          <table:table-cell table:number-columns-repeated="6"/>
          <table:table-cell table:style-name="ce10" table:formula="of:=[.J100]+[.$B$2]" office:value-type="float" office:value="4.79999999999999" calcext:value-type="float">
            <text:p>4,79999999999999</text:p>
          </table:table-cell>
          <table:table-cell table:style-name="ce13" table:formula="of:=[.$K$5]+([.$L$5]*[.J101])-(0.5*[.$A$2]*([.J101]*[.J101]))" office:value-type="float" office:value="88.3344000000004" calcext:value-type="float">
            <text:p>88,3344000000004</text:p>
          </table:table-cell>
          <table:table-cell table:style-name="ce13" table:formula="of:=[.$L$5]-[.$A$2]*[.J101]" office:value-type="float" office:value="-46.9439999999999" calcext:value-type="float">
            <text:p>-46,9439999999999</text:p>
          </table:table-cell>
        </table:table-row>
        <table:table-row table:style-name="ro1">
          <table:table-cell table:style-name="ce4" table:formula="of:=[.A101]+[.$B$2]" office:value-type="float" office:value="4.84999999999999" calcext:value-type="float">
            <text:p>4,84999999999999</text:p>
          </table:table-cell>
          <table:table-cell table:style-name="ce4" table:formula="of:=[.B101]+([.$C$5]-([.$A$2]*[.A102]))*[.$B$2]" office:value-type="float" office:value="84.7891500000001" calcext:value-type="float">
            <text:p>84,7891500000001</text:p>
          </table:table-cell>
          <table:table-cell table:style-name="ce4" table:formula="of:=[.C101]+(-[.$A$2])*[.$B$2]" office:value-type="float" office:value="-47.433" calcext:value-type="float">
            <text:p>-47,433</text:p>
          </table:table-cell>
          <table:table-cell table:number-columns-repeated="6"/>
          <table:table-cell table:style-name="ce10" table:formula="of:=[.J101]+[.$B$2]" office:value-type="float" office:value="4.84999999999999" calcext:value-type="float">
            <text:p>4,84999999999999</text:p>
          </table:table-cell>
          <table:table-cell table:style-name="ce13" table:formula="of:=[.$K$5]+([.$L$5]*[.J102])-(0.5*[.$A$2]*([.J102]*[.J102]))" office:value-type="float" office:value="85.9749750000004" calcext:value-type="float">
            <text:p>85,9749750000004</text:p>
          </table:table-cell>
          <table:table-cell table:style-name="ce13" table:formula="of:=[.$L$5]-[.$A$2]*[.J102]" office:value-type="float" office:value="-47.4329999999999" calcext:value-type="float">
            <text:p>-47,4329999999999</text:p>
          </table:table-cell>
        </table:table-row>
        <table:table-row table:style-name="ro1">
          <table:table-cell table:style-name="ce4" table:formula="of:=[.A102]+[.$B$2]" office:value-type="float" office:value="4.89999999999999" calcext:value-type="float">
            <text:p>4,89999999999999</text:p>
          </table:table-cell>
          <table:table-cell table:style-name="ce4" table:formula="of:=[.B102]+([.$C$5]-([.$A$2]*[.A103]))*[.$B$2]" office:value-type="float" office:value="82.3930500000001" calcext:value-type="float">
            <text:p>82,3930500000001</text:p>
          </table:table-cell>
          <table:table-cell table:style-name="ce4" table:formula="of:=[.C102]+(-[.$A$2])*[.$B$2]" office:value-type="float" office:value="-47.922" calcext:value-type="float">
            <text:p>-47,922</text:p>
          </table:table-cell>
          <table:table-cell table:number-columns-repeated="6"/>
          <table:table-cell table:style-name="ce10" table:formula="of:=[.J102]+[.$B$2]" office:value-type="float" office:value="4.89999999999999" calcext:value-type="float">
            <text:p>4,89999999999999</text:p>
          </table:table-cell>
          <table:table-cell table:style-name="ce13" table:formula="of:=[.$K$5]+([.$L$5]*[.J103])-(0.5*[.$A$2]*([.J103]*[.J103]))" office:value-type="float" office:value="83.5911000000005" calcext:value-type="float">
            <text:p>83,5911000000005</text:p>
          </table:table-cell>
          <table:table-cell table:style-name="ce13" table:formula="of:=[.$L$5]-[.$A$2]*[.J103]" office:value-type="float" office:value="-47.9219999999999" calcext:value-type="float">
            <text:p>-47,9219999999999</text:p>
          </table:table-cell>
        </table:table-row>
        <table:table-row table:style-name="ro1">
          <table:table-cell table:style-name="ce4" table:formula="of:=[.A103]+[.$B$2]" office:value-type="float" office:value="4.94999999999999" calcext:value-type="float">
            <text:p>4,94999999999999</text:p>
          </table:table-cell>
          <table:table-cell table:style-name="ce4" table:formula="of:=[.B103]+([.$C$5]-([.$A$2]*[.A104]))*[.$B$2]" office:value-type="float" office:value="79.9725000000001" calcext:value-type="float">
            <text:p>79,9725000000001</text:p>
          </table:table-cell>
          <table:table-cell table:style-name="ce4" table:formula="of:=[.C103]+(-[.$A$2])*[.$B$2]" office:value-type="float" office:value="-48.4109999999999" calcext:value-type="float">
            <text:p>-48,4109999999999</text:p>
          </table:table-cell>
          <table:table-cell table:number-columns-repeated="6"/>
          <table:table-cell table:style-name="ce10" table:formula="of:=[.J103]+[.$B$2]" office:value-type="float" office:value="4.94999999999999" calcext:value-type="float">
            <text:p>4,94999999999999</text:p>
          </table:table-cell>
          <table:table-cell table:style-name="ce13" table:formula="of:=[.$K$5]+([.$L$5]*[.J104])-(0.5*[.$A$2]*([.J104]*[.J104]))" office:value-type="float" office:value="81.1827750000005" calcext:value-type="float">
            <text:p>81,1827750000005</text:p>
          </table:table-cell>
          <table:table-cell table:style-name="ce13" table:formula="of:=[.$L$5]-[.$A$2]*[.J104]" office:value-type="float" office:value="-48.4109999999999" calcext:value-type="float">
            <text:p>-48,4109999999999</text:p>
          </table:table-cell>
        </table:table-row>
        <table:table-row table:style-name="ro1">
          <table:table-cell table:style-name="ce4" table:formula="of:=[.A104]+[.$B$2]" office:value-type="float" office:value="4.99999999999999" calcext:value-type="float">
            <text:p>4,99999999999999</text:p>
          </table:table-cell>
          <table:table-cell table:style-name="ce4" table:formula="of:=[.B104]+([.$C$5]-([.$A$2]*[.A105]))*[.$B$2]" office:value-type="float" office:value="77.5275000000001" calcext:value-type="float">
            <text:p>77,5275000000001</text:p>
          </table:table-cell>
          <table:table-cell table:style-name="ce4" table:formula="of:=[.C104]+(-[.$A$2])*[.$B$2]" office:value-type="float" office:value="-48.8999999999999" calcext:value-type="float">
            <text:p>-48,8999999999999</text:p>
          </table:table-cell>
          <table:table-cell table:number-columns-repeated="6"/>
          <table:table-cell table:style-name="ce10" table:formula="of:=[.J104]+[.$B$2]" office:value-type="float" office:value="4.99999999999999" calcext:value-type="float">
            <text:p>4,99999999999999</text:p>
          </table:table-cell>
          <table:table-cell table:style-name="ce13" table:formula="of:=[.$K$5]+([.$L$5]*[.J105])-(0.5*[.$A$2]*([.J105]*[.J105]))" office:value-type="float" office:value="78.7500000000005" calcext:value-type="float">
            <text:p>78,7500000000005</text:p>
          </table:table-cell>
          <table:table-cell table:style-name="ce13" table:formula="of:=[.$L$5]-[.$A$2]*[.J105]" office:value-type="float" office:value="-48.8999999999999" calcext:value-type="float">
            <text:p>-48,8999999999999</text:p>
          </table:table-cell>
        </table:table-row>
        <table:table-row table:style-name="ro1">
          <table:table-cell table:style-name="ce4" table:formula="of:=[.A105]+[.$B$2]" office:value-type="float" office:value="5.04999999999999" calcext:value-type="float">
            <text:p>5,04999999999999</text:p>
          </table:table-cell>
          <table:table-cell table:style-name="ce4" table:formula="of:=[.B105]+([.$C$5]-([.$A$2]*[.A106]))*[.$B$2]" office:value-type="float" office:value="75.0580500000001" calcext:value-type="float">
            <text:p>75,0580500000001</text:p>
          </table:table-cell>
          <table:table-cell table:style-name="ce4" table:formula="of:=[.C105]+(-[.$A$2])*[.$B$2]" office:value-type="float" office:value="-49.3889999999999" calcext:value-type="float">
            <text:p>-49,3889999999999</text:p>
          </table:table-cell>
          <table:table-cell table:number-columns-repeated="6"/>
          <table:table-cell table:style-name="ce10" table:formula="of:=[.J105]+[.$B$2]" office:value-type="float" office:value="5.04999999999999" calcext:value-type="float">
            <text:p>5,04999999999999</text:p>
          </table:table-cell>
          <table:table-cell table:style-name="ce13" table:formula="of:=[.$K$5]+([.$L$5]*[.J106])-(0.5*[.$A$2]*([.J106]*[.J106]))" office:value-type="float" office:value="76.2927750000005" calcext:value-type="float">
            <text:p>76,2927750000005</text:p>
          </table:table-cell>
          <table:table-cell table:style-name="ce13" table:formula="of:=[.$L$5]-[.$A$2]*[.J106]" office:value-type="float" office:value="-49.3889999999999" calcext:value-type="float">
            <text:p>-49,3889999999999</text:p>
          </table:table-cell>
        </table:table-row>
        <table:table-row table:style-name="ro1">
          <table:table-cell table:style-name="ce4" table:formula="of:=[.A106]+[.$B$2]" office:value-type="float" office:value="5.09999999999999" calcext:value-type="float">
            <text:p>5,09999999999999</text:p>
          </table:table-cell>
          <table:table-cell table:style-name="ce4" table:formula="of:=[.B106]+([.$C$5]-([.$A$2]*[.A107]))*[.$B$2]" office:value-type="float" office:value="72.5641500000001" calcext:value-type="float">
            <text:p>72,5641500000001</text:p>
          </table:table-cell>
          <table:table-cell table:style-name="ce4" table:formula="of:=[.C106]+(-[.$A$2])*[.$B$2]" office:value-type="float" office:value="-49.8779999999999" calcext:value-type="float">
            <text:p>-49,8779999999999</text:p>
          </table:table-cell>
          <table:table-cell table:number-columns-repeated="6"/>
          <table:table-cell table:style-name="ce10" table:formula="of:=[.J106]+[.$B$2]" office:value-type="float" office:value="5.09999999999999" calcext:value-type="float">
            <text:p>5,09999999999999</text:p>
          </table:table-cell>
          <table:table-cell table:style-name="ce13" table:formula="of:=[.$K$5]+([.$L$5]*[.J107])-(0.5*[.$A$2]*([.J107]*[.J107]))" office:value-type="float" office:value="73.8111000000005" calcext:value-type="float">
            <text:p>73,8111000000005</text:p>
          </table:table-cell>
          <table:table-cell table:style-name="ce13" table:formula="of:=[.$L$5]-[.$A$2]*[.J107]" office:value-type="float" office:value="-49.8779999999999" calcext:value-type="float">
            <text:p>-49,8779999999999</text:p>
          </table:table-cell>
        </table:table-row>
        <table:table-row table:style-name="ro1">
          <table:table-cell table:style-name="ce4" table:formula="of:=[.A107]+[.$B$2]" office:value-type="float" office:value="5.14999999999999" calcext:value-type="float">
            <text:p>5,14999999999999</text:p>
          </table:table-cell>
          <table:table-cell table:style-name="ce4" table:formula="of:=[.B107]+([.$C$5]-([.$A$2]*[.A108]))*[.$B$2]" office:value-type="float" office:value="70.0458000000001" calcext:value-type="float">
            <text:p>70,0458000000001</text:p>
          </table:table-cell>
          <table:table-cell table:style-name="ce4" table:formula="of:=[.C107]+(-[.$A$2])*[.$B$2]" office:value-type="float" office:value="-50.3669999999999" calcext:value-type="float">
            <text:p>-50,3669999999999</text:p>
          </table:table-cell>
          <table:table-cell table:number-columns-repeated="6"/>
          <table:table-cell table:style-name="ce10" table:formula="of:=[.J107]+[.$B$2]" office:value-type="float" office:value="5.14999999999999" calcext:value-type="float">
            <text:p>5,14999999999999</text:p>
          </table:table-cell>
          <table:table-cell table:style-name="ce13" table:formula="of:=[.$K$5]+([.$L$5]*[.J108])-(0.5*[.$A$2]*([.J108]*[.J108]))" office:value-type="float" office:value="71.3049750000005" calcext:value-type="float">
            <text:p>71,3049750000005</text:p>
          </table:table-cell>
          <table:table-cell table:style-name="ce13" table:formula="of:=[.$L$5]-[.$A$2]*[.J108]" office:value-type="float" office:value="-50.3669999999999" calcext:value-type="float">
            <text:p>-50,3669999999999</text:p>
          </table:table-cell>
        </table:table-row>
        <table:table-row table:style-name="ro1">
          <table:table-cell table:style-name="ce4" table:formula="of:=[.A108]+[.$B$2]" office:value-type="float" office:value="5.19999999999999" calcext:value-type="float">
            <text:p>5,19999999999999</text:p>
          </table:table-cell>
          <table:table-cell table:style-name="ce4" table:formula="of:=[.B108]+([.$C$5]-([.$A$2]*[.A109]))*[.$B$2]" office:value-type="float" office:value="67.5030000000001" calcext:value-type="float">
            <text:p>67,5030000000001</text:p>
          </table:table-cell>
          <table:table-cell table:style-name="ce4" table:formula="of:=[.C108]+(-[.$A$2])*[.$B$2]" office:value-type="float" office:value="-50.8559999999999" calcext:value-type="float">
            <text:p>-50,8559999999999</text:p>
          </table:table-cell>
          <table:table-cell table:number-columns-repeated="6"/>
          <table:table-cell table:style-name="ce10" table:formula="of:=[.J108]+[.$B$2]" office:value-type="float" office:value="5.19999999999999" calcext:value-type="float">
            <text:p>5,19999999999999</text:p>
          </table:table-cell>
          <table:table-cell table:style-name="ce13" table:formula="of:=[.$K$5]+([.$L$5]*[.J109])-(0.5*[.$A$2]*([.J109]*[.J109]))" office:value-type="float" office:value="68.7744000000005" calcext:value-type="float">
            <text:p>68,7744000000005</text:p>
          </table:table-cell>
          <table:table-cell table:style-name="ce13" table:formula="of:=[.$L$5]-[.$A$2]*[.J109]" office:value-type="float" office:value="-50.8559999999999" calcext:value-type="float">
            <text:p>-50,8559999999999</text:p>
          </table:table-cell>
        </table:table-row>
        <table:table-row table:style-name="ro1">
          <table:table-cell table:style-name="ce4" table:formula="of:=[.A109]+[.$B$2]" office:value-type="float" office:value="5.24999999999999" calcext:value-type="float">
            <text:p>5,24999999999999</text:p>
          </table:table-cell>
          <table:table-cell table:style-name="ce4" table:formula="of:=[.B109]+([.$C$5]-([.$A$2]*[.A110]))*[.$B$2]" office:value-type="float" office:value="64.9357500000001" calcext:value-type="float">
            <text:p>64,9357500000001</text:p>
          </table:table-cell>
          <table:table-cell table:style-name="ce4" table:formula="of:=[.C109]+(-[.$A$2])*[.$B$2]" office:value-type="float" office:value="-51.3449999999999" calcext:value-type="float">
            <text:p>-51,3449999999999</text:p>
          </table:table-cell>
          <table:table-cell table:number-columns-repeated="6"/>
          <table:table-cell table:style-name="ce10" table:formula="of:=[.J109]+[.$B$2]" office:value-type="float" office:value="5.24999999999999" calcext:value-type="float">
            <text:p>5,24999999999999</text:p>
          </table:table-cell>
          <table:table-cell table:style-name="ce13" table:formula="of:=[.$K$5]+([.$L$5]*[.J110])-(0.5*[.$A$2]*([.J110]*[.J110]))" office:value-type="float" office:value="66.2193750000006" calcext:value-type="float">
            <text:p>66,2193750000006</text:p>
          </table:table-cell>
          <table:table-cell table:style-name="ce13" table:formula="of:=[.$L$5]-[.$A$2]*[.J110]" office:value-type="float" office:value="-51.3449999999999" calcext:value-type="float">
            <text:p>-51,3449999999999</text:p>
          </table:table-cell>
        </table:table-row>
        <table:table-row table:style-name="ro1">
          <table:table-cell table:style-name="ce4" table:formula="of:=[.A110]+[.$B$2]" office:value-type="float" office:value="5.29999999999999" calcext:value-type="float">
            <text:p>5,29999999999999</text:p>
          </table:table-cell>
          <table:table-cell table:style-name="ce4" table:formula="of:=[.B110]+([.$C$5]-([.$A$2]*[.A111]))*[.$B$2]" office:value-type="float" office:value="62.3440500000001" calcext:value-type="float">
            <text:p>62,3440500000001</text:p>
          </table:table-cell>
          <table:table-cell table:style-name="ce4" table:formula="of:=[.C110]+(-[.$A$2])*[.$B$2]" office:value-type="float" office:value="-51.8339999999999" calcext:value-type="float">
            <text:p>-51,8339999999999</text:p>
          </table:table-cell>
          <table:table-cell table:number-columns-repeated="6"/>
          <table:table-cell table:style-name="ce10" table:formula="of:=[.J110]+[.$B$2]" office:value-type="float" office:value="5.29999999999999" calcext:value-type="float">
            <text:p>5,29999999999999</text:p>
          </table:table-cell>
          <table:table-cell table:style-name="ce13" table:formula="of:=[.$K$5]+([.$L$5]*[.J111])-(0.5*[.$A$2]*([.J111]*[.J111]))" office:value-type="float" office:value="63.6399000000006" calcext:value-type="float">
            <text:p>63,6399000000006</text:p>
          </table:table-cell>
          <table:table-cell table:style-name="ce13" table:formula="of:=[.$L$5]-[.$A$2]*[.J111]" office:value-type="float" office:value="-51.8339999999999" calcext:value-type="float">
            <text:p>-51,8339999999999</text:p>
          </table:table-cell>
        </table:table-row>
        <table:table-row table:style-name="ro1">
          <table:table-cell table:style-name="ce4" table:formula="of:=[.A111]+[.$B$2]" office:value-type="float" office:value="5.34999999999999" calcext:value-type="float">
            <text:p>5,34999999999999</text:p>
          </table:table-cell>
          <table:table-cell table:style-name="ce4" table:formula="of:=[.B111]+([.$C$5]-([.$A$2]*[.A112]))*[.$B$2]" office:value-type="float" office:value="59.7279000000001" calcext:value-type="float">
            <text:p>59,7279000000001</text:p>
          </table:table-cell>
          <table:table-cell table:style-name="ce4" table:formula="of:=[.C111]+(-[.$A$2])*[.$B$2]" office:value-type="float" office:value="-52.3229999999999" calcext:value-type="float">
            <text:p>-52,3229999999999</text:p>
          </table:table-cell>
          <table:table-cell table:number-columns-repeated="6"/>
          <table:table-cell table:style-name="ce10" table:formula="of:=[.J111]+[.$B$2]" office:value-type="float" office:value="5.34999999999999" calcext:value-type="float">
            <text:p>5,34999999999999</text:p>
          </table:table-cell>
          <table:table-cell table:style-name="ce13" table:formula="of:=[.$K$5]+([.$L$5]*[.J112])-(0.5*[.$A$2]*([.J112]*[.J112]))" office:value-type="float" office:value="61.0359750000006" calcext:value-type="float">
            <text:p>61,0359750000006</text:p>
          </table:table-cell>
          <table:table-cell table:style-name="ce13" table:formula="of:=[.$L$5]-[.$A$2]*[.J112]" office:value-type="float" office:value="-52.3229999999999" calcext:value-type="float">
            <text:p>-52,3229999999999</text:p>
          </table:table-cell>
        </table:table-row>
        <table:table-row table:style-name="ro1">
          <table:table-cell table:style-name="ce4" table:formula="of:=[.A112]+[.$B$2]" office:value-type="float" office:value="5.39999999999999" calcext:value-type="float">
            <text:p>5,39999999999999</text:p>
          </table:table-cell>
          <table:table-cell table:style-name="ce4" table:formula="of:=[.B112]+([.$C$5]-([.$A$2]*[.A113]))*[.$B$2]" office:value-type="float" office:value="57.0873000000001" calcext:value-type="float">
            <text:p>57,0873000000001</text:p>
          </table:table-cell>
          <table:table-cell table:style-name="ce4" table:formula="of:=[.C112]+(-[.$A$2])*[.$B$2]" office:value-type="float" office:value="-52.8119999999999" calcext:value-type="float">
            <text:p>-52,8119999999999</text:p>
          </table:table-cell>
          <table:table-cell table:number-columns-repeated="6"/>
          <table:table-cell table:style-name="ce10" table:formula="of:=[.J112]+[.$B$2]" office:value-type="float" office:value="5.39999999999999" calcext:value-type="float">
            <text:p>5,39999999999999</text:p>
          </table:table-cell>
          <table:table-cell table:style-name="ce13" table:formula="of:=[.$K$5]+([.$L$5]*[.J113])-(0.5*[.$A$2]*([.J113]*[.J113]))" office:value-type="float" office:value="58.4076000000006" calcext:value-type="float">
            <text:p>58,4076000000006</text:p>
          </table:table-cell>
          <table:table-cell table:style-name="ce13" table:formula="of:=[.$L$5]-[.$A$2]*[.J113]" office:value-type="float" office:value="-52.8119999999999" calcext:value-type="float">
            <text:p>-52,8119999999999</text:p>
          </table:table-cell>
        </table:table-row>
        <table:table-row table:style-name="ro1">
          <table:table-cell table:style-name="ce4" table:formula="of:=[.A113]+[.$B$2]" office:value-type="float" office:value="5.44999999999999" calcext:value-type="float">
            <text:p>5,44999999999999</text:p>
          </table:table-cell>
          <table:table-cell table:style-name="ce4" table:formula="of:=[.B113]+([.$C$5]-([.$A$2]*[.A114]))*[.$B$2]" office:value-type="float" office:value="54.4222500000001" calcext:value-type="float">
            <text:p>54,4222500000001</text:p>
          </table:table-cell>
          <table:table-cell table:style-name="ce4" table:formula="of:=[.C113]+(-[.$A$2])*[.$B$2]" office:value-type="float" office:value="-53.3009999999999" calcext:value-type="float">
            <text:p>-53,3009999999999</text:p>
          </table:table-cell>
          <table:table-cell table:number-columns-repeated="6"/>
          <table:table-cell table:style-name="ce10" table:formula="of:=[.J113]+[.$B$2]" office:value-type="float" office:value="5.44999999999999" calcext:value-type="float">
            <text:p>5,44999999999999</text:p>
          </table:table-cell>
          <table:table-cell table:style-name="ce13" table:formula="of:=[.$K$5]+([.$L$5]*[.J114])-(0.5*[.$A$2]*([.J114]*[.J114]))" office:value-type="float" office:value="55.7547750000006" calcext:value-type="float">
            <text:p>55,7547750000006</text:p>
          </table:table-cell>
          <table:table-cell table:style-name="ce13" table:formula="of:=[.$L$5]-[.$A$2]*[.J114]" office:value-type="float" office:value="-53.3009999999999" calcext:value-type="float">
            <text:p>-53,3009999999999</text:p>
          </table:table-cell>
        </table:table-row>
        <table:table-row table:style-name="ro1">
          <table:table-cell table:style-name="ce4" table:formula="of:=[.A114]+[.$B$2]" office:value-type="float" office:value="5.49999999999999" calcext:value-type="float">
            <text:p>5,49999999999999</text:p>
          </table:table-cell>
          <table:table-cell table:style-name="ce4" table:formula="of:=[.B114]+([.$C$5]-([.$A$2]*[.A115]))*[.$B$2]" office:value-type="float" office:value="51.7327500000001" calcext:value-type="float">
            <text:p>51,7327500000001</text:p>
          </table:table-cell>
          <table:table-cell table:style-name="ce4" table:formula="of:=[.C114]+(-[.$A$2])*[.$B$2]" office:value-type="float" office:value="-53.7899999999999" calcext:value-type="float">
            <text:p>-53,7899999999999</text:p>
          </table:table-cell>
          <table:table-cell table:number-columns-repeated="6"/>
          <table:table-cell table:style-name="ce10" table:formula="of:=[.J114]+[.$B$2]" office:value-type="float" office:value="5.49999999999999" calcext:value-type="float">
            <text:p>5,49999999999999</text:p>
          </table:table-cell>
          <table:table-cell table:style-name="ce13" table:formula="of:=[.$K$5]+([.$L$5]*[.J115])-(0.5*[.$A$2]*([.J115]*[.J115]))" office:value-type="float" office:value="53.0775000000006" calcext:value-type="float">
            <text:p>53,0775000000006</text:p>
          </table:table-cell>
          <table:table-cell table:style-name="ce13" table:formula="of:=[.$L$5]-[.$A$2]*[.J115]" office:value-type="float" office:value="-53.7899999999999" calcext:value-type="float">
            <text:p>-53,7899999999999</text:p>
          </table:table-cell>
        </table:table-row>
        <table:table-row table:style-name="ro1">
          <table:table-cell table:style-name="ce4" table:formula="of:=[.A115]+[.$B$2]" office:value-type="float" office:value="5.54999999999999" calcext:value-type="float">
            <text:p>5,54999999999999</text:p>
          </table:table-cell>
          <table:table-cell table:style-name="ce4" table:formula="of:=[.B115]+([.$C$5]-([.$A$2]*[.A116]))*[.$B$2]" office:value-type="float" office:value="49.0188000000001" calcext:value-type="float">
            <text:p>49,0188000000001</text:p>
          </table:table-cell>
          <table:table-cell table:style-name="ce4" table:formula="of:=[.C115]+(-[.$A$2])*[.$B$2]" office:value-type="float" office:value="-54.2789999999999" calcext:value-type="float">
            <text:p>-54,2789999999999</text:p>
          </table:table-cell>
          <table:table-cell table:number-columns-repeated="6"/>
          <table:table-cell table:style-name="ce10" table:formula="of:=[.J115]+[.$B$2]" office:value-type="float" office:value="5.54999999999999" calcext:value-type="float">
            <text:p>5,54999999999999</text:p>
          </table:table-cell>
          <table:table-cell table:style-name="ce13" table:formula="of:=[.$K$5]+([.$L$5]*[.J116])-(0.5*[.$A$2]*([.J116]*[.J116]))" office:value-type="float" office:value="50.3757750000006" calcext:value-type="float">
            <text:p>50,3757750000006</text:p>
          </table:table-cell>
          <table:table-cell table:style-name="ce13" table:formula="of:=[.$L$5]-[.$A$2]*[.J116]" office:value-type="float" office:value="-54.2789999999999" calcext:value-type="float">
            <text:p>-54,2789999999999</text:p>
          </table:table-cell>
        </table:table-row>
        <table:table-row table:style-name="ro1">
          <table:table-cell table:style-name="ce4" table:formula="of:=[.A116]+[.$B$2]" office:value-type="float" office:value="5.59999999999999" calcext:value-type="float">
            <text:p>5,59999999999999</text:p>
          </table:table-cell>
          <table:table-cell table:style-name="ce4" table:formula="of:=[.B116]+([.$C$5]-([.$A$2]*[.A117]))*[.$B$2]" office:value-type="float" office:value="46.2804000000001" calcext:value-type="float">
            <text:p>46,2804000000001</text:p>
          </table:table-cell>
          <table:table-cell table:style-name="ce4" table:formula="of:=[.C116]+(-[.$A$2])*[.$B$2]" office:value-type="float" office:value="-54.7679999999999" calcext:value-type="float">
            <text:p>-54,7679999999999</text:p>
          </table:table-cell>
          <table:table-cell table:number-columns-repeated="6"/>
          <table:table-cell table:style-name="ce10" table:formula="of:=[.J116]+[.$B$2]" office:value-type="float" office:value="5.59999999999999" calcext:value-type="float">
            <text:p>5,59999999999999</text:p>
          </table:table-cell>
          <table:table-cell table:style-name="ce13" table:formula="of:=[.$K$5]+([.$L$5]*[.J117])-(0.5*[.$A$2]*([.J117]*[.J117]))" office:value-type="float" office:value="47.6496000000006" calcext:value-type="float">
            <text:p>47,6496000000006</text:p>
          </table:table-cell>
          <table:table-cell table:style-name="ce13" table:formula="of:=[.$L$5]-[.$A$2]*[.J117]" office:value-type="float" office:value="-54.7679999999999" calcext:value-type="float">
            <text:p>-54,7679999999999</text:p>
          </table:table-cell>
        </table:table-row>
        <table:table-row table:style-name="ro1">
          <table:table-cell table:style-name="ce4" table:formula="of:=[.A117]+[.$B$2]" office:value-type="float" office:value="5.64999999999999" calcext:value-type="float">
            <text:p>5,64999999999999</text:p>
          </table:table-cell>
          <table:table-cell table:style-name="ce4" table:formula="of:=[.B117]+([.$C$5]-([.$A$2]*[.A118]))*[.$B$2]" office:value-type="float" office:value="43.5175500000001" calcext:value-type="float">
            <text:p>43,5175500000001</text:p>
          </table:table-cell>
          <table:table-cell table:style-name="ce4" table:formula="of:=[.C117]+(-[.$A$2])*[.$B$2]" office:value-type="float" office:value="-55.2569999999999" calcext:value-type="float">
            <text:p>-55,2569999999999</text:p>
          </table:table-cell>
          <table:table-cell table:number-columns-repeated="6"/>
          <table:table-cell table:style-name="ce10" table:formula="of:=[.J117]+[.$B$2]" office:value-type="float" office:value="5.64999999999999" calcext:value-type="float">
            <text:p>5,64999999999999</text:p>
          </table:table-cell>
          <table:table-cell table:style-name="ce13" table:formula="of:=[.$K$5]+([.$L$5]*[.J118])-(0.5*[.$A$2]*([.J118]*[.J118]))" office:value-type="float" office:value="44.8989750000007" calcext:value-type="float">
            <text:p>44,8989750000007</text:p>
          </table:table-cell>
          <table:table-cell table:style-name="ce13" table:formula="of:=[.$L$5]-[.$A$2]*[.J118]" office:value-type="float" office:value="-55.2569999999999" calcext:value-type="float">
            <text:p>-55,2569999999999</text:p>
          </table:table-cell>
        </table:table-row>
        <table:table-row table:style-name="ro1">
          <table:table-cell table:style-name="ce4" table:formula="of:=[.A118]+[.$B$2]" office:value-type="float" office:value="5.69999999999999" calcext:value-type="float">
            <text:p>5,69999999999999</text:p>
          </table:table-cell>
          <table:table-cell table:style-name="ce4" table:formula="of:=[.B118]+([.$C$5]-([.$A$2]*[.A119]))*[.$B$2]" office:value-type="float" office:value="40.7302500000002" calcext:value-type="float">
            <text:p>40,7302500000002</text:p>
          </table:table-cell>
          <table:table-cell table:style-name="ce4" table:formula="of:=[.C118]+(-[.$A$2])*[.$B$2]" office:value-type="float" office:value="-55.7459999999999" calcext:value-type="float">
            <text:p>-55,7459999999999</text:p>
          </table:table-cell>
          <table:table-cell table:number-columns-repeated="6"/>
          <table:table-cell table:style-name="ce10" table:formula="of:=[.J118]+[.$B$2]" office:value-type="float" office:value="5.69999999999999" calcext:value-type="float">
            <text:p>5,69999999999999</text:p>
          </table:table-cell>
          <table:table-cell table:style-name="ce13" table:formula="of:=[.$K$5]+([.$L$5]*[.J119])-(0.5*[.$A$2]*([.J119]*[.J119]))" office:value-type="float" office:value="42.1239000000007" calcext:value-type="float">
            <text:p>42,1239000000007</text:p>
          </table:table-cell>
          <table:table-cell table:style-name="ce13" table:formula="of:=[.$L$5]-[.$A$2]*[.J119]" office:value-type="float" office:value="-55.7459999999999" calcext:value-type="float">
            <text:p>-55,7459999999999</text:p>
          </table:table-cell>
        </table:table-row>
        <table:table-row table:style-name="ro1">
          <table:table-cell table:style-name="ce4" table:formula="of:=[.A119]+[.$B$2]" office:value-type="float" office:value="5.74999999999999" calcext:value-type="float">
            <text:p>5,74999999999999</text:p>
          </table:table-cell>
          <table:table-cell table:style-name="ce4" table:formula="of:=[.B119]+([.$C$5]-([.$A$2]*[.A120]))*[.$B$2]" office:value-type="float" office:value="37.9185000000002" calcext:value-type="float">
            <text:p>37,9185000000002</text:p>
          </table:table-cell>
          <table:table-cell table:style-name="ce4" table:formula="of:=[.C119]+(-[.$A$2])*[.$B$2]" office:value-type="float" office:value="-56.2349999999999" calcext:value-type="float">
            <text:p>-56,2349999999999</text:p>
          </table:table-cell>
          <table:table-cell table:number-columns-repeated="6"/>
          <table:table-cell table:style-name="ce10" table:formula="of:=[.J119]+[.$B$2]" office:value-type="float" office:value="5.74999999999999" calcext:value-type="float">
            <text:p>5,74999999999999</text:p>
          </table:table-cell>
          <table:table-cell table:style-name="ce13" table:formula="of:=[.$K$5]+([.$L$5]*[.J120])-(0.5*[.$A$2]*([.J120]*[.J120]))" office:value-type="float" office:value="39.3243750000007" calcext:value-type="float">
            <text:p>39,3243750000007</text:p>
          </table:table-cell>
          <table:table-cell table:style-name="ce13" table:formula="of:=[.$L$5]-[.$A$2]*[.J120]" office:value-type="float" office:value="-56.2349999999999" calcext:value-type="float">
            <text:p>-56,2349999999999</text:p>
          </table:table-cell>
        </table:table-row>
        <table:table-row table:style-name="ro1">
          <table:table-cell table:style-name="ce4" table:formula="of:=[.A120]+[.$B$2]" office:value-type="float" office:value="5.79999999999999" calcext:value-type="float">
            <text:p>5,79999999999999</text:p>
          </table:table-cell>
          <table:table-cell table:style-name="ce4" table:formula="of:=[.B120]+([.$C$5]-([.$A$2]*[.A121]))*[.$B$2]" office:value-type="float" office:value="35.0823000000002" calcext:value-type="float">
            <text:p>35,0823000000002</text:p>
          </table:table-cell>
          <table:table-cell table:style-name="ce4" table:formula="of:=[.C120]+(-[.$A$2])*[.$B$2]" office:value-type="float" office:value="-56.7239999999999" calcext:value-type="float">
            <text:p>-56,7239999999999</text:p>
          </table:table-cell>
          <table:table-cell table:number-columns-repeated="6"/>
          <table:table-cell table:style-name="ce10" table:formula="of:=[.J120]+[.$B$2]" office:value-type="float" office:value="5.79999999999999" calcext:value-type="float">
            <text:p>5,79999999999999</text:p>
          </table:table-cell>
          <table:table-cell table:style-name="ce13" table:formula="of:=[.$K$5]+([.$L$5]*[.J121])-(0.5*[.$A$2]*([.J121]*[.J121]))" office:value-type="float" office:value="36.5004000000007" calcext:value-type="float">
            <text:p>36,5004000000007</text:p>
          </table:table-cell>
          <table:table-cell table:style-name="ce13" table:formula="of:=[.$L$5]-[.$A$2]*[.J121]" office:value-type="float" office:value="-56.7239999999999" calcext:value-type="float">
            <text:p>-56,7239999999999</text:p>
          </table:table-cell>
        </table:table-row>
        <table:table-row table:style-name="ro1">
          <table:table-cell table:style-name="ce4" table:formula="of:=[.A121]+[.$B$2]" office:value-type="float" office:value="5.84999999999999" calcext:value-type="float">
            <text:p>5,84999999999999</text:p>
          </table:table-cell>
          <table:table-cell table:style-name="ce4" table:formula="of:=[.B121]+([.$C$5]-([.$A$2]*[.A122]))*[.$B$2]" office:value-type="float" office:value="32.2216500000002" calcext:value-type="float">
            <text:p>32,2216500000002</text:p>
          </table:table-cell>
          <table:table-cell table:style-name="ce4" table:formula="of:=[.C121]+(-[.$A$2])*[.$B$2]" office:value-type="float" office:value="-57.2129999999999" calcext:value-type="float">
            <text:p>-57,2129999999999</text:p>
          </table:table-cell>
          <table:table-cell table:number-columns-repeated="6"/>
          <table:table-cell table:style-name="ce10" table:formula="of:=[.J121]+[.$B$2]" office:value-type="float" office:value="5.84999999999999" calcext:value-type="float">
            <text:p>5,84999999999999</text:p>
          </table:table-cell>
          <table:table-cell table:style-name="ce13" table:formula="of:=[.$K$5]+([.$L$5]*[.J122])-(0.5*[.$A$2]*([.J122]*[.J122]))" office:value-type="float" office:value="33.6519750000008" calcext:value-type="float">
            <text:p>33,6519750000008</text:p>
          </table:table-cell>
          <table:table-cell table:style-name="ce13" table:formula="of:=[.$L$5]-[.$A$2]*[.J122]" office:value-type="float" office:value="-57.2129999999999" calcext:value-type="float">
            <text:p>-57,2129999999999</text:p>
          </table:table-cell>
        </table:table-row>
        <table:table-row table:style-name="ro1">
          <table:table-cell table:style-name="ce4" table:formula="of:=[.A122]+[.$B$2]" office:value-type="float" office:value="5.89999999999999" calcext:value-type="float">
            <text:p>5,89999999999999</text:p>
          </table:table-cell>
          <table:table-cell table:style-name="ce4" table:formula="of:=[.B122]+([.$C$5]-([.$A$2]*[.A123]))*[.$B$2]" office:value-type="float" office:value="29.3365500000002" calcext:value-type="float">
            <text:p>29,3365500000002</text:p>
          </table:table-cell>
          <table:table-cell table:style-name="ce4" table:formula="of:=[.C122]+(-[.$A$2])*[.$B$2]" office:value-type="float" office:value="-57.7019999999999" calcext:value-type="float">
            <text:p>-57,7019999999999</text:p>
          </table:table-cell>
          <table:table-cell table:number-columns-repeated="6"/>
          <table:table-cell table:style-name="ce10" table:formula="of:=[.J122]+[.$B$2]" office:value-type="float" office:value="5.89999999999999" calcext:value-type="float">
            <text:p>5,89999999999999</text:p>
          </table:table-cell>
          <table:table-cell table:style-name="ce13" table:formula="of:=[.$K$5]+([.$L$5]*[.J123])-(0.5*[.$A$2]*([.J123]*[.J123]))" office:value-type="float" office:value="30.7791000000008" calcext:value-type="float">
            <text:p>30,7791000000008</text:p>
          </table:table-cell>
          <table:table-cell table:style-name="ce13" table:formula="of:=[.$L$5]-[.$A$2]*[.J123]" office:value-type="float" office:value="-57.7019999999999" calcext:value-type="float">
            <text:p>-57,7019999999999</text:p>
          </table:table-cell>
        </table:table-row>
        <table:table-row table:style-name="ro1">
          <table:table-cell table:style-name="ce4" table:formula="of:=[.A123]+[.$B$2]" office:value-type="float" office:value="5.94999999999999" calcext:value-type="float">
            <text:p>5,94999999999999</text:p>
          </table:table-cell>
          <table:table-cell table:style-name="ce4" table:formula="of:=[.B123]+([.$C$5]-([.$A$2]*[.A124]))*[.$B$2]" office:value-type="float" office:value="26.4270000000002" calcext:value-type="float">
            <text:p>26,4270000000002</text:p>
          </table:table-cell>
          <table:table-cell table:style-name="ce4" table:formula="of:=[.C123]+(-[.$A$2])*[.$B$2]" office:value-type="float" office:value="-58.1909999999999" calcext:value-type="float">
            <text:p>-58,1909999999999</text:p>
          </table:table-cell>
          <table:table-cell table:number-columns-repeated="6"/>
          <table:table-cell table:style-name="ce10" table:formula="of:=[.J123]+[.$B$2]" office:value-type="float" office:value="5.94999999999999" calcext:value-type="float">
            <text:p>5,94999999999999</text:p>
          </table:table-cell>
          <table:table-cell table:style-name="ce13" table:formula="of:=[.$K$5]+([.$L$5]*[.J124])-(0.5*[.$A$2]*([.J124]*[.J124]))" office:value-type="float" office:value="27.8817750000008" calcext:value-type="float">
            <text:p>27,8817750000008</text:p>
          </table:table-cell>
          <table:table-cell table:style-name="ce13" table:formula="of:=[.$L$5]-[.$A$2]*[.J124]" office:value-type="float" office:value="-58.1909999999999" calcext:value-type="float">
            <text:p>-58,1909999999999</text:p>
          </table:table-cell>
        </table:table-row>
        <table:table-row table:style-name="ro1">
          <table:table-cell table:style-name="ce4" table:formula="of:=[.A124]+[.$B$2]" office:value-type="float" office:value="5.99999999999999" calcext:value-type="float">
            <text:p>5,99999999999999</text:p>
          </table:table-cell>
          <table:table-cell table:style-name="ce4" table:formula="of:=[.B124]+([.$C$5]-([.$A$2]*[.A125]))*[.$B$2]" office:value-type="float" office:value="23.4930000000002" calcext:value-type="float">
            <text:p>23,4930000000002</text:p>
          </table:table-cell>
          <table:table-cell table:style-name="ce4" table:formula="of:=[.C124]+(-[.$A$2])*[.$B$2]" office:value-type="float" office:value="-58.6799999999999" calcext:value-type="float">
            <text:p>-58,6799999999999</text:p>
          </table:table-cell>
          <table:table-cell table:number-columns-repeated="6"/>
          <table:table-cell table:style-name="ce10" table:formula="of:=[.J124]+[.$B$2]" office:value-type="float" office:value="5.99999999999999" calcext:value-type="float">
            <text:p>5,99999999999999</text:p>
          </table:table-cell>
          <table:table-cell table:style-name="ce13" table:formula="of:=[.$K$5]+([.$L$5]*[.J125])-(0.5*[.$A$2]*([.J125]*[.J125]))" office:value-type="float" office:value="24.9600000000008" calcext:value-type="float">
            <text:p>24,9600000000008</text:p>
          </table:table-cell>
          <table:table-cell table:style-name="ce13" table:formula="of:=[.$L$5]-[.$A$2]*[.J125]" office:value-type="float" office:value="-58.6799999999999" calcext:value-type="float">
            <text:p>-58,6799999999999</text:p>
          </table:table-cell>
        </table:table-row>
        <table:table-row table:style-name="ro1">
          <table:table-cell table:style-name="ce4" table:formula="of:=[.A125]+[.$B$2]" office:value-type="float" office:value="6.04999999999999" calcext:value-type="float">
            <text:p>6,04999999999999</text:p>
          </table:table-cell>
          <table:table-cell table:style-name="ce4" table:formula="of:=[.B125]+([.$C$5]-([.$A$2]*[.A126]))*[.$B$2]" office:value-type="float" office:value="20.5345500000002" calcext:value-type="float">
            <text:p>20,5345500000002</text:p>
          </table:table-cell>
          <table:table-cell table:style-name="ce4" table:formula="of:=[.C125]+(-[.$A$2])*[.$B$2]" office:value-type="float" office:value="-59.1689999999999" calcext:value-type="float">
            <text:p>-59,1689999999999</text:p>
          </table:table-cell>
          <table:table-cell table:number-columns-repeated="6"/>
          <table:table-cell table:style-name="ce10" table:formula="of:=[.J125]+[.$B$2]" office:value-type="float" office:value="6.04999999999999" calcext:value-type="float">
            <text:p>6,04999999999999</text:p>
          </table:table-cell>
          <table:table-cell table:style-name="ce13" table:formula="of:=[.$K$5]+([.$L$5]*[.J126])-(0.5*[.$A$2]*([.J126]*[.J126]))" office:value-type="float" office:value="22.0137750000008" calcext:value-type="float">
            <text:p>22,0137750000008</text:p>
          </table:table-cell>
          <table:table-cell table:style-name="ce13" table:formula="of:=[.$L$5]-[.$A$2]*[.J126]" office:value-type="float" office:value="-59.1689999999999" calcext:value-type="float">
            <text:p>-59,1689999999999</text:p>
          </table:table-cell>
        </table:table-row>
        <table:table-row table:style-name="ro1">
          <table:table-cell table:style-name="ce4" table:formula="of:=[.A126]+[.$B$2]" office:value-type="float" office:value="6.09999999999999" calcext:value-type="float">
            <text:p>6,09999999999999</text:p>
          </table:table-cell>
          <table:table-cell table:style-name="ce4" table:formula="of:=[.B126]+([.$C$5]-([.$A$2]*[.A127]))*[.$B$2]" office:value-type="float" office:value="17.5516500000002" calcext:value-type="float">
            <text:p>17,5516500000002</text:p>
          </table:table-cell>
          <table:table-cell table:style-name="ce4" table:formula="of:=[.C126]+(-[.$A$2])*[.$B$2]" office:value-type="float" office:value="-59.6579999999999" calcext:value-type="float">
            <text:p>-59,6579999999999</text:p>
          </table:table-cell>
          <table:table-cell table:number-columns-repeated="6"/>
          <table:table-cell table:style-name="ce10" table:formula="of:=[.J126]+[.$B$2]" office:value-type="float" office:value="6.09999999999999" calcext:value-type="float">
            <text:p>6,09999999999999</text:p>
          </table:table-cell>
          <table:table-cell table:style-name="ce13" table:formula="of:=[.$K$5]+([.$L$5]*[.J127])-(0.5*[.$A$2]*([.J127]*[.J127]))" office:value-type="float" office:value="19.0431000000008" calcext:value-type="float">
            <text:p>19,0431000000008</text:p>
          </table:table-cell>
          <table:table-cell table:style-name="ce13" table:formula="of:=[.$L$5]-[.$A$2]*[.J127]" office:value-type="float" office:value="-59.6579999999999" calcext:value-type="float">
            <text:p>-59,6579999999999</text:p>
          </table:table-cell>
        </table:table-row>
        <table:table-row table:style-name="ro1">
          <table:table-cell table:style-name="ce4" table:formula="of:=[.A127]+[.$B$2]" office:value-type="float" office:value="6.14999999999999" calcext:value-type="float">
            <text:p>6,14999999999999</text:p>
          </table:table-cell>
          <table:table-cell table:style-name="ce4" table:formula="of:=[.B127]+([.$C$5]-([.$A$2]*[.A128]))*[.$B$2]" office:value-type="float" office:value="14.5443000000002" calcext:value-type="float">
            <text:p>14,5443000000002</text:p>
          </table:table-cell>
          <table:table-cell table:style-name="ce4" table:formula="of:=[.C127]+(-[.$A$2])*[.$B$2]" office:value-type="float" office:value="-60.1469999999999" calcext:value-type="float">
            <text:p>-60,1469999999999</text:p>
          </table:table-cell>
          <table:table-cell table:number-columns-repeated="6"/>
          <table:table-cell table:style-name="ce10" table:formula="of:=[.J127]+[.$B$2]" office:value-type="float" office:value="6.14999999999999" calcext:value-type="float">
            <text:p>6,14999999999999</text:p>
          </table:table-cell>
          <table:table-cell table:style-name="ce13" table:formula="of:=[.$K$5]+([.$L$5]*[.J128])-(0.5*[.$A$2]*([.J128]*[.J128]))" office:value-type="float" office:value="16.0479750000009" calcext:value-type="float">
            <text:p>16,0479750000009</text:p>
          </table:table-cell>
          <table:table-cell table:style-name="ce13" table:formula="of:=[.$L$5]-[.$A$2]*[.J128]" office:value-type="float" office:value="-60.1469999999999" calcext:value-type="float">
            <text:p>-60,1469999999999</text:p>
          </table:table-cell>
        </table:table-row>
        <table:table-row table:style-name="ro1">
          <table:table-cell table:style-name="ce4" table:formula="of:=[.A128]+[.$B$2]" office:value-type="float" office:value="6.19999999999999" calcext:value-type="float">
            <text:p>6,19999999999999</text:p>
          </table:table-cell>
          <table:table-cell table:style-name="ce4" table:formula="of:=[.B128]+([.$C$5]-([.$A$2]*[.A129]))*[.$B$2]" office:value-type="float" office:value="11.5125000000002" calcext:value-type="float">
            <text:p>11,5125000000002</text:p>
          </table:table-cell>
          <table:table-cell table:style-name="ce4" table:formula="of:=[.C128]+(-[.$A$2])*[.$B$2]" office:value-type="float" office:value="-60.6359999999999" calcext:value-type="float">
            <text:p>-60,6359999999999</text:p>
          </table:table-cell>
          <table:table-cell table:number-columns-repeated="6"/>
          <table:table-cell table:style-name="ce10" table:formula="of:=[.J128]+[.$B$2]" office:value-type="float" office:value="6.19999999999999" calcext:value-type="float">
            <text:p>6,19999999999999</text:p>
          </table:table-cell>
          <table:table-cell table:style-name="ce13" table:formula="of:=[.$K$5]+([.$L$5]*[.J129])-(0.5*[.$A$2]*([.J129]*[.J129]))" office:value-type="float" office:value="13.0284000000009" calcext:value-type="float">
            <text:p>13,0284000000009</text:p>
          </table:table-cell>
          <table:table-cell table:style-name="ce13" table:formula="of:=[.$L$5]-[.$A$2]*[.J129]" office:value-type="float" office:value="-60.6359999999999" calcext:value-type="float">
            <text:p>-60,6359999999999</text:p>
          </table:table-cell>
        </table:table-row>
        <table:table-row table:style-name="ro1">
          <table:table-cell table:style-name="ce4" table:formula="of:=[.A129]+[.$B$2]" office:value-type="float" office:value="6.24999999999999" calcext:value-type="float">
            <text:p>6,24999999999999</text:p>
          </table:table-cell>
          <table:table-cell table:style-name="ce4" table:formula="of:=[.B129]+([.$C$5]-([.$A$2]*[.A130]))*[.$B$2]" office:value-type="float" office:value="8.45625000000022" calcext:value-type="float">
            <text:p>8,45625000000022</text:p>
          </table:table-cell>
          <table:table-cell table:style-name="ce4" table:formula="of:=[.C129]+(-[.$A$2])*[.$B$2]" office:value-type="float" office:value="-61.1249999999999" calcext:value-type="float">
            <text:p>-61,1249999999999</text:p>
          </table:table-cell>
          <table:table-cell table:number-columns-repeated="6"/>
          <table:table-cell table:style-name="ce10" table:formula="of:=[.J129]+[.$B$2]" office:value-type="float" office:value="6.24999999999999" calcext:value-type="float">
            <text:p>6,24999999999999</text:p>
          </table:table-cell>
          <table:table-cell table:style-name="ce13" table:formula="of:=[.$K$5]+([.$L$5]*[.J130])-(0.5*[.$A$2]*([.J130]*[.J130]))" office:value-type="float" office:value="9.98437500000088" calcext:value-type="float">
            <text:p>9,98437500000088</text:p>
          </table:table-cell>
          <table:table-cell table:style-name="ce13" table:formula="of:=[.$L$5]-[.$A$2]*[.J130]" office:value-type="float" office:value="-61.1249999999999" calcext:value-type="float">
            <text:p>-61,1249999999999</text:p>
          </table:table-cell>
        </table:table-row>
        <table:table-row table:style-name="ro1">
          <table:table-cell table:style-name="ce4" table:formula="of:=[.A130]+[.$B$2]" office:value-type="float" office:value="6.29999999999999" calcext:value-type="float">
            <text:p>6,29999999999999</text:p>
          </table:table-cell>
          <table:table-cell table:style-name="ce4" table:formula="of:=[.B130]+([.$C$5]-([.$A$2]*[.A131]))*[.$B$2]" office:value-type="float" office:value="5.37555000000023" calcext:value-type="float">
            <text:p>5,37555000000023</text:p>
          </table:table-cell>
          <table:table-cell table:style-name="ce4" table:formula="of:=[.C130]+(-[.$A$2])*[.$B$2]" office:value-type="float" office:value="-61.6139999999999" calcext:value-type="float">
            <text:p>-61,6139999999999</text:p>
          </table:table-cell>
          <table:table-cell table:number-columns-repeated="6"/>
          <table:table-cell table:style-name="ce10" table:formula="of:=[.J130]+[.$B$2]" office:value-type="float" office:value="6.29999999999999" calcext:value-type="float">
            <text:p>6,29999999999999</text:p>
          </table:table-cell>
          <table:table-cell table:style-name="ce13" table:formula="of:=[.$K$5]+([.$L$5]*[.J131])-(0.5*[.$A$2]*([.J131]*[.J131]))" office:value-type="float" office:value="6.9159000000009" calcext:value-type="float">
            <text:p>6,9159000000009</text:p>
          </table:table-cell>
          <table:table-cell table:style-name="ce13" table:formula="of:=[.$L$5]-[.$A$2]*[.J131]" office:value-type="float" office:value="-61.6139999999999" calcext:value-type="float">
            <text:p>-61,6139999999999</text:p>
          </table:table-cell>
        </table:table-row>
        <table:table-row table:style-name="ro1">
          <table:table-cell table:style-name="ce4" table:formula="of:=[.A131]+[.$B$2]" office:value-type="float" office:value="6.34999999999999" calcext:value-type="float">
            <text:p>6,34999999999999</text:p>
          </table:table-cell>
          <table:table-cell table:style-name="ce4" table:formula="of:=[.B131]+([.$C$5]-([.$A$2]*[.A132]))*[.$B$2]" office:value-type="float" office:value="2.27040000000024" calcext:value-type="float">
            <text:p>2,27040000000024</text:p>
          </table:table-cell>
          <table:table-cell table:style-name="ce4" table:formula="of:=[.C131]+(-[.$A$2])*[.$B$2]" office:value-type="float" office:value="-62.1029999999999" calcext:value-type="float">
            <text:p>-62,1029999999999</text:p>
          </table:table-cell>
          <table:table-cell table:number-columns-repeated="6"/>
          <table:table-cell table:style-name="ce10" table:formula="of:=[.J131]+[.$B$2]" office:value-type="float" office:value="6.34999999999999" calcext:value-type="float">
            <text:p>6,34999999999999</text:p>
          </table:table-cell>
          <table:table-cell table:style-name="ce13" table:formula="of:=[.$K$5]+([.$L$5]*[.J132])-(0.5*[.$A$2]*([.J132]*[.J132]))" office:value-type="float" office:value="3.82297500000092" calcext:value-type="float">
            <text:p>3,82297500000092</text:p>
          </table:table-cell>
          <table:table-cell table:style-name="ce13" table:formula="of:=[.$L$5]-[.$A$2]*[.J132]" office:value-type="float" office:value="-62.1029999999999" calcext:value-type="float">
            <text:p>-62,1029999999999</text:p>
          </table:table-cell>
        </table:table-row>
        <table:table-row table:style-name="ro1">
          <table:table-cell table:style-name="ce4" table:formula="of:=[.A132]+[.$B$2]" office:value-type="float" office:value="6.39999999999999" calcext:value-type="float">
            <text:p>6,39999999999999</text:p>
          </table:table-cell>
          <table:table-cell table:style-name="ce4" table:formula="of:=[.B132]+([.$C$5]-([.$A$2]*[.A133]))*[.$B$2]" office:value-type="float" office:value="-0.859199999999758" calcext:value-type="float">
            <text:p>-0,859199999999758</text:p>
          </table:table-cell>
          <table:table-cell table:style-name="ce4" table:formula="of:=[.C132]+(-[.$A$2])*[.$B$2]" office:value-type="float" office:value="-62.5919999999999" calcext:value-type="float">
            <text:p>-62,5919999999999</text:p>
          </table:table-cell>
          <table:table-cell table:number-columns-repeated="6"/>
          <table:table-cell table:style-name="ce10" table:formula="of:=[.J132]+[.$B$2]" office:value-type="float" office:value="6.39999999999999" calcext:value-type="float">
            <text:p>6,39999999999999</text:p>
          </table:table-cell>
          <table:table-cell table:style-name="ce13" table:formula="of:=[.$K$5]+([.$L$5]*[.J133])-(0.5*[.$A$2]*([.J133]*[.J133]))" office:value-type="float" office:value="0.705600000000942" calcext:value-type="float">
            <text:p>0,705600000000942</text:p>
          </table:table-cell>
          <table:table-cell table:style-name="ce13" table:formula="of:=[.$L$5]-[.$A$2]*[.J133]" office:value-type="float" office:value="-62.5919999999999" calcext:value-type="float">
            <text:p>-62,5919999999999</text:p>
          </table:table-cell>
        </table:table-row>
        <table:table-row table:style-name="ro1" table:number-rows-repeated="8">
          <table:table-cell table:style-name="ce7" table:number-columns-repeated="3"/>
          <table:table-cell table:number-columns-repeated="6"/>
          <table:table-cell table:style-name="ce11"/>
          <table:table-cell table:style-name="ce14" table:number-columns-repeated="2"/>
        </table:table-row>
        <table:table-row table:style-name="ro1" table:number-rows-repeated="830">
          <table:table-cell table:style-name="ce7" table:number-columns-repeated="3"/>
          <table:table-cell table:number-columns-repeated="9"/>
        </table:table-row>
        <table:table-row table:style-name="ro2" table:number-rows-repeated="104760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1:59:14.144645772</meta:creation-date>
    <dc:date>2023-04-23T22:54:47.627618497</dc:date>
    <meta:editing-duration>PT3H45M49S</meta:editing-duration>
    <meta:editing-cycles>6</meta:editing-cycles>
    <meta:generator>LibreOffice/7.4.6.2$Linux_X86_64 LibreOffice_project/40$Build-2</meta:generator>
    <meta:document-statistic meta:table-count="1" meta:cell-count="78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76cm" svg:height="8.981cm" xlink:href=".." xlink:type="simple" chart:class="chart:scatter" chart:style-name="ch1">
        <chart:title svg:x="5.852cm" svg:y="0.315cm" chart:style-name="ch2">
          <text:p>Numérico</text:p>
        </chart:title>
        <chart:subtitle svg:x="5.759cm" svg:y="1.273cm" chart:style-name="ch3">
          <text:p>Velocidades</text:p>
        </chart:subtitle>
        <chart:plot-area chart:style-name="ch4" table:cell-range-address="Sheet1.A5:Sheet1.A95 Sheet1.B4:Sheet1.B4 Sheet1.C5:Sheet1.C95" chart:data-source-has-labels="row" svg:x="1.286cm" svg:y="2.135cm" svg:width="12.215cm" svg:height="5.686cm">
          <chart:coordinate-region svg:x="2.013cm" svg:y="2.335cm" svg:width="11.395cm" svg:height="5.288cm"/>
          <chart:axis chart:dimension="x" chart:name="primary-x" chart:style-name="ch5">
            <chart:title svg:x="6.568cm" svg:y="8cm" chart:style-name="ch6">
              <text:p>Tiempo (s)</text:p>
            </chart:title>
          </chart:axis>
          <chart:axis chart:dimension="y" chart:name="primary-y" chart:style-name="ch7">
            <chart:title svg:x="0.451cm" svg:y="6.16cm" chart:style-name="ch8">
              <text:p>Velocidad (m/s)</text:p>
            </chart:title>
            <chart:grid chart:style-name="ch9" chart:class="major"/>
          </chart:axis>
          <chart:series chart:style-name="ch10" chart:values-cell-range-address="Sheet1.C5:Sheet1.C95" chart:label-cell-address="Sheet1.B4:Sheet1.B4" chart:class="chart:scatter">
            <chart:domain table:cell-range-address="Sheet1.A5:Sheet1.A95"/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95</svg:desc>
                </draw:g>
              </table:table-cell>
              <table:table-cell office:value-type="float" office:value="0">
                <text:p>0</text:p>
                <draw:g>
                  <svg:desc>Sheet1.C5:Sheet1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489">
                <text:p>-0.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978">
                <text:p>-0.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1.467">
                <text:p>-1.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1.956">
                <text:p>-1.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2.445">
                <text:p>-2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2.934">
                <text:p>-2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3.423">
                <text:p>-3.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3.912">
                <text:p>-3.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4.401">
                <text:p>-4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5.379">
                <text:p>-5.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5.868">
                <text:p>-5.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6.357">
                <text:p>-6.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6.846">
                <text:p>-6.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7.335">
                <text:p>-7.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7.824">
                <text:p>-7.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-8.313">
                <text:p>-8.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-8.802">
                <text:p>-8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-9.291">
                <text:p>-9.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-10.269">
                <text:p>-10.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-10.758">
                <text:p>-10.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-11.247">
                <text:p>-11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-11.736">
                <text:p>-11.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-12.225">
                <text:p>-12.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-12.714">
                <text:p>-12.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-13.203">
                <text:p>-13.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-13.692">
                <text:p>-13.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-14.181">
                <text:p>-14.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-14.67">
                <text:p>-14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-15.159">
                <text:p>-15.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-15.648">
                <text:p>-15.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16.137">
                <text:p>-16.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-16.626">
                <text:p>-16.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-17.115">
                <text:p>-17.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-17.604">
                <text:p>-17.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-18.093">
                <text:p>-18.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-18.582">
                <text:p>-18.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-19.071">
                <text:p>-19.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19.56">
                <text:p>-19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-20.049">
                <text:p>-20.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-20.538">
                <text:p>-20.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-21.027">
                <text:p>-21.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-21.516">
                <text:p>-21.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-22.005">
                <text:p>-22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-22.494">
                <text:p>-22.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-22.983">
                <text:p>-22.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-23.472">
                <text:p>-23.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-23.961">
                <text:p>-23.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-24.45">
                <text:p>-24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-24.939">
                <text:p>-24.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-25.428">
                <text:p>-25.4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-25.917">
                <text:p>-25.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-26.406">
                <text:p>-26.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-26.895">
                <text:p>-26.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-27.384">
                <text:p>-27.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-27.873">
                <text:p>-27.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-28.362">
                <text:p>-28.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-28.851">
                <text:p>-28.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-29.34">
                <text:p>-29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29.829">
                <text:p>-29.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-30.318">
                <text:p>-30.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-30.807">
                <text:p>-30.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-31.296">
                <text:p>-31.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-31.785">
                <text:p>-31.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-32.274">
                <text:p>-32.2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-32.763">
                <text:p>-32.7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-33.252">
                <text:p>-33.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-33.741">
                <text:p>-33.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-34.23">
                <text:p>-34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-34.719">
                <text:p>-34.7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-35.208">
                <text:p>-35.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-35.697">
                <text:p>-35.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-36.186">
                <text:p>-36.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36.675">
                <text:p>-36.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37.164">
                <text:p>-37.1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-37.653">
                <text:p>-37.6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-38.142">
                <text:p>-38.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-38.631">
                <text:p>-38.6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-39.12">
                <text:p>-39.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-39.609">
                <text:p>-39.6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-40.098">
                <text:p>-40.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-40.587">
                <text:p>-40.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-41.076">
                <text:p>-41.0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-41.565">
                <text:p>-41.5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-42.054">
                <text:p>-42.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-42.543">
                <text:p>-42.5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-43.032">
                <text:p>-43.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-43.521">
                <text:p>-43.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-44.01">
                <text:p>-44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47cm" svg:height="7.357cm" xlink:href=".." xlink:type="simple" chart:class="chart:scatter" chart:style-name="ch1">
        <chart:title svg:x="6.087cm" svg:y="0.283cm" chart:style-name="ch2">
          <text:p>Numérico</text:p>
        </chart:title>
        <chart:subtitle svg:x="6.1cm" svg:y="1.209cm" chart:style-name="ch3">
          <text:p>Posiciones</text:p>
        </chart:subtitle>
        <chart:plot-area chart:style-name="ch4" table:cell-range-address="Sheet1.A4:Sheet1.B133" chart:data-source-has-labels="row" svg:x="1.295cm" svg:y="2.039cm" svg:width="12.668cm" svg:height="4.19cm">
          <chart:coordinate-region svg:x="2.102cm" svg:y="2.238cm" svg:width="11.767cm" svg:height="3.792cm"/>
          <chart:axis chart:dimension="x" chart:name="primary-x" chart:style-name="ch5">
            <chart:title svg:x="6.804cm" svg:y="6.376cm" chart:style-name="ch6">
              <text:p>Tiempo (s)</text:p>
            </chart:title>
          </chart:axis>
          <chart:axis chart:dimension="y" chart:name="primary-y" chart:style-name="ch7">
            <chart:title svg:x="0.451cm" svg:y="5.091cm" chart:style-name="ch8">
              <text:p>Posición (m)</text:p>
            </chart:title>
            <chart:grid chart:style-name="ch9" chart:class="major"/>
          </chart:axis>
          <chart:series chart:style-name="ch10" chart:values-cell-range-address="Sheet1.B5:Sheet1.B133" chart:label-cell-address="Sheet1.B4:Sheet1.B4" chart:class="chart:scatter">
            <chart:domain table:cell-range-address="Sheet1.A5:Sheet1.A133"/>
            <chart:data-point chart:repeated="74"/>
            <chart:data-point chart:style-name="ch11"/>
            <chart:data-point chart:repeated="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33</svg:desc>
                </draw:g>
              </table:table-cell>
              <table:table-cell office:value-type="float" office:value="201">
                <text:p>201</text:p>
                <draw:g>
                  <svg:desc>Sheet1.B5:Sheet1.B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00.97555">
                <text:p>200.97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00.92665">
                <text:p>200.92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200.8533">
                <text:p>200.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00.7555">
                <text:p>200.7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200.63325">
                <text:p>200.63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00.48655">
                <text:p>200.48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00.3154">
                <text:p>200.3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00.1198">
                <text:p>200.1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99.89975">
                <text:p>199.89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99.65525">
                <text:p>199.65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99.3863">
                <text:p>199.3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99.0929">
                <text:p>199.0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98.77505">
                <text:p>198.77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98.43275">
                <text:p>198.43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98.066">
                <text:p>198.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97.6748">
                <text:p>197.6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97.25915">
                <text:p>197.25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96.81905">
                <text:p>196.81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96.3545">
                <text:p>196.3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5.8655">
                <text:p>195.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95.35205">
                <text:p>195.35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94.81415">
                <text:p>194.81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94.2518">
                <text:p>194.2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93.665">
                <text:p>193.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93.05375">
                <text:p>193.05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92.41805">
                <text:p>192.41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91.7579">
                <text:p>191.7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91.0733">
                <text:p>191.0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90.36425">
                <text:p>190.36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89.63075">
                <text:p>189.63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88.8728">
                <text:p>188.8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88.0904">
                <text:p>188.0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87.28355">
                <text:p>187.28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86.45225">
                <text:p>186.45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85.5965">
                <text:p>185.5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84.7163">
                <text:p>184.7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83.81165">
                <text:p>183.8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82.88255">
                <text:p>182.88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81.929">
                <text:p>181.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80.951">
                <text:p>180.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79.94855">
                <text:p>179.94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78.92165">
                <text:p>178.92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77.8703">
                <text:p>177.8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76.7945">
                <text:p>176.7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75.69425">
                <text:p>175.69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74.56955">
                <text:p>174.5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73.4204">
                <text:p>173.4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72.2468">
                <text:p>172.2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71.04875">
                <text:p>171.04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69.82625">
                <text:p>169.82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68.5793">
                <text:p>168.5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67.3079">
                <text:p>167.30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66.01205">
                <text:p>166.01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64.69175">
                <text:p>164.69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63.347">
                <text:p>163.3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61.9778">
                <text:p>161.9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60.58415">
                <text:p>160.584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59.16605">
                <text:p>159.16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57.7235">
                <text:p>157.7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56.2565">
                <text:p>156.25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54.76505">
                <text:p>154.76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53.24915">
                <text:p>153.24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51.7088">
                <text:p>151.7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50.144">
                <text:p>150.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48.55475">
                <text:p>148.55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46.94105">
                <text:p>146.94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45.3029">
                <text:p>145.30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43.6403">
                <text:p>143.6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41.95325">
                <text:p>141.95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40.24175">
                <text:p>140.24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38.5058">
                <text:p>138.50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36.7454">
                <text:p>136.7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34.96055">
                <text:p>134.96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33.15125">
                <text:p>133.15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131.3175">
                <text:p>131.3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129.4593">
                <text:p>129.4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127.57665">
                <text:p>127.576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125.66955">
                <text:p>125.66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123.738">
                <text:p>123.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121.782">
                <text:p>121.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119.80155">
                <text:p>119.80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117.79665">
                <text:p>117.796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115.7673">
                <text:p>115.7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113.7135">
                <text:p>113.7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111.63525">
                <text:p>111.63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109.53255">
                <text:p>109.53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107.4054">
                <text:p>107.4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105.2538">
                <text:p>105.25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103.07775">
                <text:p>103.07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100.87725">
                <text:p>100.87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98.6523">
                <text:p>98.65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96.4029000000001">
                <text:p>96.4029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94.1290500000001">
                <text:p>94.12905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1.8307500000001">
                <text:p>91.83075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89.5080000000001">
                <text:p>89.508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87.1608000000001">
                <text:p>87.1608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84.7891500000001">
                <text:p>84.78915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82.3930500000001">
                <text:p>82.39305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79.9725000000001">
                <text:p>79.9725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77.5275000000001">
                <text:p>77.5275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75.0580500000001">
                <text:p>75.05805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72.5641500000001">
                <text:p>72.56415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70.0458000000001">
                <text:p>70.0458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67.5030000000001">
                <text:p>67.5030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64.9357500000001">
                <text:p>64.93575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62.3440500000001">
                <text:p>62.34405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59.7279000000001">
                <text:p>59.7279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57.0873000000001">
                <text:p>57.0873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54.4222500000001">
                <text:p>54.42225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51.7327500000001">
                <text:p>51.73275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49.0188000000001">
                <text:p>49.0188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46.2804000000001">
                <text:p>46.2804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43.5175500000001">
                <text:p>43.51755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40.7302500000002">
                <text:p>40.730250000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37.9185000000002">
                <text:p>37.918500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35.0823000000002">
                <text:p>35.0823000000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32.2216500000002">
                <text:p>32.221650000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29.3365500000002">
                <text:p>29.33655000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26.4270000000002">
                <text:p>26.4270000000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23.4930000000002">
                <text:p>23.49300000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20.5345500000002">
                <text:p>20.534550000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7.5516500000002">
                <text:p>17.5516500000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4.5443000000002">
                <text:p>14.54430000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1.5125000000002">
                <text:p>11.512500000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8.45625000000022">
                <text:p>8.45625000000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5.37555000000023">
                <text:p>5.375550000000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2.27040000000024">
                <text:p>2.27040000000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0.859199999999758">
                <text:p>-0.859199999999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5cm" svg:height="8.98cm" xlink:href=".." xlink:type="simple" chart:class="chart:scatter" chart:style-name="ch1">
        <chart:title svg:x="6.044cm" svg:y="0.315cm" chart:style-name="ch2">
          <text:p>Analítico</text:p>
        </chart:title>
        <chart:subtitle svg:x="5.964cm" svg:y="1.273cm" chart:style-name="ch3">
          <text:p>Posiciones</text:p>
        </chart:subtitle>
        <chart:plot-area chart:style-name="ch4" table:cell-range-address="Sheet1.J5:Sheet1.K133 Sheet1.K4:Sheet1.K4" chart:data-source-has-labels="row" svg:x="1.29cm" svg:y="2.135cm" svg:width="12.406cm" svg:height="5.685cm">
          <chart:coordinate-region svg:x="2.097cm" svg:y="2.334cm" svg:width="11.505cm" svg:height="4.839cm"/>
          <chart:axis chart:dimension="x" chart:name="primary-x" chart:style-name="ch5">
            <chart:title svg:x="6.668cm" svg:y="7.999cm" chart:style-name="ch6">
              <text:p>Tiempo (s)</text:p>
            </chart:title>
          </chart:axis>
          <chart:axis chart:dimension="y" chart:name="primary-y" chart:style-name="ch7">
            <chart:title svg:x="0.451cm" svg:y="6.053cm" chart:style-name="ch8">
              <text:p>Posición (m/s)</text:p>
            </chart:title>
            <chart:grid chart:style-name="ch9" chart:class="major"/>
          </chart:axis>
          <chart:series chart:style-name="ch10" chart:values-cell-range-address="Sheet1.K5:Sheet1.K133" chart:label-cell-address="Sheet1.K4:Sheet1.K4" chart:class="chart:scatter">
            <chart:domain table:cell-range-address="Sheet1.J5:Sheet1.J133"/>
            <chart:data-point chart:repeated="1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y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5:Sheet1.J133</svg:desc>
                </draw:g>
              </table:table-cell>
              <table:table-cell office:value-type="float" office:value="201">
                <text:p>201</text:p>
                <draw:g>
                  <svg:desc>Sheet1.K5:Sheet1.K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00.987775">
                <text:p>200.987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00.9511">
                <text:p>200.9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200.889975">
                <text:p>200.88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00.8044">
                <text:p>200.8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200.694375">
                <text:p>200.69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200.5599">
                <text:p>200.5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200.400975">
                <text:p>200.400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00.2176">
                <text:p>200.2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00.009775">
                <text:p>200.009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99.7775">
                <text:p>199.7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99.520775">
                <text:p>199.52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99.2396">
                <text:p>199.2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98.933975">
                <text:p>198.933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98.6039">
                <text:p>198.6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98.249375">
                <text:p>198.24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97.8704">
                <text:p>197.8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97.466975">
                <text:p>197.466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97.0391">
                <text:p>197.0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96.586775">
                <text:p>196.586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6.11">
                <text:p>19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95.608775">
                <text:p>195.608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95.0831">
                <text:p>195.08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94.532975">
                <text:p>194.532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93.9584">
                <text:p>193.9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93.359375">
                <text:p>193.35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92.7359">
                <text:p>192.7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92.087975">
                <text:p>192.087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191.4156">
                <text:p>191.4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190.718775">
                <text:p>190.718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189.9975">
                <text:p>189.9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189.251775">
                <text:p>189.251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88.4816">
                <text:p>188.4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87.686975">
                <text:p>187.6869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86.8679">
                <text:p>186.8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86.024375">
                <text:p>186.02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85.1564">
                <text:p>185.1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84.263975">
                <text:p>184.263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83.3471">
                <text:p>183.3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82.405775">
                <text:p>182.4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81.44">
                <text:p>181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80.449775">
                <text:p>180.449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79.4351">
                <text:p>179.4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78.395975">
                <text:p>178.395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77.3324">
                <text:p>177.3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76.244375">
                <text:p>176.24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75.1319">
                <text:p>175.1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73.994975">
                <text:p>173.994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72.8336">
                <text:p>172.8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71.647775">
                <text:p>171.647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70.4375">
                <text:p>170.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69.202775">
                <text:p>169.202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67.9436">
                <text:p>167.9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66.659975">
                <text:p>166.659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65.3519">
                <text:p>165.35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64.019375">
                <text:p>164.019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62.6624">
                <text:p>162.6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61.280975">
                <text:p>161.280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59.8751">
                <text:p>159.87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58.444775">
                <text:p>158.444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56.99">
                <text:p>156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55.510775">
                <text:p>155.510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54.0071">
                <text:p>154.0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52.478975">
                <text:p>152.478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50.9264">
                <text:p>150.9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49.349375">
                <text:p>149.349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47.7479">
                <text:p>147.7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46.121975">
                <text:p>146.121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44.4716">
                <text:p>144.4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42.796775">
                <text:p>142.796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41.0975">
                <text:p>141.0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39.373775">
                <text:p>139.373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37.6256">
                <text:p>137.6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35.852975">
                <text:p>135.852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34.0559">
                <text:p>134.05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132.234375">
                <text:p>132.23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130.3884">
                <text:p>130.38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128.517975">
                <text:p>128.517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126.6231">
                <text:p>126.6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124.703775">
                <text:p>124.703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122.76">
                <text:p>122.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120.791775">
                <text:p>120.791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118.7991">
                <text:p>118.7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116.781975">
                <text:p>116.781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114.7404">
                <text:p>114.7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112.674375">
                <text:p>112.67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110.5839">
                <text:p>110.5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108.468975">
                <text:p>108.468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106.3296">
                <text:p>106.3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104.165775">
                <text:p>104.165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101.9775">
                <text:p>101.97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99.7647750000004">
                <text:p>99.76477500000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97.5276000000004">
                <text:p>97.5276000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95.2659750000004">
                <text:p>95.265975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2.9799000000004">
                <text:p>92.979900000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0.6693750000004">
                <text:p>90.669375000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88.3344000000004">
                <text:p>88.3344000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85.9749750000004">
                <text:p>85.9749750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83.5911000000005">
                <text:p>83.5911000000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81.1827750000005">
                <text:p>81.1827750000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78.7500000000005">
                <text:p>78.7500000000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76.2927750000005">
                <text:p>76.2927750000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73.8111000000005">
                <text:p>73.8111000000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71.3049750000005">
                <text:p>71.3049750000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68.7744000000005">
                <text:p>68.7744000000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66.2193750000006">
                <text:p>66.21937500000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63.6399000000006">
                <text:p>63.6399000000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61.0359750000006">
                <text:p>61.03597500000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58.4076000000006">
                <text:p>58.4076000000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55.7547750000006">
                <text:p>55.7547750000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53.0775000000006">
                <text:p>53.0775000000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50.3757750000006">
                <text:p>50.3757750000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47.6496000000006">
                <text:p>47.6496000000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44.8989750000007">
                <text:p>44.89897500000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42.1239000000007">
                <text:p>42.12390000000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39.3243750000007">
                <text:p>39.3243750000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36.5004000000007">
                <text:p>36.5004000000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33.6519750000008">
                <text:p>33.65197500000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30.7791000000008">
                <text:p>30.7791000000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27.8817750000008">
                <text:p>27.8817750000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24.9600000000008">
                <text:p>24.9600000000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22.0137750000008">
                <text:p>22.0137750000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9.0431000000008">
                <text:p>19.04310000000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6.0479750000009">
                <text:p>16.04797500000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3.0284000000009">
                <text:p>13.02840000000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9.98437500000088">
                <text:p>9.984375000000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6.9159000000009">
                <text:p>6.9159000000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3.82297500000092">
                <text:p>3.82297500000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0.705600000000942">
                <text:p>0.705600000000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07cm" svg:height="9cm" xlink:href=".." xlink:type="simple" chart:class="chart:scatter" chart:style-name="ch1">
        <chart:title svg:x="6.06cm" svg:y="0.316cm" chart:style-name="ch2">
          <text:p>Analítico</text:p>
        </chart:title>
        <chart:subtitle svg:x="5.874cm" svg:y="1.275cm" chart:style-name="ch3">
          <text:p>Velocidades</text:p>
        </chart:subtitle>
        <chart:plot-area chart:style-name="ch4" table:cell-range-address="Sheet1.J4:Sheet1.J133 Sheet1.L5:Sheet1.L133" chart:data-source-has-labels="row" svg:x="1.291cm" svg:y="2.138cm" svg:width="12.436cm" svg:height="5.701cm">
          <chart:coordinate-region svg:x="2.018cm" svg:y="2.337cm" svg:width="11.615cm" svg:height="5.303cm"/>
          <chart:axis chart:dimension="x" chart:name="primary-x" chart:style-name="ch5">
            <chart:title svg:x="6.684cm" svg:y="8.019cm" chart:style-name="ch6">
              <text:p>Tiempo (s)</text:p>
            </chart:title>
          </chart:axis>
          <chart:axis chart:dimension="y" chart:name="primary-y" chart:style-name="ch7">
            <chart:title svg:x="0.451cm" svg:y="6.17cm" chart:style-name="ch8">
              <text:p>Velocidad (m/s)</text:p>
            </chart:title>
            <chart:grid chart:style-name="ch9" chart:class="major"/>
          </chart:axis>
          <chart:series chart:style-name="ch10" chart:values-cell-range-address="Sheet1.L5:Sheet1.L133" chart:label-cell-address="Sheet1.J4:Sheet1.J4" chart:class="chart:scatter">
            <chart:domain table:cell-range-address="Sheet1.J5:Sheet1.J133"/>
            <chart:data-point chart:repeated="1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</text:p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5:Sheet1.J133</svg:desc>
                </draw:g>
              </table:table-cell>
              <table:table-cell office:value-type="float" office:value="0">
                <text:p>0</text:p>
                <draw:g>
                  <svg:desc>Sheet1.L5:Sheet1.L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489">
                <text:p>-0.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978">
                <text:p>-0.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1.467">
                <text:p>-1.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1.956">
                <text:p>-1.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2.445">
                <text:p>-2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2.934">
                <text:p>-2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3.423">
                <text:p>-3.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3.912">
                <text:p>-3.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4.401">
                <text:p>-4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5.379">
                <text:p>-5.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5.868">
                <text:p>-5.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6.357">
                <text:p>-6.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6.846">
                <text:p>-6.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7.335">
                <text:p>-7.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7.824">
                <text:p>-7.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-8.313">
                <text:p>-8.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-8.802">
                <text:p>-8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-9.291">
                <text:p>-9.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9.78">
                <text:p>-9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-10.269">
                <text:p>-10.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-10.758">
                <text:p>-10.7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-11.247">
                <text:p>-11.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-11.736">
                <text:p>-11.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-12.225">
                <text:p>-12.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-12.714">
                <text:p>-12.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-13.203">
                <text:p>-13.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-13.692">
                <text:p>-13.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-14.181">
                <text:p>-14.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-14.67">
                <text:p>-14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-15.159">
                <text:p>-15.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-15.648">
                <text:p>-15.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16.137">
                <text:p>-16.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-16.626">
                <text:p>-16.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-17.115">
                <text:p>-17.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-17.604">
                <text:p>-17.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-18.093">
                <text:p>-18.0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-18.582">
                <text:p>-18.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-19.071">
                <text:p>-19.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19.56">
                <text:p>-19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-20.049">
                <text:p>-20.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-20.538">
                <text:p>-20.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-21.027">
                <text:p>-21.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-21.516">
                <text:p>-21.5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-22.005">
                <text:p>-22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-22.494">
                <text:p>-22.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-22.983">
                <text:p>-22.9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-23.472">
                <text:p>-23.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-23.961">
                <text:p>-23.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-24.45">
                <text:p>-24.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-24.939">
                <text:p>-24.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-25.428">
                <text:p>-25.4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-25.917">
                <text:p>-25.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-26.406">
                <text:p>-26.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-26.895">
                <text:p>-26.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-27.384">
                <text:p>-27.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-27.873">
                <text:p>-27.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-28.362">
                <text:p>-28.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-28.851">
                <text:p>-28.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-29.34">
                <text:p>-29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29.829">
                <text:p>-29.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-30.318">
                <text:p>-30.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-30.807">
                <text:p>-30.8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-31.296">
                <text:p>-31.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-31.785">
                <text:p>-31.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-32.274">
                <text:p>-32.2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-32.763">
                <text:p>-32.7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-33.252">
                <text:p>-33.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-33.741">
                <text:p>-33.7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-34.23">
                <text:p>-34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-34.719">
                <text:p>-34.7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-35.208">
                <text:p>-35.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-35.6969999999999">
                <text:p>-35.696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-36.186">
                <text:p>-36.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36.675">
                <text:p>-36.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37.1639999999999">
                <text:p>-37.163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-37.6529999999999">
                <text:p>-37.652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-38.1419999999999">
                <text:p>-38.141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-38.6309999999999">
                <text:p>-38.630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-39.1199999999999">
                <text:p>-39.11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-39.6089999999999">
                <text:p>-39.608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-40.0979999999999">
                <text:p>-40.097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-40.5869999999999">
                <text:p>-40.5869999999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-41.0759999999999">
                <text:p>-41.075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-41.5649999999999">
                <text:p>-41.564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-42.0539999999999">
                <text:p>-42.053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-42.5429999999999">
                <text:p>-42.542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-43.0319999999999">
                <text:p>-43.031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-43.5209999999999">
                <text:p>-43.520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-44.0099999999999">
                <text:p>-44.00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-44.4989999999999">
                <text:p>-44.498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-44.9879999999999">
                <text:p>-44.987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-45.4769999999999">
                <text:p>-45.476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-45.9659999999999">
                <text:p>-45.965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-46.4549999999999">
                <text:p>-46.454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-46.9439999999999">
                <text:p>-46.943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-47.4329999999999">
                <text:p>-47.432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-47.9219999999999">
                <text:p>-47.921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-48.4109999999999">
                <text:p>-48.410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-48.8999999999999">
                <text:p>-48.899999999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-49.3889999999999">
                <text:p>-49.388999999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-49.8779999999999">
                <text:p>-49.8779999999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-50.3669999999999">
                <text:p>-50.36699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-50.8559999999999">
                <text:p>-50.855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-51.3449999999999">
                <text:p>-51.34499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-51.8339999999999">
                <text:p>-51.8339999999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-52.3229999999999">
                <text:p>-52.322999999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-52.8119999999999">
                <text:p>-52.811999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-53.3009999999999">
                <text:p>-53.3009999999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-53.7899999999999">
                <text:p>-53.789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-54.2789999999999">
                <text:p>-54.2789999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-54.7679999999999">
                <text:p>-54.76799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-55.2569999999999">
                <text:p>-55.256999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-55.7459999999999">
                <text:p>-55.7459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-56.2349999999999">
                <text:p>-56.2349999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-56.7239999999999">
                <text:p>-56.7239999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-57.2129999999999">
                <text:p>-57.212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-57.7019999999999">
                <text:p>-57.701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-58.1909999999999">
                <text:p>-58.1909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-58.6799999999999">
                <text:p>-58.6799999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-59.1689999999999">
                <text:p>-59.1689999999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-59.6579999999999">
                <text:p>-59.657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-60.1469999999999">
                <text:p>-60.1469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-60.6359999999999">
                <text:p>-60.6359999999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-61.1249999999999">
                <text:p>-61.124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-61.6139999999999">
                <text:p>-61.613999999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-62.1029999999999">
                <text:p>-62.1029999999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-62.5919999999999">
                <text:p>-62.591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